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4.9674in" table:align="left"/>
    </style:style>
    <style:style style:name="Table1.A" style:family="table-column">
      <style:table-column-properties style:column-width="1.1118in"/>
    </style:style>
    <style:style style:name="Table1.C" style:family="table-column">
      <style:table-column-properties style:column-width="0.9042in"/>
    </style:style>
    <style:style style:name="Table1.E" style:family="table-column">
      <style:table-column-properties style:column-width="0.9354in"/>
    </style:style>
    <style:style style:name="Table1.A1" style:family="table-cell">
      <style:table-cell-properties style:vertical-align="middle" fo:padding="0.0194in" fo:border="none"/>
    </style:style>
    <style:style style:name="Table2" style:family="table">
      <style:table-properties style:width="5.0639in" table:align="left"/>
    </style:style>
    <style:style style:name="Table2.A" style:family="table-column">
      <style:table-column-properties style:column-width="0.6854in"/>
    </style:style>
    <style:style style:name="Table2.B" style:family="table-column">
      <style:table-column-properties style:column-width="1.5736in"/>
    </style:style>
    <style:style style:name="Table2.C" style:family="table-column">
      <style:table-column-properties style:column-width="2.8049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884in"/>
    </style:style>
    <style:style style:name="Table3.B" style:family="table-column">
      <style:table-column-properties style:column-width="1.7569in"/>
    </style:style>
    <style:style style:name="Table3.C" style:family="table-column">
      <style:table-column-properties style:column-width="3.0521in"/>
    </style:style>
    <style:style style:name="Table3.A1" style:family="table-cell">
      <style:table-cell-properties style:vertical-align="middle" fo:padding="0.0194in" fo:border="none"/>
    </style:style>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Preformatted_20_Text">
      <style:paragraph-properties fo:margin-top="0in" fo:margin-bottom="0.1965in" style:contextual-spacing="false"/>
    </style:style>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list-style-name="L11"/>
    <style:style style:name="P23" style:family="paragraph" style:parent-style-name="Text_20_body" style:list-style-name="L12">
      <style:paragraph-properties fo:margin-top="0in" fo:margin-bottom="0in" style:contextual-spacing="false" fo:orphans="1"/>
    </style:style>
    <style:style style:name="P24" style:family="paragraph" style:parent-style-name="Text_20_body" style:list-style-name="L12">
      <style:paragraph-properties fo:orphans="1"/>
    </style:style>
    <style:style style:name="P25" style:family="paragraph" style:parent-style-name="Heading_20_3">
      <style:paragraph-properties fo:orphans="1"/>
    </style:style>
    <style:style style:name="P26" style:family="paragraph" style:parent-style-name="Text_20_body" style:list-style-name="L13">
      <style:paragraph-properties fo:margin-top="0in" fo:margin-bottom="0in" style:contextual-spacing="false" fo:orphans="1"/>
    </style:style>
    <style:style style:name="P27" style:family="paragraph" style:parent-style-name="Text_20_body" style:list-style-name="L13">
      <style:paragraph-properties fo:orphans="1"/>
    </style:style>
    <style:style style:name="P28" style:family="paragraph" style:parent-style-name="Text_20_body">
      <style:paragraph-properties fo:orphans="1"/>
    </style:style>
    <style:style style:name="P29" style:family="paragraph" style:parent-style-name="Heading_20_2">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style>
    <style:style style:name="P31" style:family="paragraph" style:parent-style-name="Heading_20_1">
      <style:paragraph-properties fo:margin-left="0in" fo:margin-right="0in" fo:text-indent="0in" style:auto-text-indent="false"/>
    </style:style>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4"/>
    <style:style style:name="P34" style:family="paragraph" style:parent-style-name="Heading_20_3">
      <style:paragraph-properties fo:margin-left="0in" fo:margin-right="0in" fo:text-indent="0in" style:auto-text-indent="false"/>
    </style:style>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5"/>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6"/>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7"/>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8"/>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19"/>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0"/>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1"/>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2"/>
    <style:style style:name="P51" style:family="paragraph" style:parent-style-name="Text_20_body" style:list-style-name="L23">
      <style:paragraph-properties fo:margin-top="0in" fo:margin-bottom="0in" style:contextual-spacing="false" fo:orphans="1"/>
    </style:style>
    <style:style style:name="P52" style:family="paragraph" style:parent-style-name="Text_20_body" style:list-style-name="L23">
      <style:paragraph-properties fo:orphans="1"/>
    </style:style>
    <style:style style:name="P53" style:family="paragraph" style:parent-style-name="Text_20_body" style:list-style-name="L24">
      <style:paragraph-properties fo:margin-top="0in" fo:margin-bottom="0in" style:contextual-spacing="false" fo:orphans="1"/>
    </style:style>
    <style:style style:name="P54" style:family="paragraph" style:parent-style-name="Text_20_body" style:list-style-name="L24">
      <style:paragraph-properties fo:orphans="1"/>
    </style:style>
    <style:style style:name="P55" style:family="paragraph" style:parent-style-name="Text_20_body" style:list-style-name="L25">
      <style:paragraph-properties fo:margin-top="0in" fo:margin-bottom="0in" style:contextual-spacing="false" fo:orphans="1"/>
    </style:style>
    <style:style style:name="P56" style:family="paragraph" style:parent-style-name="Text_20_body" style:list-style-name="L25">
      <style:paragraph-properties fo:orphans="1"/>
    </style:style>
    <style:style style:name="P57" style:family="paragraph" style:parent-style-name="Text_20_body" style:list-style-name="L26">
      <style:paragraph-properties fo:margin-top="0in" fo:margin-bottom="0in" style:contextual-spacing="false" fo:orphans="1"/>
    </style:style>
    <style:style style:name="P58" style:family="paragraph" style:parent-style-name="Text_20_body" style:list-style-name="L26">
      <style:paragraph-properties fo:orphans="1"/>
    </style:style>
    <style:style style:name="P59" style:family="paragraph" style:parent-style-name="Heading_20_2">
      <style:paragraph-properties fo:orphans="1"/>
    </style:style>
    <style:style style:name="P60" style:family="paragraph" style:parent-style-name="Heading_20_1">
      <style:paragraph-properties fo:orphans="1"/>
    </style:style>
    <style:style style:name="P61" style:family="paragraph" style:parent-style-name="Text_20_body" style:list-style-name="L27">
      <style:paragraph-properties fo:margin-top="0in" fo:margin-bottom="0in" style:contextual-spacing="false"/>
    </style:style>
    <style:style style:name="P62" style:family="paragraph" style:parent-style-name="Text_20_body" style:list-style-name="L27"/>
    <style:style style:name="P63" style:family="paragraph" style:parent-style-name="Text_20_body" style:list-style-name="L28">
      <style:paragraph-properties fo:margin-top="0in" fo:margin-bottom="0in" style:contextual-spacing="false"/>
    </style:style>
    <style:style style:name="P64" style:family="paragraph" style:parent-style-name="Text_20_body" style:list-style-name="L28"/>
    <style:style style:name="P65" style:family="paragraph" style:parent-style-name="Text_20_body" style:list-style-name="L29">
      <style:paragraph-properties fo:margin-top="0in" fo:margin-bottom="0in" style:contextual-spacing="false"/>
    </style:style>
    <style:style style:name="P66" style:family="paragraph" style:parent-style-name="Text_20_body" style:list-style-name="L29"/>
    <style:style style:name="P67" style:family="paragraph" style:parent-style-name="Text_20_body" style:list-style-name="L30">
      <style:paragraph-properties fo:margin-top="0in" fo:margin-bottom="0in" style:contextual-spacing="false"/>
    </style:style>
    <style:style style:name="P68" style:family="paragraph" style:parent-style-name="Text_20_body" style:list-style-name="L30"/>
    <style:style style:name="P69" style:family="paragraph" style:parent-style-name="Text_20_body" style:list-style-name="L31">
      <style:paragraph-properties fo:margin-top="0in" fo:margin-bottom="0in" style:contextual-spacing="false"/>
    </style:style>
    <style:style style:name="P70" style:family="paragraph" style:parent-style-name="Text_20_body" style:list-style-name="L31"/>
    <style:style style:name="P71" style:family="paragraph" style:parent-style-name="Text_20_body" style:list-style-name="L32">
      <style:paragraph-properties fo:margin-top="0in" fo:margin-bottom="0in" style:contextual-spacing="false"/>
    </style:style>
    <style:style style:name="P72" style:family="paragraph" style:parent-style-name="Text_20_body" style:list-style-name="L32"/>
    <style:style style:name="P73" style:family="paragraph" style:parent-style-name="Text_20_body" style:list-style-name="L33">
      <style:paragraph-properties fo:margin-top="0in" fo:margin-bottom="0in" style:contextual-spacing="false"/>
    </style:style>
    <style:style style:name="P74" style:family="paragraph" style:parent-style-name="Text_20_body" style:list-style-name="L33"/>
    <style:style style:name="P75" style:family="paragraph" style:parent-style-name="Text_20_body">
      <style:paragraph-properties fo:margin-left="0in" fo:margin-right="0in" fo:margin-top="0in" fo:margin-bottom="0in" style:contextual-spacing="false"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h text:style-name="Heading_20_2" text:outline-level="2">Phase 2, Topic 1: What is Selenium?</text:h>
      <text:p text:style-name="Text_20_body"><text:span text:style-name="Strong_20_Emphasis">Selenium</text:span> is an open-source automation testing framework primarily used for automating web applications. It allows you to programmatically control web browsers and simulate user interactions like clicking buttons, filling forms, and navigating between pages.</text:p>
      <text:h text:style-name="Heading_20_3" text:outline-level="3">Key Points about Selenium:</text:h>
      <text:p text:style-name="Text_20_body"><text:span text:style-name="Strong_20_Emphasis">What Selenium Does:</text:span></text:p>
      <text:list text:style-name="L1">
        <text:list-item>
          <text:p text:style-name="P1">Automates web browser interactions </text:p>
        </text:list-item>
        <text:list-item>
          <text:p text:style-name="P1">Simulates user actions (clicks, typing, scrolling) </text:p>
        </text:list-item>
        <text:list-item>
          <text:p text:style-name="P1">Validates web page content and behavior </text:p>
        </text:list-item>
        <text:list-item>
          <text:p text:style-name="P2">Supports cross-browser testing </text:p>
        </text:list-item>
      </text:list>
      <text:p text:style-name="Text_20_body"><text:span text:style-name="Strong_20_Emphasis">Use Cases:</text:span></text:p>
      <text:list text:style-name="L2">
        <text:list-item>
          <text:p text:style-name="P3"><text:span text:style-name="Strong_20_Emphasis">Functional Testing</text:span>: Verify that web features work as expected </text:p>
        </text:list-item>
        <text:list-item>
          <text:p text:style-name="P3"><text:span text:style-name="Strong_20_Emphasis">Regression Testing</text:span>: Ensure new code doesn't break existing functionality </text:p>
        </text:list-item>
        <text:list-item>
          <text:p text:style-name="P3"><text:span text:style-name="Strong_20_Emphasis">Data Extraction</text:span>: Scrape information from websites </text:p>
        </text:list-item>
        <text:list-item>
          <text:p text:style-name="P4"><text:span text:style-name="Strong_20_Emphasis">Repetitive Task Automation</text:span>: Automate boring, repetitive web tasks </text:p>
        </text:list-item>
      </text:list>
      <text:p text:style-name="Text_20_body"><text:span text:style-name="Strong_20_Emphasis">Browsers Supported:</text:span></text:p>
      <text:list text:style-name="L3">
        <text:list-item>
          <text:p text:style-name="P5">Chrome (most popular) </text:p>
        </text:list-item>
        <text:list-item>
          <text:p text:style-name="P5">Firefox </text:p>
        </text:list-item>
        <text:list-item>
          <text:p text:style-name="P5">Edge </text:p>
        </text:list-item>
        <text:list-item>
          <text:p text:style-name="P5">Safari </text:p>
        </text:list-item>
        <text:list-item>
          <text:p text:style-name="P6">Opera </text:p>
        </text:list-item>
      </text:list>
      <text:p text:style-name="Text_20_body"><text:span text:style-name="Strong_20_Emphasis">Selenium Components:</text:span></text:p>
      <text:list text:style-name="L4">
        <text:list-item>
          <text:p text:style-name="P7"><text:span text:style-name="Strong_20_Emphasis">Selenium WebDriver</text:span>: The main tool we'll use - controls browsers directly </text:p>
        </text:list-item>
        <text:list-item>
          <text:p text:style-name="P7"><text:span text:style-name="Strong_20_Emphasis">Selenium IDE</text:span>: Browser extension for record/playback (beginner-friendly) </text:p>
        </text:list-item>
        <text:list-item>
          <text:p text:style-name="P8"><text:span text:style-name="Strong_20_Emphasis">Selenium Grid</text:span>: For running tests across multiple machines/browsers </text:p>
        </text:list-item>
      </text:list>
      <text:h text:style-name="Heading_20_3" text:outline-level="3">Why Selenium with Python?</text:h>
      <text:list text:style-name="L5">
        <text:list-item>
          <text:p text:style-name="P9">Python's simple syntax makes automation scripts easy to read and maintain </text:p>
        </text:list-item>
        <text:list-item>
          <text:p text:style-name="P9">Large community and extensive documentation </text:p>
        </text:list-item>
        <text:list-item>
          <text:p text:style-name="P9">Great integration with testing frameworks like pytest </text:p>
        </text:list-item>
        <text:list-item>
          <text:p text:style-name="P10">Rich ecosystem of supporting libraries </text:p>
        </text:list-item>
      </text:list>
      <text:h text:style-name="Heading_20_3" text:outline-level="3">Real-World Example:</text:h>
      <text:p text:style-name="Text_20_body">Instead of manually testing a login form 50 times across different browsers, you can write a Selenium script that:</text:p>
      <text:list text:style-name="L6">
        <text:list-item>
          <text:p text:style-name="P11">Opens the browser </text:p>
        </text:list-item>
        <text:list-item>
          <text:p text:style-name="P11">Navigates to the login page </text:p>
        </text:list-item>
        <text:list-item>
          <text:p text:style-name="P11"><text:soft-page-break/>Enters username and password </text:p>
        </text:list-item>
        <text:list-item>
          <text:p text:style-name="P11">Clicks login button </text:p>
        </text:list-item>
        <text:list-item>
          <text:p text:style-name="P11">Verifies successful login </text:p>
        </text:list-item>
        <text:list-item>
          <text:p text:style-name="P12">Repeats across Chrome, Firefox, Edge automatically </text:p>
        </text:list-item>
      </text:list>
      <text:p text:style-name="Horizontal_20_Line"/>
      <text:h text:style-name="Heading_20_2" text:outline-level="2">Phase 2, Topic 2: Setup</text:h>
      <text:h text:style-name="Heading_20_1" text:outline-level="1">Selenium Setup Guide</text:h>
      <text:h text:style-name="Heading_20_2" text:outline-level="2">Prerequisites</text:h>
      <text:list text:style-name="L7">
        <text:list-item>
          <text:p text:style-name="P13">Python 3.7+ installed on your system </text:p>
        </text:list-item>
        <text:list-item>
          <text:p text:style-name="P14">Basic command line knowledge </text:p>
        </text:list-item>
      </text:list>
      <text:h text:style-name="Heading_20_2" text:outline-level="2">Step 1: Install Selenium</text:h>
      <text:p text:style-name="Text_20_body">Open your terminal/command prompt and run:</text:p>
      <text:p text:style-name="P15"><text:span text:style-name="Source_20_Text">pip install selenium</text:span></text:p>
      <text:p text:style-name="Text_20_body">To verify installation:</text:p>
      <text:p text:style-name="P15"><text:span text:style-name="Source_20_Text">pip show selenium</text:span></text:p>
      <text:h text:style-name="Heading_20_2" text:outline-level="2">Step 2: Install WebDriver Manager (Recommended 2025 Approach)</text:h>
      <text:p text:style-name="Text_20_body">Instead of manually downloading browser drivers, use webdriver-manager:</text:p>
      <text:p text:style-name="P15"><text:span text:style-name="Source_20_Text">pip install webdriver-manager</text:span></text:p>
      <text:p text:style-name="Text_20_body">This tool automatically downloads and manages browser drivers for you!</text:p>
      <text:h text:style-name="Heading_20_2" text:outline-level="2">Step 3: Alternative - Manual Driver Installation</text:h>
      <text:p text:style-name="Text_20_body">If you prefer manual setup:</text:p>
      <text:h text:style-name="Heading_20_3" text:outline-level="3">For Chrome:</text:h>
      <text:list text:style-name="L8">
        <text:list-item>
          <text:p text:style-name="P16">Check your Chrome version: <text:span text:style-name="Source_20_Text">chrome://version/</text:span> </text:p>
        </text:list-item>
        <text:list-item>
          <text:p text:style-name="P16">Download ChromeDriver from: https://chromedriver.chromium.org/ </text:p>
        </text:list-item>
        <text:list-item>
          <text:p text:style-name="P17">Extract and place in your PATH or project folder </text:p>
        </text:list-item>
      </text:list>
      <text:h text:style-name="Heading_20_3" text:outline-level="3">For Firefox:</text:h>
      <text:list text:style-name="L9">
        <text:list-item>
          <text:p text:style-name="P18">Download geckodriver from: https://github.com/mozilla/geckodriver/releases </text:p>
        </text:list-item>
        <text:list-item>
          <text:p text:style-name="P19">Extract and place in your PATH or project folder </text:p>
        </text:list-item>
      </text:list>
      <text:h text:style-name="Heading_20_3" text:outline-level="3"><text:soft-page-break/>For Edge:</text:h>
      <text:list text:style-name="L10">
        <text:list-item>
          <text:p text:style-name="P20">Download EdgeDriver from: https://developer.microsoft.com/en-us/microsoft-edge/tools/webdriver/ </text:p>
        </text:list-item>
      </text:list>
      <text:h text:style-name="Heading_20_2" text:outline-level="2">Step 4: Verify Setup</text:h>
      <text:p text:style-name="Text_20_body">Create a test file <text:span text:style-name="Source_20_Text">test_setup.py</text:span>:</text:p>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
      <text:p text:style-name="Preformatted_20_Text"><text:span text:style-name="Source_20_Text"># Using webdriver-manager (recommended)</text:span></text:p>
      <text:p text:style-name="Preformatted_20_Text"><text:span text:style-name="Source_20_Text">driver = webdriver.Chrome(service=Service(ChromeDriverManager().install()))</text:span></text:p>
      <text:p text:style-name="Preformatted_20_Text"/>
      <text:p text:style-name="Preformatted_20_Text"><text:span text:style-name="Source_20_Text"># Test: Open Google</text:span></text:p>
      <text:p text:style-name="Preformatted_20_Text"><text:span text:style-name="Source_20_Text">driver.get("https://www.google.com")</text:span></text:p>
      <text:p text:style-name="Preformatted_20_Text"><text:span text:style-name="Source_20_Text">print("Page title:", driver.title)</text:span></text:p>
      <text:p text:style-name="Preformatted_20_Text"/>
      <text:p text:style-name="Preformatted_20_Text"><text:span text:style-name="Source_20_Text"># Close browser</text:span></text:p>
      <text:p text:style-name="Preformatted_20_Text"><text:span text:style-name="Source_20_Text">driver.quit()</text:span></text:p>
      <text:p text:style-name="P15"><text:span text:style-name="Source_20_Text">print("Setup successful!")</text:span></text:p>
      <text:p text:style-name="Text_20_body">Run the test:</text:p>
      <text:p text:style-name="P15"><text:span text:style-name="Source_20_Text">python test_setup.py</text:span></text:p>
      <text:h text:style-name="Heading_20_2" text:outline-level="2">Common Setup Issues &amp; Solutions</text:h>
      <text:h text:style-name="Heading_20_3" text:outline-level="3">Issue 1: "chromedriver not found"</text:h>
      <text:p text:style-name="Text_20_body"><text:span text:style-name="Strong_20_Emphasis">Solution</text:span>: Use webdriver-manager or add driver to PATH</text:p>
      <text:h text:style-name="Heading_20_3" text:outline-level="3">Issue 2: Chrome version mismatch</text:h>
      <text:p text:style-name="Text_20_body"><text:span text:style-name="Strong_20_Emphasis">Solution</text:span>: Update Chrome browser or use webdriver-manager for auto-matching</text:p>
      <text:h text:style-name="Heading_20_3" text:outline-level="3">Issue 3: Permission denied (Mac/Linux)</text:h>
      <text:p text:style-name="Text_20_body"><text:span text:style-name="Strong_20_Emphasis">Solution</text:span>: Make driver executable:</text:p>
      <text:p text:style-name="P15"><text:span text:style-name="Source_20_Text">chmod +x chromedriver</text:span></text:p>
      <text:h text:style-name="Heading_20_2" text:outline-level="2">Project Structure Setup</text:h>
      <text:p text:style-name="Text_20_body">Create a clean project structure:</text:p>
      <text:p text:style-name="Preformatted_20_Text"><text:span text:style-name="Source_20_Text">selenium_project/</text:span></text:p>
      <text:p text:style-name="Preformatted_20_Text"><text:span text:style-name="Source_20_Text">├── drivers/ <text:s text:c="9"/># Manual drivers (if not using webdriver-manager)</text:span></text:p>
      <text:p text:style-name="Preformatted_20_Text"><text:span text:style-name="Source_20_Text">├── tests/ <text:s text:c="10"/># Test files</text:span></text:p>
      <text:p text:style-name="Preformatted_20_Text"><text:span text:style-name="Source_20_Text">├── pages/ <text:s text:c="10"/># Page Object Model files (later)</text:span></text:p>
      <text:p text:style-name="Preformatted_20_Text"><text:span text:style-name="Source_20_Text">├── data/ <text:s text:c="11"/># Test data</text:span></text:p>
      <text:p text:style-name="Preformatted_20_Text"><text:span text:style-name="Source_20_Text">├── reports/ <text:s text:c="8"/># Test reports</text:span></text:p>
      <text:p text:style-name="P15"><text:span text:style-name="Source_20_Text">└── requirements.txt # Dependencies</text:span></text:p>
      <text:h text:style-name="Heading_20_3" text:outline-level="3"><text:soft-page-break/>requirements.txt</text:h>
      <text:p text:style-name="Preformatted_20_Text"><text:span text:style-name="Source_20_Text">selenium==4.15.0</text:span></text:p>
      <text:p text:style-name="Preformatted_20_Text"><text:span text:style-name="Source_20_Text">webdriver-manager==4.0.1</text:span></text:p>
      <text:p text:style-name="Preformatted_20_Text"><text:span text:style-name="Source_20_Text">pytest==7.4.3</text:span></text:p>
      <text:p text:style-name="P15"><text:span text:style-name="Source_20_Text">pytest-html==4.1.1</text:span></text:p>
      <text:p text:style-name="Text_20_body">Install all dependencies:</text:p>
      <text:p text:style-name="P15"><text:span text:style-name="Source_20_Text">pip install -r requirements.txt</text:span></text:p>
      <text:h text:style-name="Heading_20_2" text:outline-level="2">2025 Best Practices</text:h>
      <text:list text:style-name="L11">
        <text:list-item>
          <text:p text:style-name="P21"><text:span text:style-name="Strong_20_Emphasis">Always use webdriver-manager</text:span> - No more manual driver downloads! </text:p>
        </text:list-item>
        <text:list-item>
          <text:p text:style-name="P21"><text:span text:style-name="Strong_20_Emphasis">Use Service class</text:span> - Modern way to specify driver path </text:p>
        </text:list-item>
        <text:list-item>
          <text:p text:style-name="P21"><text:span text:style-name="Strong_20_Emphasis">Set browser options</text:span> - For headless mode, window size, etc. </text:p>
        </text:list-item>
        <text:list-item>
          <text:p text:style-name="P22"><text:span text:style-name="Strong_20_Emphasis">Use context managers</text:span> - For automatic cleanup (advanced topic) </text:p>
        </text:list-item>
      </text:list>
      <text:p text:style-name="Text_20_body">Great! Now you have Selenium properly installed. Let me show you a quick practical example to test your setup:</text:p>
      <text:p text:style-name="Text_20_body"># first_selenium_test.py</text:p>
      <text:p text:style-name="Text_20_body"># Your first Selenium automation script</text:p>
      <text:p text:style-name="Text_20_body"/>
      <text:p text:style-name="Text_20_body">from selenium import webdriver</text:p>
      <text:p text:style-name="Text_20_body">from selenium.webdriver.chrome.service import Service</text:p>
      <text:p text:style-name="Text_20_body">from webdriver_manager.chrome import ChromeDriverManager</text:p>
      <text:p text:style-name="Text_20_body">import time</text:p>
      <text:p text:style-name="Text_20_body"/>
      <text:p text:style-name="Text_20_body">def test_google_search():</text:p>
      <text:p text:style-name="Text_20_body"><text:s text:c="4"/>"""Simple test to verify Selenium setup works"""</text:p>
      <text:p text:style-name="Text_20_body"><text:s text:c="4"/></text:p>
      <text:p text:style-name="Text_20_body"><text:s text:c="4"/># Setup Chrome driver using webdriver-manager</text:p>
      <text:p text:style-name="Text_20_body"><text:s text:c="4"/>print("Setting up Chrome driver...")</text:p>
      <text:p text:style-name="Text_20_body"><text:s text:c="4"/>driver = webdriver.Chrome(service=Service(ChromeDriverManager().install()))</text:p>
      <text:p text:style-name="Text_20_body"><text:s text:c="4"/></text:p>
      <text:p text:style-name="Text_20_body"><text:s text:c="4"/>try:</text:p>
      <text:p text:style-name="Text_20_body"><text:s text:c="8"/># Navigate to Google</text:p>
      <text:p text:style-name="Text_20_body"><text:s text:c="8"/>print("Opening Google...")</text:p>
      <text:p text:style-name="Text_20_body"><text:s text:c="8"/>driver.get("https://www.google.com")</text:p>
      <text:p text:style-name="Text_20_body"><text:s text:c="8"/></text:p>
      <text:p text:style-name="Text_20_body"><text:soft-page-break/><text:s text:c="8"/># Verify we're on the right page</text:p>
      <text:p text:style-name="Text_20_body"><text:s text:c="8"/>print(f"Page title: {driver.title}")</text:p>
      <text:p text:style-name="Text_20_body"><text:s text:c="8"/>assert "Google" in driver.title</text:p>
      <text:p text:style-name="Text_20_body"><text:s text:c="8"/></text:p>
      <text:p text:style-name="Text_20_body"><text:s text:c="8"/># Wait a moment to see the page</text:p>
      <text:p text:style-name="Text_20_body"><text:s text:c="8"/>time.sleep(2)</text:p>
      <text:p text:style-name="Text_20_body"><text:s text:c="8"/></text:p>
      <text:p text:style-name="Text_20_body"><text:s text:c="8"/>print("✅ Setup successful! Browser opened and navigated to Google.")</text:p>
      <text:p text:style-name="Text_20_body"><text:s text:c="8"/></text:p>
      <text:p text:style-name="Text_20_body"><text:s text:c="4"/>except Exception as e:</text:p>
      <text:p text:style-name="Text_20_body"><text:s text:c="8"/>print(f"❌ Error occurred: {e}")</text:p>
      <text:p text:style-name="Text_20_body"><text:s text:c="8"/></text:p>
      <text:p text:style-name="Text_20_body"><text:s text:c="4"/>finally:</text:p>
      <text:p text:style-name="Text_20_body"><text:s text:c="8"/># Always close the browser</text:p>
      <text:p text:style-name="Text_20_body"><text:s text:c="8"/>print("Closing browser...")</text:p>
      <text:p text:style-name="Text_20_body"><text:s text:c="8"/>driver.quit()</text:p>
      <text:p text:style-name="Text_20_body"/>
      <text:p text:style-name="Text_20_body">if __name__ == "__main__":</text:p>
      <text:p text:style-name="Text_20_body"><text:s text:c="4"/>test_google_search()</text:p>
      <text:h text:style-name="Heading_20_3" text:outline-level="3">Key Setup Points:</text:h>
      <text:list text:style-name="L12">
        <text:list-item>
          <text:p text:style-name="P23"><text:span text:style-name="Strong_20_Emphasis">webdriver-manager</text:span> is the modern approach - it automatically handles driver downloads and version matching </text:p>
        </text:list-item>
        <text:list-item>
          <text:p text:style-name="P23"><text:span text:style-name="Strong_20_Emphasis">Service class</text:span> is the current best practice for specifying driver paths </text:p>
        </text:list-item>
        <text:list-item>
          <text:p text:style-name="P24">Always use <text:span text:style-name="Source_20_Text">driver.quit()</text:span> to properly close the browser and free up resources </text:p>
        </text:list-item>
      </text:list>
      <text:h text:style-name="P25" text:outline-level="3">Try This:</text:h>
      <text:list text:style-name="L13">
        <text:list-item>
          <text:p text:style-name="P26">Copy the setup guide and install the required packages </text:p>
        </text:list-item>
        <text:list-item>
          <text:p text:style-name="P26">Run the first Selenium test to verify everything works </text:p>
        </text:list-item>
        <text:list-item>
          <text:p text:style-name="P27">You should see Chrome browser open, navigate to Google, and then close automatically </text:p>
        </text:list-item>
      </text:list>
      <text:p text:style-name="P28"><text:span text:style-name="Strong_20_Emphasis">Any issues with the setup?</text:span> Common problems are usually related to Python PATH, Chrome version mismatches, or permissions. The webdriver-manager approach eliminates most of these issues.</text:p>
      <text:p text:style-name="P28">Ready for the next topic: <text:span text:style-name="Strong_20_Emphasis">"Launching Browsers"</text:span>? We'll explore different ways to start browsers, set browser options, and handle multiple browser types!</text:p>
      <text:h text:style-name="P29" text:outline-level="2"><text:soft-page-break/>Phase 2, Topic 3: Launching Browsers</text:h>
      <text:p text:style-name="Text_20_body">Now that Selenium is set up, let's learn different ways to launch and configure browsers. This is where your automation journey really begins!</text:p>
      <text:p text:style-name="P30"># browser_launching_examples.py</text:p>
      <text:p text:style-name="P30"># Complete guide to launching different browsers with Selenium</text:p>
      <text:p text:style-name="P30"/>
      <text:p text:style-name="P30">from selenium import webdriver</text:p>
      <text:p text:style-name="P30">from selenium.webdriver.chrome.service import Service</text:p>
      <text:p text:style-name="P30">from selenium.webdriver.chrome.options import Options as ChromeOptions</text:p>
      <text:p text:style-name="P30">from selenium.webdriver.firefox.options import Options as FirefoxOptions</text:p>
      <text:p text:style-name="P30">from selenium.webdriver.edge.options import Options as EdgeOptions</text:p>
      <text:p text:style-name="P30">from webdriver_manager.chrome import ChromeDriverManager</text:p>
      <text:p text:style-name="P30">from webdriver_manager.firefox import GeckoDriverManager</text:p>
      <text:p text:style-name="P30">from webdriver_manager.microsoft import EdgeChromiumDriverManager</text:p>
      <text:p text:style-name="P30">import time</text:p>
      <text:p text:style-name="P30"/>
      <text:p text:style-name="P30">def launch_basic_chrome():</text:p>
      <text:p text:style-name="P30"><text:s text:c="4"/>"""Basic Chrome browser launch"""</text:p>
      <text:p text:style-name="P30"><text:s text:c="4"/>print("🚀 Launching Basic Chrome...")</text:p>
      <text:p text:style-name="P30"><text:s text:c="4"/></text:p>
      <text:p text:style-name="P30"><text:s text:c="4"/># Simple Chrome launch</text:p>
      <text:p text:style-name="P30"><text:s text:c="4"/>driver = webdriver.Chrome(service=Service(ChromeDriverManager().install()))</text:p>
      <text:p text:style-name="P30"><text:s text:c="4"/></text:p>
      <text:p text:style-name="P30"><text:s text:c="4"/># Navigate to a website</text:p>
      <text:p text:style-name="P30"><text:s text:c="4"/>driver.get("https://www.example.com")</text:p>
      <text:p text:style-name="P30"><text:s text:c="4"/>print(f"Page title: {driver.title}")</text:p>
      <text:p text:style-name="P30"><text:s text:c="4"/></text:p>
      <text:p text:style-name="P30"><text:s text:c="4"/>time.sleep(3)</text:p>
      <text:p text:style-name="P30"><text:s text:c="4"/>driver.quit()</text:p>
      <text:p text:style-name="P30"><text:s text:c="4"/>print("✅ Chrome closed\n")</text:p>
      <text:p text:style-name="P30"/>
      <text:p text:style-name="P30">def launch_chrome_with_options():</text:p>
      <text:p text:style-name="P30"><text:soft-page-break/><text:s text:c="4"/>"""Chrome with custom options"""</text:p>
      <text:p text:style-name="P30"><text:s text:c="4"/>print("🚀 Launching Chrome with Custom Options...")</text:p>
      <text:p text:style-name="P30"><text:s text:c="4"/></text:p>
      <text:p text:style-name="P30"><text:s text:c="4"/># Create Chrome options</text:p>
      <text:p text:style-name="P30"><text:s text:c="4"/>chrome_options = ChromeOptions()</text:p>
      <text:p text:style-name="P30"><text:s text:c="4"/></text:p>
      <text:p text:style-name="P30"><text:s text:c="4"/># Add various options</text:p>
      <text:p text:style-name="P30"><text:s text:c="4"/>chrome_options.add_argument("--window-size=1920,1080") <text:s/># Set window size</text:p>
      <text:p text:style-name="P30"><text:s text:c="4"/>chrome_options.add_argument("--disable-notifications") <text:s/># Disable notifications</text:p>
      <text:p text:style-name="P30"><text:s text:c="4"/>chrome_options.add_argument("--disable-popup-blocking") # Disable popup blocking</text:p>
      <text:p text:style-name="P30"><text:s text:c="4"/>chrome_options.add_argument("--start-maximized") <text:s text:c="6"/># Start maximized</text:p>
      <text:p text:style-name="P30"><text:s text:c="4"/></text:p>
      <text:p text:style-name="P30"><text:s text:c="4"/># Optional: Run in headless mode (no GUI)</text:p>
      <text:p text:style-name="P30"><text:s text:c="4"/># chrome_options.add_argument("--headless")</text:p>
      <text:p text:style-name="P30"><text:s text:c="4"/></text:p>
      <text:p text:style-name="P30"><text:s text:c="4"/># Launch with options</text:p>
      <text:p text:style-name="P30"><text:s text:c="4"/>driver = webdriver.Chrome(</text:p>
      <text:p text:style-name="P30"><text:s text:c="8"/>service=Service(ChromeDriverManager().install()),</text:p>
      <text:p text:style-name="P30"><text:s text:c="8"/>options=chrome_options</text:p>
      <text:p text:style-name="P30"><text:s text:c="4"/>)</text:p>
      <text:p text:style-name="P30"><text:s text:c="4"/></text:p>
      <text:p text:style-name="P30"><text:s text:c="4"/>driver.get("https://www.python.org")</text:p>
      <text:p text:style-name="P30"><text:s text:c="4"/>print(f"Page title: {driver.title}")</text:p>
      <text:p text:style-name="P30"><text:s text:c="4"/>print(f"Window size: {driver.get_window_size()}")</text:p>
      <text:p text:style-name="P30"><text:s text:c="4"/></text:p>
      <text:p text:style-name="P30"><text:s text:c="4"/>time.sleep(3)</text:p>
      <text:p text:style-name="P30"><text:s text:c="4"/>driver.quit()</text:p>
      <text:p text:style-name="P30"><text:s text:c="4"/>print("✅ Chrome with options closed\n")</text:p>
      <text:p text:style-name="P30"/>
      <text:p text:style-name="P30">def launch_headless_chrome():</text:p>
      <text:p text:style-name="P30"><text:s text:c="4"/>"""Chrome in headless mode (no visible window)"""</text:p>
      <text:p text:style-name="P30"><text:s text:c="4"/>print("🚀 Launching Headless Chrome...")</text:p>
      <text:p text:style-name="P30"><text:soft-page-break/><text:s text:c="4"/></text:p>
      <text:p text:style-name="P30"><text:s text:c="4"/>chrome_options = ChromeOptions()</text:p>
      <text:p text:style-name="P30"><text:s text:c="4"/>chrome_options.add_argument("--headless") <text:s/># Run without GUI</text:p>
      <text:p text:style-name="P30"><text:s text:c="4"/>chrome_options.add_argument("--no-sandbox")</text:p>
      <text:p text:style-name="P30"><text:s text:c="4"/>chrome_options.add_argument("--disable-dev-shm-usage")</text:p>
      <text:p text:style-name="P30"><text:s text:c="4"/></text:p>
      <text:p text:style-name="P30"><text:s text:c="4"/>driver = webdriver.Chrome(</text:p>
      <text:p text:style-name="P30"><text:s text:c="8"/>service=Service(ChromeDriverManager().install()),</text:p>
      <text:p text:style-name="P30"><text:s text:c="8"/>options=chrome_options</text:p>
      <text:p text:style-name="P30"><text:s text:c="4"/>)</text:p>
      <text:p text:style-name="P30"><text:s text:c="4"/></text:p>
      <text:p text:style-name="P30"><text:s text:c="4"/>driver.get("https://httpbin.org/ip")</text:p>
      <text:p text:style-name="P30"><text:s text:c="4"/>print(f"Headless page title: {driver.title}")</text:p>
      <text:p text:style-name="P30"><text:s text:c="4"/>print("✅ Headless Chrome test completed\n")</text:p>
      <text:p text:style-name="P30"><text:s text:c="4"/></text:p>
      <text:p text:style-name="P30"><text:s text:c="4"/>driver.quit()</text:p>
      <text:p text:style-name="P30"/>
      <text:p text:style-name="P30">def launch_firefox():</text:p>
      <text:p text:style-name="P30"><text:s text:c="4"/>"""Firefox browser launch"""</text:p>
      <text:p text:style-name="P30"><text:s text:c="4"/>print("🚀 Launching Firefox...")</text:p>
      <text:p text:style-name="P30"><text:s text:c="4"/></text:p>
      <text:p text:style-name="P30"><text:s text:c="4"/># Firefox options</text:p>
      <text:p text:style-name="P30"><text:s text:c="4"/>firefox_options = FirefoxOptions()</text:p>
      <text:p text:style-name="P30"><text:s text:c="4"/># firefox_options.add_argument("--headless") <text:s/># Uncomment for headless</text:p>
      <text:p text:style-name="P30"><text:s text:c="4"/></text:p>
      <text:p text:style-name="P30"><text:s text:c="4"/>driver = webdriver.Firefox(</text:p>
      <text:p text:style-name="P30"><text:s text:c="8"/>service=Service(GeckoDriverManager().install()),</text:p>
      <text:p text:style-name="P30"><text:s text:c="8"/>options=firefox_options</text:p>
      <text:p text:style-name="P30"><text:s text:c="4"/>)</text:p>
      <text:p text:style-name="P30"><text:s text:c="4"/></text:p>
      <text:p text:style-name="P30"><text:s text:c="4"/>driver.get("https://www.mozilla.org")</text:p>
      <text:p text:style-name="P30"><text:s text:c="4"/>print(f"Firefox page title: {driver.title}")</text:p>
      <text:p text:style-name="P30"><text:soft-page-break/><text:s text:c="4"/></text:p>
      <text:p text:style-name="P30"><text:s text:c="4"/>time.sleep(3)</text:p>
      <text:p text:style-name="P30"><text:s text:c="4"/>driver.quit()</text:p>
      <text:p text:style-name="P30"><text:s text:c="4"/>print("✅ Firefox closed\n")</text:p>
      <text:p text:style-name="P30"/>
      <text:p text:style-name="P30">def launch_edge():</text:p>
      <text:p text:style-name="P30"><text:s text:c="4"/>"""Microsoft Edge browser launch"""</text:p>
      <text:p text:style-name="P30"><text:s text:c="4"/>print("🚀 Launching Microsoft Edge...")</text:p>
      <text:p text:style-name="P30"><text:s text:c="4"/></text:p>
      <text:p text:style-name="P30"><text:s text:c="4"/>edge_options = EdgeOptions()</text:p>
      <text:p text:style-name="P30"><text:s text:c="4"/>edge_options.add_argument("--start-maximized")</text:p>
      <text:p text:style-name="P30"><text:s text:c="4"/></text:p>
      <text:p text:style-name="P30"><text:s text:c="4"/>driver = webdriver.Edge(</text:p>
      <text:p text:style-name="P30"><text:s text:c="8"/>service=Service(EdgeChromiumDriverManager().install()),</text:p>
      <text:p text:style-name="P30"><text:s text:c="8"/>options=edge_options</text:p>
      <text:p text:style-name="P30"><text:s text:c="4"/>)</text:p>
      <text:p text:style-name="P30"><text:s text:c="4"/></text:p>
      <text:p text:style-name="P30"><text:s text:c="4"/>driver.get("https://www.microsoft.com")</text:p>
      <text:p text:style-name="P30"><text:s text:c="4"/>print(f"Edge page title: {driver.title}")</text:p>
      <text:p text:style-name="P30"><text:s text:c="4"/></text:p>
      <text:p text:style-name="P30"><text:s text:c="4"/>time.sleep(3)</text:p>
      <text:p text:style-name="P30"><text:s text:c="4"/>driver.quit()</text:p>
      <text:p text:style-name="P30"><text:s text:c="4"/>print("✅ Edge closed\n")</text:p>
      <text:p text:style-name="P30"/>
      <text:p text:style-name="P30">def browser_session_management():</text:p>
      <text:p text:style-name="P30"><text:s text:c="4"/>"""Proper browser session management"""</text:p>
      <text:p text:style-name="P30"><text:s text:c="4"/>print("🚀 Demonstrating Browser Session Management...")</text:p>
      <text:p text:style-name="P30"><text:s text:c="4"/></text:p>
      <text:p text:style-name="P30"><text:s text:c="4"/>driver = webdriver.Chrome(service=Service(ChromeDriverManager().install()))</text:p>
      <text:p text:style-name="P30"><text:s text:c="4"/></text:p>
      <text:p text:style-name="P30"><text:s text:c="4"/>try:</text:p>
      <text:p text:style-name="P30"><text:s text:c="8"/># Navigate to website</text:p>
      <text:p text:style-name="P30"><text:soft-page-break/><text:s text:c="8"/>driver.get("https://www.github.com")</text:p>
      <text:p text:style-name="P30"><text:s text:c="8"/>print(f"Initial page: {driver.title}")</text:p>
      <text:p text:style-name="P30"><text:s text:c="8"/></text:p>
      <text:p text:style-name="P30"><text:s text:c="8"/># Get current URL</text:p>
      <text:p text:style-name="P30"><text:s text:c="8"/>print(f"Current URL: {driver.current_url}")</text:p>
      <text:p text:style-name="P30"><text:s text:c="8"/></text:p>
      <text:p text:style-name="P30"><text:s text:c="8"/># Navigate to another page</text:p>
      <text:p text:style-name="P30"><text:s text:c="8"/>driver.get("https://www.stackoverflow.com")</text:p>
      <text:p text:style-name="P30"><text:s text:c="8"/>print(f"New page: {driver.title}")</text:p>
      <text:p text:style-name="P30"><text:s text:c="8"/></text:p>
      <text:p text:style-name="P30"><text:s text:c="8"/># Browser navigation</text:p>
      <text:p text:style-name="P30"><text:s text:c="8"/>driver.back() <text:s/># Go back</text:p>
      <text:p text:style-name="P30"><text:s text:c="8"/>time.sleep(2)</text:p>
      <text:p text:style-name="P30"><text:s text:c="8"/>print(f"After back: {driver.title}")</text:p>
      <text:p text:style-name="P30"><text:s text:c="8"/></text:p>
      <text:p text:style-name="P30"><text:s text:c="8"/>driver.forward() <text:s/># Go forward</text:p>
      <text:p text:style-name="P30"><text:s text:c="8"/>time.sleep(2)</text:p>
      <text:p text:style-name="P30"><text:s text:c="8"/>print(f"After forward: {driver.title}")</text:p>
      <text:p text:style-name="P30"><text:s text:c="8"/></text:p>
      <text:p text:style-name="P30"><text:s text:c="8"/>driver.refresh() <text:s/># Refresh page</text:p>
      <text:p text:style-name="P30"><text:s text:c="8"/>time.sleep(2)</text:p>
      <text:p text:style-name="P30"><text:s text:c="8"/>print("Page refreshed")</text:p>
      <text:p text:style-name="P30"><text:s text:c="8"/></text:p>
      <text:p text:style-name="P30"><text:s text:c="4"/>except Exception as e:</text:p>
      <text:p text:style-name="P30"><text:s text:c="8"/>print(f"Error: {e}")</text:p>
      <text:p text:style-name="P30"><text:s text:c="8"/></text:p>
      <text:p text:style-name="P30"><text:s text:c="4"/>finally:</text:p>
      <text:p text:style-name="P30"><text:s text:c="8"/># Always close browser properly</text:p>
      <text:p text:style-name="P30"><text:s text:c="8"/>driver.quit()</text:p>
      <text:p text:style-name="P30"><text:s text:c="8"/>print("✅ Browser session closed properly\n")</text:p>
      <text:p text:style-name="P30"/>
      <text:p text:style-name="P30">def multiple_browser_windows():</text:p>
      <text:p text:style-name="P30"><text:soft-page-break/><text:s text:c="4"/>"""Working with multiple browser windows"""</text:p>
      <text:p text:style-name="P30"><text:s text:c="4"/>print("🚀 Working with Multiple Windows...")</text:p>
      <text:p text:style-name="P30"><text:s text:c="4"/></text:p>
      <text:p text:style-name="P30"><text:s text:c="4"/>driver = webdriver.Chrome(service=Service(ChromeDriverManager().install()))</text:p>
      <text:p text:style-name="P30"><text:s text:c="4"/></text:p>
      <text:p text:style-name="P30"><text:s text:c="4"/>try:</text:p>
      <text:p text:style-name="P30"><text:s text:c="8"/># Open first window</text:p>
      <text:p text:style-name="P30"><text:s text:c="8"/>driver.get("https://www.google.com")</text:p>
      <text:p text:style-name="P30"><text:s text:c="8"/>original_window = driver.current_window_handle</text:p>
      <text:p text:style-name="P30"><text:s text:c="8"/>print(f"Original window: {driver.title}")</text:p>
      <text:p text:style-name="P30"><text:s text:c="8"/></text:p>
      <text:p text:style-name="P30"><text:s text:c="8"/># Open new window/tab</text:p>
      <text:p text:style-name="P30"><text:s text:c="8"/>driver.execute_script("window.open('https://www.youtube.com', '_blank')")</text:p>
      <text:p text:style-name="P30"><text:s text:c="8"/></text:p>
      <text:p text:style-name="P30"><text:s text:c="8"/># Switch to new window</text:p>
      <text:p text:style-name="P30"><text:s text:c="8"/>for handle in driver.window_handles:</text:p>
      <text:p text:style-name="P30"><text:s text:c="12"/>if handle != original_window:</text:p>
      <text:p text:style-name="P30"><text:s text:c="16"/>driver.switch_to.window(handle)</text:p>
      <text:p text:style-name="P30"><text:s text:c="16"/>break</text:p>
      <text:p text:style-name="P30"><text:s text:c="8"/></text:p>
      <text:p text:style-name="P30"><text:s text:c="8"/>print(f"New window: {driver.title}")</text:p>
      <text:p text:style-name="P30"><text:s text:c="8"/>time.sleep(2)</text:p>
      <text:p text:style-name="P30"><text:s text:c="8"/></text:p>
      <text:p text:style-name="P30"><text:s text:c="8"/># Switch back to original window</text:p>
      <text:p text:style-name="P30"><text:s text:c="8"/>driver.switch_to.window(original_window)</text:p>
      <text:p text:style-name="P30"><text:s text:c="8"/>print(f"Back to original: {driver.title}")</text:p>
      <text:p text:style-name="P30"><text:s text:c="8"/></text:p>
      <text:p text:style-name="P30"><text:s text:c="8"/># Close all windows</text:p>
      <text:p text:style-name="P30"><text:s text:c="8"/>for handle in driver.window_handles:</text:p>
      <text:p text:style-name="P30"><text:s text:c="12"/>driver.switch_to.window(handle)</text:p>
      <text:p text:style-name="P30"><text:s text:c="12"/>driver.close()</text:p>
      <text:p text:style-name="P30"><text:s text:c="12"/></text:p>
      <text:p text:style-name="P30"><text:soft-page-break/><text:s text:c="4"/>except Exception as e:</text:p>
      <text:p text:style-name="P30"><text:s text:c="8"/>print(f"Error: {e}")</text:p>
      <text:p text:style-name="P30"><text:s text:c="8"/></text:p>
      <text:p text:style-name="P30"><text:s text:c="4"/>finally:</text:p>
      <text:p text:style-name="P30"><text:s text:c="8"/>try:</text:p>
      <text:p text:style-name="P30"><text:s text:c="12"/>driver.quit()</text:p>
      <text:p text:style-name="P30"><text:s text:c="8"/>except:</text:p>
      <text:p text:style-name="P30"><text:s text:c="12"/>pass</text:p>
      <text:p text:style-name="P30"><text:s text:c="8"/>print("✅ All windows closed\n")</text:p>
      <text:p text:style-name="P30"/>
      <text:p text:style-name="P30"># Main execution</text:p>
      <text:p text:style-name="P30">if __name__ == "__main__":</text:p>
      <text:p text:style-name="P30"><text:s text:c="4"/>print("=== Browser Launching Examples ===\n")</text:p>
      <text:p text:style-name="P30"><text:s text:c="4"/></text:p>
      <text:p text:style-name="P30"><text:s text:c="4"/># Try different browser launches</text:p>
      <text:p text:style-name="P30"><text:s text:c="4"/>launch_basic_chrome()</text:p>
      <text:p text:style-name="P30"><text:s text:c="4"/>launch_chrome_with_options()</text:p>
      <text:p text:style-name="P30"><text:s text:c="4"/>launch_headless_chrome()</text:p>
      <text:p text:style-name="P30"><text:s text:c="4"/></text:p>
      <text:p text:style-name="P30"><text:s text:c="4"/># Uncomment these if you have Firefox/Edge installed</text:p>
      <text:p text:style-name="P30"><text:s text:c="4"/># launch_firefox()</text:p>
      <text:p text:style-name="P30"><text:s text:c="4"/># launch_edge()</text:p>
      <text:p text:style-name="P30"><text:s text:c="4"/></text:p>
      <text:p text:style-name="P30"><text:s text:c="4"/>browser_session_management()</text:p>
      <text:p text:style-name="P30"><text:s text:c="4"/>multiple_browser_windows()</text:p>
      <text:p text:style-name="P30"><text:s text:c="4"/></text:p>
      <text:p text:style-name="P30"><text:s text:c="4"/>print(" All browser launching examples completed!")</text:p>
      <text:p text:style-name="P30">Now let me create a practical reference guide for browser options:</text:p>
      <text:h text:style-name="P31" text:outline-level="1"><text:soft-page-break/>Browser Options Reference Guide</text:h>
      <text:h text:style-name="Heading_20_2" text:outline-level="2">Chrome Options (Most Common)</text:h>
      <text:h text:style-name="Heading_20_3" text:outline-level="3">Window &amp; Display Options</text:h>
      <text:p text:style-name="Preformatted_20_Text"><text:span text:style-name="Source_20_Text">chrome_options = ChromeOptions()</text:span></text:p>
      <text:p text:style-name="Preformatted_20_Text"><text:span text:style-name="Source_20_Text">chrome_options.add_argument("--start-maximized") <text:s text:c="10"/># Start maximized</text:span></text:p>
      <text:p text:style-name="Preformatted_20_Text"><text:span text:style-name="Source_20_Text">chrome_options.add_argument("--window-size=1920,1080") <text:s text:c="4"/># Set specific size</text:span></text:p>
      <text:p text:style-name="Preformatted_20_Text"><text:span text:style-name="Source_20_Text">chrome_options.add_argument("--headless") <text:s text:c="17"/># Run without GUI</text:span></text:p>
      <text:p text:style-name="P15"><text:span text:style-name="Source_20_Text">chrome_options.add_argument("--disable-gpu") <text:s text:c="14"/># Disable GPU (for headless)</text:span></text:p>
      <text:h text:style-name="Heading_20_3" text:outline-level="3">Security &amp; Privacy Options</text:h>
      <text:p text:style-name="Preformatted_20_Text"><text:span text:style-name="Source_20_Text">chrome_options.add_argument("--no-sandbox") <text:s text:c="15"/># Disable sandbox (for Docker)</text:span></text:p>
      <text:p text:style-name="Preformatted_20_Text"><text:span text:style-name="Source_20_Text">chrome_options.add_argument("--disable-dev-shm-usage") <text:s text:c="4"/># Overcome limited resource problems</text:span></text:p>
      <text:p text:style-name="Preformatted_20_Text"><text:span text:style-name="Source_20_Text">chrome_options.add_argument("--disable-notifications") <text:s text:c="4"/># Block notifications</text:span></text:p>
      <text:p text:style-name="Preformatted_20_Text"><text:span text:style-name="Source_20_Text">chrome_options.add_argument("--disable-popup-blocking") <text:s text:c="3"/># Allow popups</text:span></text:p>
      <text:p text:style-name="P15"><text:span text:style-name="Source_20_Text">chrome_options.add_argument("--incognito") <text:s text:c="16"/># Start in incognito mode</text:span></text:p>
      <text:h text:style-name="Heading_20_3" text:outline-level="3">Performance Options</text:h>
      <text:p text:style-name="Preformatted_20_Text"><text:span text:style-name="Source_20_Text">chrome_options.add_argument("--disable-extensions") <text:s text:c="7"/># Disable extensions</text:span></text:p>
      <text:p text:style-name="Preformatted_20_Text"><text:span text:style-name="Source_20_Text">chrome_options.add_argument("--disable-plugins") <text:s text:c="10"/># Disable plugins</text:span></text:p>
      <text:p text:style-name="Preformatted_20_Text"><text:span text:style-name="Source_20_Text">chrome_options.add_argument("--disable-images") <text:s text:c="11"/># Don't load images (faster)</text:span></text:p>
      <text:p text:style-name="P15"><text:span text:style-name="Source_20_Text">chrome_options.add_argument("--disable-javascript") <text:s text:c="7"/># Disable JavaScript</text:span></text:p>
      <text:h text:style-name="Heading_20_3" text:outline-level="3">Automation-Friendly Options</text:h>
      <text:p text:style-name="Preformatted_20_Text"><text:span text:style-name="Source_20_Text">chrome_options.add_argument("--disable-blink-features=AutomationControlled") <text:s/># Hide automation</text:span></text:p>
      <text:p text:style-name="Preformatted_20_Text"><text:span text:style-name="Source_20_Text">chrome_options.add_experimental_option("excludeSwitches", ["enable-automation"])</text:span></text:p>
      <text:p text:style-name="P15"><text:span text:style-name="Source_20_Text">chrome_options.add_experimental_option('useAutomationExtension', False)</text:span></text:p>
      <text:h text:style-name="Heading_20_2" text:outline-level="2">Firefox Options</text:h>
      <text:p text:style-name="Preformatted_20_Text"><text:span text:style-name="Source_20_Text">firefox_options = FirefoxOptions()</text:span></text:p>
      <text:p text:style-name="Preformatted_20_Text"><text:span text:style-name="Source_20_Text">firefox_options.add_argument("--headless") <text:s text:c="16"/># Headless mode</text:span></text:p>
      <text:p text:style-name="Preformatted_20_Text"><text:span text:style-name="Source_20_Text">firefox_options.add_argument("--width=1920") <text:s text:c="14"/># Set width</text:span></text:p>
      <text:p text:style-name="Preformatted_20_Text"><text:span text:style-name="Source_20_Text">firefox_options.add_argument("--height=1080") <text:s text:c="13"/># Set height</text:span></text:p>
      <text:p text:style-name="Preformatted_20_Text"/>
      <text:p text:style-name="Preformatted_20_Text"><text:span text:style-name="Source_20_Text"># Set preferences</text:span></text:p>
      <text:p text:style-name="Preformatted_20_Text"><text:span text:style-name="Source_20_Text">firefox_options.set_preference("dom.webnotifications.enabled", False) <text:s/># Disable notifications</text:span></text:p>
      <text:p text:style-name="P15"><text:span text:style-name="Source_20_Text">firefox_options.set_preference("media.volume_scale", "0.0") <text:s text:c="11"/># Mute audio</text:span></text:p>
      <text:h text:style-name="Heading_20_2" text:outline-level="2">Edge Options</text:h>
      <text:p text:style-name="Preformatted_20_Text"><text:span text:style-name="Source_20_Text">edge_options = EdgeOptions()</text:span></text:p>
      <text:p text:style-name="Preformatted_20_Text"><text:span text:style-name="Source_20_Text">edge_options.add_argument("--headless") <text:s text:c="19"/># Headless mode</text:span></text:p>
      <text:p text:style-name="Preformatted_20_Text"><text:soft-page-break/><text:span text:style-name="Source_20_Text">edge_options.add_argument("--start-maximized") <text:s text:c="12"/># Start maximized</text:span></text:p>
      <text:p text:style-name="P15"><text:span text:style-name="Source_20_Text">edge_options.add_argument("--disable-notifications") <text:s text:c="6"/># Disable notifications</text:span></text:p>
      <text:h text:style-name="Heading_20_2" text:outline-level="2">Common Browser Patterns</text:h>
      <text:h text:style-name="Heading_20_3" text:outline-level="3">1. Basic Browser Launch</text:h>
      <text:p text:style-name="Preformatted_20_Text"><text:span text:style-name="Source_20_Text">def get_driver(browser="chrome", headless=False):</text:span></text:p>
      <text:p text:style-name="Preformatted_20_Text"><text:span text:style-name="Source_20_Text"><text:s text:c="4"/>if browser.lower() == "chrome":</text:span></text:p>
      <text:p text:style-name="Preformatted_20_Text"><text:span text:style-name="Source_20_Text"><text:s text:c="8"/>options = ChromeOptions()</text:span></text:p>
      <text:p text:style-name="Preformatted_20_Text"><text:span text:style-name="Source_20_Text"><text:s text:c="8"/>if headless:</text:span></text:p>
      <text:p text:style-name="Preformatted_20_Text"><text:span text:style-name="Source_20_Text"><text:s text:c="12"/>options.add_argument("--headless")</text:span></text:p>
      <text:p text:style-name="Preformatted_20_Text"><text:span text:style-name="Source_20_Text"><text:s text:c="8"/>return webdriver.Chrome(service=Service(ChromeDriverManager().install()), options=options)</text:span></text:p>
      <text:p text:style-name="Preformatted_20_Text"><text:span text:style-name="Source_20_Text"><text:s text:c="4"/>elif browser.lower() == "firefox":</text:span></text:p>
      <text:p text:style-name="Preformatted_20_Text"><text:span text:style-name="Source_20_Text"><text:s text:c="8"/>options = FirefoxOptions()</text:span></text:p>
      <text:p text:style-name="Preformatted_20_Text"><text:span text:style-name="Source_20_Text"><text:s text:c="8"/>if headless:</text:span></text:p>
      <text:p text:style-name="Preformatted_20_Text"><text:span text:style-name="Source_20_Text"><text:s text:c="12"/>options.add_argument("--headless")</text:span></text:p>
      <text:p text:style-name="P15"><text:span text:style-name="Source_20_Text"><text:s text:c="8"/>return webdriver.Firefox(service=Service(GeckoDriverManager().install()), options=options)</text:span></text:p>
      <text:h text:style-name="Heading_20_3" text:outline-level="3">2. Production-Ready Browser Setup</text:h>
      <text:p text:style-name="Preformatted_20_Text"><text:span text:style-name="Source_20_Text">def get_production_driver():</text:span></text:p>
      <text:p text:style-name="Preformatted_20_Text"><text:span text:style-name="Source_20_Text"><text:s text:c="4"/>options = ChromeOptions()</text:span></text:p>
      <text:p text:style-name="Preformatted_20_Text"><text:span text:style-name="Source_20_Text"><text:s text:c="4"/>options.add_argument("--headless")</text:span></text:p>
      <text:p text:style-name="Preformatted_20_Text"><text:span text:style-name="Source_20_Text"><text:s text:c="4"/>options.add_argument("--no-sandbox")</text:span></text:p>
      <text:p text:style-name="Preformatted_20_Text"><text:span text:style-name="Source_20_Text"><text:s text:c="4"/>options.add_argument("--disable-dev-shm-usage")</text:span></text:p>
      <text:p text:style-name="Preformatted_20_Text"><text:span text:style-name="Source_20_Text"><text:s text:c="4"/>options.add_argument("--disable-gpu")</text:span></text:p>
      <text:p text:style-name="Preformatted_20_Text"><text:span text:style-name="Source_20_Text"><text:s text:c="4"/>options.add_argument("--window-size=1920,1080")</text:span></text:p>
      <text:p text:style-name="Preformatted_20_Text"><text:span text:style-name="Source_20_Text"><text:s text:c="4"/>options.add_argument("--disable-notifications")</text:span></text:p>
      <text:p text:style-name="Preformatted_20_Text"><text:span text:style-name="Source_20_Text"><text:s text:c="4"/></text:span></text:p>
      <text:p text:style-name="Preformatted_20_Text"><text:span text:style-name="Source_20_Text"><text:s text:c="4"/>return webdriver.Chrome(</text:span></text:p>
      <text:p text:style-name="Preformatted_20_Text"><text:span text:style-name="Source_20_Text"><text:s text:c="8"/>service=Service(ChromeDriverManager().install()),</text:span></text:p>
      <text:p text:style-name="Preformatted_20_Text"><text:span text:style-name="Source_20_Text"><text:s text:c="8"/>options=options</text:span></text:p>
      <text:p text:style-name="P15"><text:span text:style-name="Source_20_Text"><text:s text:c="4"/>)</text:span></text:p>
      <text:h text:style-name="Heading_20_3" text:outline-level="3">3. Context Manager Pattern (Advanced)</text:h>
      <text:p text:style-name="Preformatted_20_Text"><text:span text:style-name="Source_20_Text">from contextlib import contextmanager</text:span></text:p>
      <text:p text:style-name="Preformatted_20_Text"/>
      <text:p text:style-name="Preformatted_20_Text"><text:span text:style-name="Source_20_Text">@contextmanager</text:span></text:p>
      <text:p text:style-name="Preformatted_20_Text"><text:span text:style-name="Source_20_Text">def browser_session(browser="chrome", headless=False):</text:span></text:p>
      <text:p text:style-name="Preformatted_20_Text"><text:span text:style-name="Source_20_Text"><text:s text:c="4"/>driver = get_driver(browser, headless)</text:span></text:p>
      <text:p text:style-name="Preformatted_20_Text"><text:span text:style-name="Source_20_Text"><text:s text:c="4"/>try:</text:span></text:p>
      <text:p text:style-name="Preformatted_20_Text"><text:span text:style-name="Source_20_Text"><text:s text:c="8"/>yield driver</text:span></text:p>
      <text:p text:style-name="Preformatted_20_Text"><text:span text:style-name="Source_20_Text"><text:s text:c="4"/>finally:</text:span></text:p>
      <text:p text:style-name="Preformatted_20_Text"><text:span text:style-name="Source_20_Text"><text:s text:c="8"/>driver.quit()</text:span></text:p>
      <text:p text:style-name="Preformatted_20_Text"/>
      <text:p text:style-name="Preformatted_20_Text"><text:span text:style-name="Source_20_Text"># Usage:</text:span></text:p>
      <text:p text:style-name="Preformatted_20_Text"><text:span text:style-name="Source_20_Text"># with browser_session("chrome", headless=True) as driver:</text:span></text:p>
      <text:p text:style-name="Preformatted_20_Text"><text:span text:style-name="Source_20_Text"># <text:s text:c="4"/>driver.get("https://example.com")</text:span></text:p>
      <text:p text:style-name="P15"><text:span text:style-name="Source_20_Text"># <text:s text:c="4"/># Browser automatically closes after this block</text:span></text:p>
      <text:h text:style-name="Heading_20_2" text:outline-level="2"><text:soft-page-break/>Browser Comparison</text:h>
      <table:table table:name="Table1" table:style-name="Table1">
        <table:table-column table:style-name="Table1.A" table:number-columns-repeated="2"/>
        <table:table-column table:style-name="Table1.C" table:number-columns-repeated="2"/>
        <table:table-column table:style-name="Table1.E"/>
        <table:table-header-rows>
          <table:table-row>
            <table:table-cell table:style-name="Table1.A1" office:value-type="string">
              <text:p text:style-name="Table_20_Heading">Feature</text:p>
            </table:table-cell>
            <table:table-cell table:style-name="Table1.A1" office:value-type="string">
              <text:p text:style-name="Table_20_Heading">Chrome</text:p>
            </table:table-cell>
            <table:table-cell table:style-name="Table1.A1" office:value-type="string">
              <text:p text:style-name="Table_20_Heading">Firefox</text:p>
            </table:table-cell>
            <table:table-cell table:style-name="Table1.A1" office:value-type="string">
              <text:p text:style-name="Table_20_Heading">Edge</text:p>
            </table:table-cell>
            <table:table-cell table:style-name="Table1.A1" office:value-type="string">
              <text:p text:style-name="Table_20_Heading">Safari</text:p>
            </table:table-cell>
          </table:table-row>
        </table:table-header-rows>
        <table:table-row>
          <table:table-cell table:style-name="Table1.A1" office:value-type="string">
            <text:p text:style-name="Table_20_Contents">Speed</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Stability</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Option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Documentation</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
      <text:p text:style-name="Text_20_body"><text:span text:style-name="Strong_20_Emphasis">Recommendation</text:span>: Start with Chrome for learning, as it has the best documentation and community support.</text:p>
      <text:h text:style-name="Heading_20_2" text:outline-level="2">Best Practices</text:h>
      <text:list text:style-name="L14">
        <text:list-item>
          <text:p text:style-name="P32"><text:span text:style-name="Strong_20_Emphasis">Always use webdriver-manager</text:span> - Automatic driver management </text:p>
        </text:list-item>
        <text:list-item>
          <text:p text:style-name="P32"><text:span text:style-name="Strong_20_Emphasis">Set explicit window size</text:span> - Consistent behavior across environments </text:p>
        </text:list-item>
        <text:list-item>
          <text:p text:style-name="P32"><text:span text:style-name="Strong_20_Emphasis">Use headless mode for CI/CD</text:span> - Faster execution in production </text:p>
        </text:list-item>
        <text:list-item>
          <text:p text:style-name="P32"><text:span text:style-name="Strong_20_Emphasis">Implement proper cleanup</text:span> - Always call <text:span text:style-name="Source_20_Text">driver.quit()</text:span> </text:p>
        </text:list-item>
        <text:list-item>
          <text:p text:style-name="P32"><text:span text:style-name="Strong_20_Emphasis">Handle exceptions</text:span> - Use try/finally blocks </text:p>
        </text:list-item>
        <text:list-item>
          <text:p text:style-name="P33"><text:span text:style-name="Strong_20_Emphasis">Consider browser options</text:span> - Disable unnecessary features for faster execution </text:p>
        </text:list-item>
      </text:list>
      <text:h text:style-name="P34" text:outline-level="3">Key Takeaways from Browser Launching:</text:h>
      <text:p text:style-name="Text_20_body"><text:span text:style-name="Strong_20_Emphasis">Essential Concepts:</text:span></text:p>
      <text:list text:style-name="L15">
        <text:list-item>
          <text:p text:style-name="P35"><text:span text:style-name="Strong_20_Emphasis">webdriver-manager</text:span> automatically handles driver downloads and versions </text:p>
        </text:list-item>
        <text:list-item>
          <text:p text:style-name="P35"><text:span text:style-name="Strong_20_Emphasis">Browser options</text:span> let you customize browser behavior (headless, window size, etc.) </text:p>
        </text:list-item>
        <text:list-item>
          <text:p text:style-name="P35"><text:span text:style-name="Strong_20_Emphasis">Proper cleanup</text:span> with <text:span text:style-name="Source_20_Text">driver.quit()</text:span> is crucial to prevent memory leaks </text:p>
        </text:list-item>
        <text:list-item>
          <text:p text:style-name="P36"><text:span text:style-name="Strong_20_Emphasis">Context managers</text:span> provide elegant resource management </text:p>
        </text:list-item>
      </text:list>
      <text:p text:style-name="Text_20_body"><text:span text:style-name="Strong_20_Emphasis">Most Important Methods:</text:span></text:p>
      <text:list text:style-name="L16">
        <text:list-item>
          <text:p text:style-name="P37"><text:span text:style-name="Source_20_Text">driver.get(url)</text:span> - Navigate to a webpage </text:p>
        </text:list-item>
        <text:list-item>
          <text:p text:style-name="P37"><text:span text:style-name="Source_20_Text">driver.quit()</text:span> - Close browser and end session </text:p>
        </text:list-item>
        <text:list-item>
          <text:p text:style-name="P37"><text:span text:style-name="Source_20_Text">driver.close()</text:span> - Close current window only </text:p>
        </text:list-item>
        <text:list-item>
          <text:p text:style-name="P38"><text:span text:style-name="Source_20_Text">driver.back()</text:span>, <text:span text:style-name="Source_20_Text">driver.forward()</text:span>, <text:span text:style-name="Source_20_Text">driver.refresh()</text:span> - Navigation </text:p>
        </text:list-item>
      </text:list>
      <text:p text:style-name="Text_20_body"><text:span text:style-name="Strong_20_Emphasis">Pro Tips:</text:span></text:p>
      <text:list text:style-name="L17">
        <text:list-item>
          <text:p text:style-name="P39">Use <text:span text:style-name="Strong_20_Emphasis">headless mode</text:span> for faster execution in production/CI </text:p>
        </text:list-item>
        <text:list-item>
          <text:p text:style-name="P39"><text:span text:style-name="Strong_20_Emphasis">Start maximized</text:span> for consistent element visibility </text:p>
        </text:list-item>
        <text:list-item>
          <text:p text:style-name="P40"><text:span text:style-name="Strong_20_Emphasis">Disable notifications</text:span> to avoid interruptions during automation </text:p>
        </text:list-item>
      </text:list>
      <text:h text:style-name="Heading_20_3" text:outline-level="3">Try This Exercise:</text:h>
      <text:p text:style-name="Text_20_body">Run the browser launching examples and observe:</text:p>
      <text:list text:style-name="L18">
        <text:list-item>
          <text:p text:style-name="P41">How different options change browser behavior </text:p>
        </text:list-item>
        <text:list-item>
          <text:p text:style-name="P41">The difference between <text:span text:style-name="Source_20_Text">close()</text:span> and <text:span text:style-name="Source_20_Text">quit()</text:span> </text:p>
        </text:list-item>
        <text:list-item>
          <text:p text:style-name="P42">How headless mode runs without visible windows </text:p>
        </text:list-item>
      </text:list>
      <text:p text:style-name="Text_20_body">Ready for the next topic: <text:span text:style-name="Strong_20_Emphasis">"Locating Elements"</text:span>? This is where we learn to find and identify specific parts of web pages - the foundation of all web automation!</text:p>
      <text:h text:style-name="Heading_20_2" text:outline-level="2"><text:soft-page-break/>Phase 2, Topic 4: Locating Elements</text:h>
      <text:p text:style-name="Text_20_body">This is one of the most crucial skills in Selenium! Learning to find elements on web pages is the foundation of all automation. Let's explore all the different ways to locate elements.</text:p>
      <text:p text:style-name="Text_20_body"># element_locating_examples.py</text:p>
      <text:p text:style-name="Text_20_body"># Complete guide to locating elements in Selenium</text:p>
      <text:p text:style-name="Text_20_body"/>
      <text:p text:style-name="Text_20_body">from selenium import webdriver</text:p>
      <text:p text:style-name="Text_20_body">from selenium.webdriver.common.by import By</text:p>
      <text:p text:style-name="Text_20_body">from selenium.webdriver.chrome.service import Service</text:p>
      <text:p text:style-name="Text_20_body">from selenium.webdriver.support.ui import WebDriverWait</text:p>
      <text:p text:style-name="Text_20_body">from selenium.webdriver.support import expected_conditions as EC</text:p>
      <text:p text:style-name="Text_20_body">from selenium.common.exceptions import NoSuchElementException, TimeoutException</text:p>
      <text:p text:style-name="Text_20_body">from webdriver_manager.chrome import ChromeDriverManager</text:p>
      <text:p text:style-name="Text_20_body">import time</text:p>
      <text:p text:style-name="Text_20_body"/>
      <text:p text:style-name="Text_20_body">def setup_driver():</text:p>
      <text:p text:style-name="Text_20_body"><text:s text:c="4"/>"""Setup Chrome driver for examples"""</text:p>
      <text:p text:style-name="Text_20_body"><text:s text:c="4"/>driver = webdriver.Chrome(service=Service(ChromeDriverManager().install()))</text:p>
      <text:p text:style-name="Text_20_body"><text:s text:c="4"/>driver.maximize_window()</text:p>
      <text:p text:style-name="Text_20_body"><text:s text:c="4"/>return driver</text:p>
      <text:p text:style-name="Text_20_body"/>
      <text:p text:style-name="Text_20_body">def locate_by_id_examples():</text:p>
      <text:p text:style-name="Text_20_body"><text:s text:c="4"/>"""Locating elements by ID - Most reliable method"""</text:p>
      <text:p text:style-name="Text_20_body"><text:s text:c="4"/>print("🔍 Locating Elements by ID")</text:p>
      <text:p text:style-name="Text_20_body"><text:s text:c="4"/></text:p>
      <text:p text:style-name="Text_20_body"><text:s text:c="4"/>driver = setup_driver()</text:p>
      <text:p text:style-name="Text_20_body"><text:s text:c="4"/></text:p>
      <text:p text:style-name="Text_20_body"><text:s text:c="4"/>try:</text:p>
      <text:p text:style-name="Text_20_body"><text:s text:c="8"/># Navigate to a form page</text:p>
      <text:p text:style-name="Text_20_body"><text:s text:c="8"/>driver.get("https://the-internet.herokuapp.com/login")</text:p>
      <text:p text:style-name="Text_20_body"><text:s text:c="8"/></text:p>
      <text:p text:style-name="Text_20_body"><text:s text:c="8"/># Find element by ID (most reliable)</text:p>
      <text:p text:style-name="Text_20_body"><text:soft-page-break/><text:s text:c="8"/>username_field = driver.find_element(By.ID, "username")</text:p>
      <text:p text:style-name="Text_20_body"><text:s text:c="8"/>password_field = driver.find_element(By.ID, "password")</text:p>
      <text:p text:style-name="Text_20_body"><text:s text:c="8"/></text:p>
      <text:p text:style-name="Text_20_body"><text:s text:c="8"/>print(f"✅ Found username field: {username_field.tag_name}")</text:p>
      <text:p text:style-name="Text_20_body"><text:s text:c="8"/>print(f"✅ Found password field: {password_field.tag_name}")</text:p>
      <text:p text:style-name="Text_20_body"><text:s text:c="8"/></text:p>
      <text:p text:style-name="Text_20_body"><text:s text:c="8"/># You can interact with found elements</text:p>
      <text:p text:style-name="Text_20_body"><text:s text:c="8"/>username_field.send_keys("testuser")</text:p>
      <text:p text:style-name="Text_20_body"><text:s text:c="8"/>password_field.send_keys("testpass")</text:p>
      <text:p text:style-name="Text_20_body"><text:s text:c="8"/></text:p>
      <text:p text:style-name="Text_20_body"><text:s text:c="8"/>time.sleep(2)</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locate_by_name_examples():</text:p>
      <text:p text:style-name="Text_20_body"><text:s text:c="4"/>"""Locating elements by Name attribute"""</text:p>
      <text:p text:style-name="Text_20_body"><text:s text:c="4"/>print("🔍 Locating Elements by Name")</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login")</text:p>
      <text:p text:style-name="Text_20_body"><text:s text:c="8"/></text:p>
      <text:p text:style-name="Text_20_body"><text:s text:c="8"/># Find by name attribute</text:p>
      <text:p text:style-name="Text_20_body"><text:s text:c="8"/>username = driver.find_element(By.NAME, "username")</text:p>
      <text:p text:style-name="Text_20_body"><text:s text:c="8"/>password = driver.find_element(By.NAME, "password")</text:p>
      <text:p text:style-name="Text_20_body"><text:s text:c="8"/></text:p>
      <text:p text:style-name="Text_20_body"><text:soft-page-break/><text:s text:c="8"/>print(f"✅ Found by name - Username: {username.get_attribute('name')}")</text:p>
      <text:p text:style-name="Text_20_body"><text:s text:c="8"/>print(f"✅ Found by name - Password: {password.get_attribute('name')}")</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locate_by_class_name_examples():</text:p>
      <text:p text:style-name="Text_20_body"><text:s text:c="4"/>"""Locating elements by Class Name"""</text:p>
      <text:p text:style-name="Text_20_body"><text:s text:c="4"/>print("🔍 Locating Elements by Class Name")</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login")</text:p>
      <text:p text:style-name="Text_20_body"><text:s text:c="8"/></text:p>
      <text:p text:style-name="Text_20_body"><text:s text:c="8"/># Find by class name</text:p>
      <text:p text:style-name="Text_20_body"><text:s text:c="8"/>login_button = driver.find_element(By.CLASS_NAME, "radius")</text:p>
      <text:p text:style-name="Text_20_body"><text:s text:c="8"/>print(f"✅ Found button by class: {login_button.text}")</text:p>
      <text:p text:style-name="Text_20_body"><text:s text:c="8"/></text:p>
      <text:p text:style-name="Text_20_body"><text:s text:c="8"/># Find multiple elements with same class</text:p>
      <text:p text:style-name="Text_20_body"><text:s text:c="8"/>elements_with_radius = driver.find_elements(By.CLASS_NAME, "radius")</text:p>
      <text:p text:style-name="Text_20_body"><text:s text:c="8"/>print(f"✅ Found {len(elements_with_radius)} elements with 'radius' class")</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oft-page-break/><text:s text:c="8"/>print("Browser closed\n")</text:p>
      <text:p text:style-name="Text_20_body"/>
      <text:p text:style-name="Text_20_body">def locate_by_tag_name_examples():</text:p>
      <text:p text:style-name="Text_20_body"><text:s text:c="4"/>"""Locating elements by HTML Tag Name"""</text:p>
      <text:p text:style-name="Text_20_body"><text:s text:c="4"/>print("🔍 Locating Elements by Tag Name")</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text:p>
      <text:p text:style-name="Text_20_body"><text:s text:c="8"/></text:p>
      <text:p text:style-name="Text_20_body"><text:s text:c="8"/># Find by tag name</text:p>
      <text:p text:style-name="Text_20_body"><text:s text:c="8"/>all_links = driver.find_elements(By.TAG_NAME, "a")</text:p>
      <text:p text:style-name="Text_20_body"><text:s text:c="8"/>print(f"✅ Found {len(all_links)} links on the page")</text:p>
      <text:p text:style-name="Text_20_body"><text:s text:c="8"/></text:p>
      <text:p text:style-name="Text_20_body"><text:s text:c="8"/># Print first 5 link texts</text:p>
      <text:p text:style-name="Text_20_body"><text:s text:c="8"/>for i, link in enumerate(all_links[:5]):</text:p>
      <text:p text:style-name="Text_20_body"><text:s text:c="12"/>print(f" <text:s text:c="2"/>Link {i+1}: {link.text}")</text:p>
      <text:p text:style-name="Text_20_body"><text:s text:c="12"/></text:p>
      <text:p text:style-name="Text_20_body"><text:s text:c="8"/># Find all input fields</text:p>
      <text:p text:style-name="Text_20_body"><text:s text:c="8"/>input_fields = driver.find_elements(By.TAG_NAME, "input")</text:p>
      <text:p text:style-name="Text_20_body"><text:s text:c="8"/>print(f"✅ Found {len(input_fields)} input fields")</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locate_by_xpath_examples():</text:p>
      <text:p text:style-name="Text_20_body"><text:s text:c="4"/>"""Locating elements by XPath - Very powerful but complex"""</text:p>
      <text:p text:style-name="Text_20_body"><text:soft-page-break/><text:s text:c="4"/>print("🔍 Locating Elements by XPath")</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login")</text:p>
      <text:p text:style-name="Text_20_body"><text:s text:c="8"/></text:p>
      <text:p text:style-name="Text_20_body"><text:s text:c="8"/># Absolute XPath (not recommended - fragile)</text:p>
      <text:p text:style-name="Text_20_body"><text:s text:c="8"/># username_abs = driver.find_element(By.XPATH, "/html/body/div[2]/div/div/form/div[1]/div/input")</text:p>
      <text:p text:style-name="Text_20_body"><text:s text:c="8"/></text:p>
      <text:p text:style-name="Text_20_body"><text:s text:c="8"/># Relative XPath (recommended)</text:p>
      <text:p text:style-name="Text_20_body"><text:s text:c="8"/>username_rel = driver.find_element(By.XPATH, "//input[@id='username']")</text:p>
      <text:p text:style-name="Text_20_body"><text:s text:c="8"/>password_rel = driver.find_element(By.XPATH, "//input[@id='password']")</text:p>
      <text:p text:style-name="Text_20_body"><text:s text:c="8"/></text:p>
      <text:p text:style-name="Text_20_body"><text:s text:c="8"/>print("✅ Found elements using relative XPath")</text:p>
      <text:p text:style-name="Text_20_body"><text:s text:c="8"/></text:p>
      <text:p text:style-name="Text_20_body"><text:s text:c="8"/># XPath with text</text:p>
      <text:p text:style-name="Text_20_body"><text:s text:c="8"/>login_button = driver.find_element(By.XPATH, "//button[text()=' Login']")</text:p>
      <text:p text:style-name="Text_20_body"><text:s text:c="8"/>print(f"✅ Found button by text: {login_button.text.strip()}")</text:p>
      <text:p text:style-name="Text_20_body"><text:s text:c="8"/></text:p>
      <text:p text:style-name="Text_20_body"><text:s text:c="8"/># XPath with contains</text:p>
      <text:p text:style-name="Text_20_body"><text:s text:c="8"/>flash_message = driver.find_element(By.XPATH, "//div[contains(@class, 'flash')]")</text:p>
      <text:p text:style-name="Text_20_body"><text:s text:c="8"/>print(f"✅ Found flash message div")</text:p>
      <text:p text:style-name="Text_20_body"><text:s text:c="8"/></text:p>
      <text:p text:style-name="Text_20_body"><text:s text:c="8"/># XPath with multiple conditions</text:p>
      <text:p text:style-name="Text_20_body"><text:s text:c="8"/>username_multi = driver.find_element(By.XPATH, "//input[@type='text' and @name='username']")</text:p>
      <text:p text:style-name="Text_20_body"><text:s text:c="8"/>print("✅ Found username with multiple conditions")</text:p>
      <text:p text:style-name="Text_20_body"><text:s text:c="8"/></text:p>
      <text:p text:style-name="Text_20_body"><text:s text:c="8"/># XPath parent/child navigation</text:p>
      <text:p text:style-name="Text_20_body"><text:s text:c="8"/>form_element = driver.find_element(By.XPATH, "//input[@id='username']/parent::div/parent::form")</text:p>
      <text:p text:style-name="Text_20_body"><text:soft-page-break/><text:s text:c="8"/>print(f"✅ Found parent form element: {form_element.tag_name}")</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locate_by_css_selector_examples():</text:p>
      <text:p text:style-name="Text_20_body"><text:s text:c="4"/>"""Locating elements by CSS Selector - Fast and flexible"""</text:p>
      <text:p text:style-name="Text_20_body"><text:s text:c="4"/>print("🔍 Locating Elements by CSS Selector")</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login")</text:p>
      <text:p text:style-name="Text_20_body"><text:s text:c="8"/></text:p>
      <text:p text:style-name="Text_20_body"><text:s text:c="8"/># CSS by ID</text:p>
      <text:p text:style-name="Text_20_body"><text:s text:c="8"/>username_css = driver.find_element(By.CSS_SELECTOR, "#username")</text:p>
      <text:p text:style-name="Text_20_body"><text:s text:c="8"/>password_css = driver.find_element(By.CSS_SELECTOR, "#password")</text:p>
      <text:p text:style-name="Text_20_body"><text:s text:c="8"/></text:p>
      <text:p text:style-name="Text_20_body"><text:s text:c="8"/>print("✅ Found elements using CSS selector with ID")</text:p>
      <text:p text:style-name="Text_20_body"><text:s text:c="8"/></text:p>
      <text:p text:style-name="Text_20_body"><text:s text:c="8"/># CSS by class</text:p>
      <text:p text:style-name="Text_20_body"><text:s text:c="8"/>button_css = driver.find_element(By.CSS_SELECTOR, ".radius")</text:p>
      <text:p text:style-name="Text_20_body"><text:s text:c="8"/>print(f"✅ Found button by class: {button_css.text}")</text:p>
      <text:p text:style-name="Text_20_body"><text:s text:c="8"/></text:p>
      <text:p text:style-name="Text_20_body"><text:s text:c="8"/># CSS by attribute</text:p>
      <text:p text:style-name="Text_20_body"><text:s text:c="8"/>username_attr = driver.find_element(By.CSS_SELECTOR, "input[name='username']")</text:p>
      <text:p text:style-name="Text_20_body"><text:s text:c="8"/>print("✅ Found username by attribute")</text:p>
      <text:p text:style-name="Text_20_body"><text:s text:c="8"/></text:p>
      <text:p text:style-name="Text_20_body"><text:soft-page-break/><text:s text:c="8"/># CSS with multiple classes</text:p>
      <text:p text:style-name="Text_20_body"><text:s text:c="8"/># elements = driver.find_elements(By.CSS_SELECTOR, ".class1.class2")</text:p>
      <text:p text:style-name="Text_20_body"><text:s text:c="8"/></text:p>
      <text:p text:style-name="Text_20_body"><text:s text:c="8"/># CSS parent &gt; child</text:p>
      <text:p text:style-name="Text_20_body"><text:s text:c="8"/>form_input = driver.find_element(By.CSS_SELECTOR, "form &gt; div &gt; div &gt; input")</text:p>
      <text:p text:style-name="Text_20_body"><text:s text:c="8"/>print("✅ Found form input using parent-child CSS")</text:p>
      <text:p text:style-name="Text_20_body"><text:s text:c="8"/></text:p>
      <text:p text:style-name="Text_20_body"><text:s text:c="8"/># CSS with pseudo-selectors</text:p>
      <text:p text:style-name="Text_20_body"><text:s text:c="8"/>first_input = driver.find_element(By.CSS_SELECTOR, "input:first-of-type")</text:p>
      <text:p text:style-name="Text_20_body"><text:s text:c="8"/>print(f"✅ Found first input: {first_input.get_attribute('name')}")</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locate_by_link_text_examples():</text:p>
      <text:p text:style-name="Text_20_body"><text:s text:c="4"/>"""Locating links by their text content"""</text:p>
      <text:p text:style-name="Text_20_body"><text:s text:c="4"/>print("🔍 Locating Elements by Link Text")</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text:p>
      <text:p text:style-name="Text_20_body"><text:s text:c="8"/></text:p>
      <text:p text:style-name="Text_20_body"><text:s text:c="8"/># Find by exact link text</text:p>
      <text:p text:style-name="Text_20_body"><text:s text:c="8"/>ab_testing_link = driver.find_element(By.LINK_TEXT, "A/B Testing")</text:p>
      <text:p text:style-name="Text_20_body"><text:s text:c="8"/>print(f"✅ Found link by exact text: {ab_testing_link.text}")</text:p>
      <text:p text:style-name="Text_20_body"><text:s text:c="8"/></text:p>
      <text:p text:style-name="Text_20_body"><text:s text:c="8"/># Find by partial link text</text:p>
      <text:p text:style-name="Text_20_body"><text:soft-page-break/><text:s text:c="8"/>checkboxes_link = driver.find_element(By.PARTIAL_LINK_TEXT, "Checkboxes")</text:p>
      <text:p text:style-name="Text_20_body"><text:s text:c="8"/>print(f"✅ Found link by partial text: {checkboxes_link.text}")</text:p>
      <text:p text:style-name="Text_20_body"><text:s text:c="8"/></text:p>
      <text:p text:style-name="Text_20_body"><text:s text:c="8"/># Click the link</text:p>
      <text:p text:style-name="Text_20_body"><text:s text:c="8"/>ab_testing_link.click()</text:p>
      <text:p text:style-name="Text_20_body"><text:s text:c="8"/>time.sleep(2)</text:p>
      <text:p text:style-name="Text_20_body"><text:s text:c="8"/></text:p>
      <text:p text:style-name="Text_20_body"><text:s text:c="8"/>print(f"✅ Navigated to: {driver.current_url}")</text:p>
      <text:p text:style-name="Text_20_body"><text:s text:c="8"/></text:p>
      <text:p text:style-name="Text_20_body"><text:s text:c="4"/>except NoSuchElementException as e:</text:p>
      <text:p text:style-name="Text_20_body"><text:s text:c="8"/>print(f"❌ Element not found: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advanced_element_finding():</text:p>
      <text:p text:style-name="Text_20_body"><text:s text:c="4"/>"""Advanced element finding techniques"""</text:p>
      <text:p text:style-name="Text_20_body"><text:s text:c="4"/>print("🔍 Advanced Element Finding Techniques")</text:p>
      <text:p text:style-name="Text_20_body"><text:s text:c="4"/></text:p>
      <text:p text:style-name="Text_20_body"><text:s text:c="4"/>driver = setup_driver()</text:p>
      <text:p text:style-name="Text_20_body"><text:s text:c="4"/></text:p>
      <text:p text:style-name="Text_20_body"><text:s text:c="4"/>try:</text:p>
      <text:p text:style-name="Text_20_body"><text:s text:c="8"/>driver.get("https://the-internet.herokuapp.com/checkboxes")</text:p>
      <text:p text:style-name="Text_20_body"><text:s text:c="8"/></text:p>
      <text:p text:style-name="Text_20_body"><text:s text:c="8"/># Find multiple elements</text:p>
      <text:p text:style-name="Text_20_body"><text:s text:c="8"/>checkboxes = driver.find_elements(By.CSS_SELECTOR, "input[type='checkbox']")</text:p>
      <text:p text:style-name="Text_20_body"><text:s text:c="8"/>print(f"✅ Found {len(checkboxes)} checkboxes")</text:p>
      <text:p text:style-name="Text_20_body"><text:s text:c="8"/></text:p>
      <text:p text:style-name="Text_20_body"><text:s text:c="8"/># Check status of each checkbox</text:p>
      <text:p text:style-name="Text_20_body"><text:s text:c="8"/>for i, checkbox in enumerate(checkboxes, 1):</text:p>
      <text:p text:style-name="Text_20_body"><text:s text:c="12"/>is_checked = checkbox.is_selected()</text:p>
      <text:p text:style-name="Text_20_body"><text:soft-page-break/><text:s text:c="12"/>print(f" <text:s text:c="2"/>Checkbox {i}: {'Checked' if is_checked else 'Unchecked'}")</text:p>
      <text:p text:style-name="Text_20_body"><text:s text:c="8"/></text:p>
      <text:p text:style-name="Text_20_body"><text:s text:c="8"/># Wait for element to be present (we'll cover waits more later)</text:p>
      <text:p text:style-name="Text_20_body"><text:s text:c="8"/>wait = WebDriverWait(driver, 10)</text:p>
      <text:p text:style-name="Text_20_body"><text:s text:c="8"/>checkbox_element = wait.until(EC.presence_of_element_located((By.CSS_SELECTOR, "input[type='checkbox']")))</text:p>
      <text:p text:style-name="Text_20_body"><text:s text:c="8"/>print("✅ Found checkbox using explicit wait")</text:p>
      <text:p text:style-name="Text_20_body"><text:s text:c="8"/></text:p>
      <text:p text:style-name="Text_20_body"><text:s text:c="8"/># Check if element exists without throwing exception</text:p>
      <text:p text:style-name="Text_20_body"><text:s text:c="8"/>def element_exists(by, value):</text:p>
      <text:p text:style-name="Text_20_body"><text:s text:c="12"/>try:</text:p>
      <text:p text:style-name="Text_20_body"><text:s text:c="16"/>driver.find_element(by, value)</text:p>
      <text:p text:style-name="Text_20_body"><text:s text:c="16"/>return True</text:p>
      <text:p text:style-name="Text_20_body"><text:s text:c="12"/>except NoSuchElementException:</text:p>
      <text:p text:style-name="Text_20_body"><text:s text:c="16"/>return False</text:p>
      <text:p text:style-name="Text_20_body"><text:s text:c="8"/></text:p>
      <text:p text:style-name="Text_20_body"><text:s text:c="8"/>exists = element_exists(By.ID, "nonexistent")</text:p>
      <text:p text:style-name="Text_20_body"><text:s text:c="8"/>print(f"✅ Non-existent element check: {exists}")</text:p>
      <text:p text:style-name="Text_20_body"><text:s text:c="8"/></text:p>
      <text:p text:style-name="Text_20_body"><text:s text:c="4"/>except (NoSuchElementException, TimeoutException) as e:</text:p>
      <text:p text:style-name="Text_20_body"><text:s text:c="8"/>print(f"❌ Error: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def element_locator_best_practices():</text:p>
      <text:p text:style-name="Text_20_body"><text:s text:c="4"/>"""Demonstrate best practices for element location"""</text:p>
      <text:p text:style-name="Text_20_body"><text:s text:c="4"/>print("🔍 Element Locator Best Practices")</text:p>
      <text:p text:style-name="Text_20_body"><text:s text:c="4"/></text:p>
      <text:p text:style-name="Text_20_body"><text:s text:c="4"/>driver = setup_driver()</text:p>
      <text:p text:style-name="Text_20_body"><text:s text:c="4"/></text:p>
      <text:p text:style-name="Text_20_body"><text:soft-page-break/><text:s text:c="4"/>try:</text:p>
      <text:p text:style-name="Text_20_body"><text:s text:c="8"/>driver.get("https://the-internet.herokuapp.com/login")</text:p>
      <text:p text:style-name="Text_20_body"><text:s text:c="8"/></text:p>
      <text:p text:style-name="Text_20_body"><text:s text:c="8"/># Best Practice 1: Use most stable locator</text:p>
      <text:p text:style-name="Text_20_body"><text:s text:c="8"/># Priority: ID &gt; Name &gt; CSS &gt; XPath</text:p>
      <text:p text:style-name="Text_20_body"><text:s text:c="8"/></text:p>
      <text:p text:style-name="Text_20_body"><text:s text:c="8"/># Best Practice 2: Create reusable locator functions</text:p>
      <text:p text:style-name="Text_20_body"><text:s text:c="8"/>def find_element_safely(by, value, timeout=10):</text:p>
      <text:p text:style-name="Text_20_body"><text:s text:c="12"/>try:</text:p>
      <text:p text:style-name="Text_20_body"><text:s text:c="16"/>wait = WebDriverWait(driver, timeout)</text:p>
      <text:p text:style-name="Text_20_body"><text:s text:c="16"/>return wait.until(EC.presence_of_element_located((by, value)))</text:p>
      <text:p text:style-name="Text_20_body"><text:s text:c="12"/>except TimeoutException:</text:p>
      <text:p text:style-name="Text_20_body"><text:s text:c="16"/>print(f"❌ Element not found: {by}='{value}'")</text:p>
      <text:p text:style-name="Text_20_body"><text:s text:c="16"/>return None</text:p>
      <text:p text:style-name="Text_20_body"><text:s text:c="8"/></text:p>
      <text:p text:style-name="Text_20_body"><text:s text:c="8"/>username = find_element_safely(By.ID, "username")</text:p>
      <text:p text:style-name="Text_20_body"><text:s text:c="8"/>if username:</text:p>
      <text:p text:style-name="Text_20_body"><text:s text:c="12"/>print("✅ Found username safely")</text:p>
      <text:p text:style-name="Text_20_body"><text:s text:c="12"/>username.send_keys("admin")</text:p>
      <text:p text:style-name="Text_20_body"><text:s text:c="8"/></text:p>
      <text:p text:style-name="Text_20_body"><text:s text:c="8"/># Best Practice 3: Use data-testid attributes (if available)</text:p>
      <text:p text:style-name="Text_20_body"><text:s text:c="8"/># &lt;input data-testid="username-input"&gt;</text:p>
      <text:p text:style-name="Text_20_body"><text:s text:c="8"/># username = driver.find_element(By.CSS_SELECTOR, "[data-testid='username-input']")</text:p>
      <text:p text:style-name="Text_20_body"><text:s text:c="8"/></text:p>
      <text:p text:style-name="Text_20_body"><text:s text:c="8"/># Best Practice 4: Combine multiple strategies</text:p>
      <text:p text:style-name="Text_20_body"><text:s text:c="8"/>def find_login_button():</text:p>
      <text:p text:style-name="Text_20_body"><text:s text:c="12"/>strategies = [</text:p>
      <text:p text:style-name="Text_20_body"><text:s text:c="16"/>(By.ID, "login-button"),</text:p>
      <text:p text:style-name="Text_20_body"><text:s text:c="16"/>(By.CSS_SELECTOR, "button[type='submit']"),</text:p>
      <text:p text:style-name="Text_20_body"><text:s text:c="16"/>(By.XPATH, "//button[contains(text(), 'Login')]"),</text:p>
      <text:p text:style-name="Text_20_body"><text:s text:c="16"/>(By.CSS_SELECTOR, ".radius")</text:p>
      <text:p text:style-name="Text_20_body"><text:s text:c="12"/>]</text:p>
      <text:p text:style-name="Text_20_body"><text:soft-page-break/><text:s text:c="12"/></text:p>
      <text:p text:style-name="Text_20_body"><text:s text:c="12"/>for by, value in strategies:</text:p>
      <text:p text:style-name="Text_20_body"><text:s text:c="16"/>try:</text:p>
      <text:p text:style-name="Text_20_body"><text:s text:c="20"/>return driver.find_element(by, value)</text:p>
      <text:p text:style-name="Text_20_body"><text:s text:c="16"/>except NoSuchElementException:</text:p>
      <text:p text:style-name="Text_20_body"><text:s text:c="20"/>continue</text:p>
      <text:p text:style-name="Text_20_body"><text:s text:c="12"/>return None</text:p>
      <text:p text:style-name="Text_20_body"><text:s text:c="8"/></text:p>
      <text:p text:style-name="Text_20_body"><text:s text:c="8"/>login_btn = find_login_button()</text:p>
      <text:p text:style-name="Text_20_body"><text:s text:c="8"/>if login_btn:</text:p>
      <text:p text:style-name="Text_20_body"><text:s text:c="12"/>print(f"✅ Found login button: {login_btn.text}")</text:p>
      <text:p text:style-name="Text_20_body"><text:s text:c="8"/></text:p>
      <text:p text:style-name="Text_20_body"><text:s text:c="4"/>except Exception as e:</text:p>
      <text:p text:style-name="Text_20_body"><text:s text:c="8"/>print(f"❌ Error: {e}")</text:p>
      <text:p text:style-name="Text_20_body"><text:s text:c="8"/></text:p>
      <text:p text:style-name="Text_20_body"><text:s text:c="4"/>finally:</text:p>
      <text:p text:style-name="Text_20_body"><text:s text:c="8"/>driver.quit()</text:p>
      <text:p text:style-name="Text_20_body"><text:s text:c="8"/>print("Browser closed\n")</text:p>
      <text:p text:style-name="Text_20_body"/>
      <text:p text:style-name="Text_20_body"># Main execution</text:p>
      <text:p text:style-name="Text_20_body">if __name__ == "__main__":</text:p>
      <text:p text:style-name="Text_20_body"><text:s text:c="4"/>print("=== Element Locating Examples ===\n")</text:p>
      <text:p text:style-name="Text_20_body"><text:s text:c="4"/></text:p>
      <text:p text:style-name="Text_20_body"><text:s text:c="4"/>locate_by_id_examples()</text:p>
      <text:p text:style-name="Text_20_body"><text:s text:c="4"/>locate_by_name_examples()</text:p>
      <text:p text:style-name="Text_20_body"><text:s text:c="4"/>locate_by_class_name_examples()</text:p>
      <text:p text:style-name="Text_20_body"><text:s text:c="4"/>locate_by_tag_name_examples()</text:p>
      <text:p text:style-name="Text_20_body"><text:s text:c="4"/>locate_by_xpath_examples()</text:p>
      <text:p text:style-name="Text_20_body"><text:s text:c="4"/>locate_by_css_selector_examples()</text:p>
      <text:p text:style-name="Text_20_body"><text:s text:c="4"/>locate_by_link_text_examples()</text:p>
      <text:p text:style-name="Text_20_body"><text:s text:c="4"/>advanced_element_finding()</text:p>
      <text:p text:style-name="Text_20_body"><text:s text:c="4"/>element_locator_best_practices()</text:p>
      <text:p text:style-name="Text_20_body"><text:soft-page-break/><text:s text:c="4"/></text:p>
      <text:p text:style-name="Text_20_body"><text:s text:c="4"/>print(" All element locating examples completed!")</text:p>
      <text:p text:style-name="P30">Now let me create a practical reference guide for element locators:</text:p>
      <text:h text:style-name="P31" text:outline-level="1">Element Locator Strategies Reference</text:h>
      <text:h text:style-name="Heading_20_2" text:outline-level="2">Locator Priority (Most Reliable to Least)</text:h>
      <text:list text:style-name="L19">
        <text:list-item>
          <text:p text:style-name="P43"><text:span text:style-name="Strong_20_Emphasis">ID</text:span> - Most reliable, unique identifier </text:p>
        </text:list-item>
        <text:list-item>
          <text:p text:style-name="P43"><text:span text:style-name="Strong_20_Emphasis">Name</text:span> - Usually reliable for form elements </text:p>
        </text:list-item>
        <text:list-item>
          <text:p text:style-name="P43"><text:span text:style-name="Strong_20_Emphasis">CSS Selector</text:span> - Fast and flexible </text:p>
        </text:list-item>
        <text:list-item>
          <text:p text:style-name="P43"><text:span text:style-name="Strong_20_Emphasis">XPath</text:span> - Most powerful but can be fragile </text:p>
        </text:list-item>
        <text:list-item>
          <text:p text:style-name="P43"><text:span text:style-name="Strong_20_Emphasis">Class Name</text:span> - Good for styling-based elements </text:p>
        </text:list-item>
        <text:list-item>
          <text:p text:style-name="P43"><text:span text:style-name="Strong_20_Emphasis">Tag Name</text:span> - Too generic, use sparingly </text:p>
        </text:list-item>
        <text:list-item>
          <text:p text:style-name="P44"><text:span text:style-name="Strong_20_Emphasis">Link Text</text:span> - Only for links, can break with text changes </text:p>
        </text:list-item>
      </text:list>
      <text:h text:style-name="Heading_20_2" text:outline-level="2">Complete Locator Syntax Guide</text:h>
      <text:h text:style-name="Heading_20_3" text:outline-level="3">1. By ID</text:h>
      <text:p text:style-name="Preformatted_20_Text"><text:span text:style-name="Source_20_Text"># HTML: &lt;input id="username" name="user"&gt;</text:span></text:p>
      <text:p text:style-name="P15"><text:span text:style-name="Source_20_Text">element = driver.find_element(By.ID, "username")</text:span></text:p>
      <text:p text:style-name="Text_20_body"><text:span text:style-name="Strong_20_Emphasis">When to use</text:span>: Always prefer this when available. IDs should be unique.</text:p>
      <text:h text:style-name="Heading_20_3" text:outline-level="3">2. By Name</text:h>
      <text:p text:style-name="Preformatted_20_Text"><text:span text:style-name="Source_20_Text"># HTML: &lt;input name="email" type="email"&gt;</text:span></text:p>
      <text:p text:style-name="P15"><text:span text:style-name="Source_20_Text">element = driver.find_element(By.NAME, "email")</text:span></text:p>
      <text:p text:style-name="Text_20_body"><text:span text:style-name="Strong_20_Emphasis">When to use</text:span>: Form elements often have name attributes.</text:p>
      <text:h text:style-name="Heading_20_3" text:outline-level="3">3. By Class Name</text:h>
      <text:p text:style-name="Preformatted_20_Text"><text:span text:style-name="Source_20_Text"># HTML: &lt;button class="btn-primary submit-btn"&gt;</text:span></text:p>
      <text:p text:style-name="P15"><text:span text:style-name="Source_20_Text">element = driver.find_element(By.CLASS_NAME, "btn-primary")</text:span></text:p>
      <text:p text:style-name="Text_20_body"><text:span text:style-name="Strong_20_Emphasis">Note</text:span>: Use only single class name, not multiple classes.</text:p>
      <text:h text:style-name="Heading_20_3" text:outline-level="3">4. By Tag Name</text:h>
      <text:p text:style-name="Preformatted_20_Text"><text:span text:style-name="Source_20_Text"># HTML: &lt;input&gt;, &lt;button&gt;, &lt;div&gt;</text:span></text:p>
      <text:p text:style-name="P15"><text:span text:style-name="Source_20_Text">elements = driver.find_elements(By.TAG_NAME, "input") <text:s/># Returns list</text:span></text:p>
      <text:p text:style-name="Text_20_body"><text:span text:style-name="Strong_20_Emphasis">When to use</text:span>: Finding all elements of a type, or when combined with other strategies.</text:p>
      <text:h text:style-name="Heading_20_3" text:outline-level="3">5. By CSS Selector (Recommended)</text:h>
      <text:h text:style-name="Heading_20_4" text:outline-level="4">Basic CSS Selectors</text:h>
      <text:p text:style-name="Preformatted_20_Text"><text:span text:style-name="Source_20_Text"># By ID: #username</text:span></text:p>
      <text:p text:style-name="Preformatted_20_Text"><text:soft-page-break/><text:span text:style-name="Source_20_Text">driver.find_element(By.CSS_SELECTOR, "#username")</text:span></text:p>
      <text:p text:style-name="Preformatted_20_Text"/>
      <text:p text:style-name="Preformatted_20_Text"><text:span text:style-name="Source_20_Text"># By class: .btn-primary <text:s/></text:span></text:p>
      <text:p text:style-name="Preformatted_20_Text"><text:span text:style-name="Source_20_Text">driver.find_element(By.CSS_SELECTOR, ".btn-primary")</text:span></text:p>
      <text:p text:style-name="Preformatted_20_Text"/>
      <text:p text:style-name="Preformatted_20_Text"><text:span text:style-name="Source_20_Text"># By tag: input</text:span></text:p>
      <text:p text:style-name="Preformatted_20_Text"><text:span text:style-name="Source_20_Text">driver.find_element(By.CSS_SELECTOR, "input")</text:span></text:p>
      <text:p text:style-name="Preformatted_20_Text"/>
      <text:p text:style-name="Preformatted_20_Text"><text:span text:style-name="Source_20_Text"># By attribute: [name='email']</text:span></text:p>
      <text:p text:style-name="Preformatted_20_Text"><text:span text:style-name="Source_20_Text">driver.find_element(By.CSS_SELECTOR, "[name='email']")</text:span></text:p>
      <text:p text:style-name="Preformatted_20_Text"/>
      <text:p text:style-name="Preformatted_20_Text"><text:span text:style-name="Source_20_Text"># Multiple classes: .btn.btn-primary</text:span></text:p>
      <text:p text:style-name="P15"><text:span text:style-name="Source_20_Text">driver.find_element(By.CSS_SELECTOR, ".btn.btn-primary")</text:span></text:p>
      <text:h text:style-name="Heading_20_4" text:outline-level="4">Advanced CSS Selectors</text:h>
      <text:p text:style-name="Preformatted_20_Text"><text:span text:style-name="Source_20_Text"># Descendant: form input (input inside form)</text:span></text:p>
      <text:p text:style-name="Preformatted_20_Text"><text:span text:style-name="Source_20_Text">driver.find_element(By.CSS_SELECTOR, "form input")</text:span></text:p>
      <text:p text:style-name="Preformatted_20_Text"/>
      <text:p text:style-name="Preformatted_20_Text"><text:span text:style-name="Source_20_Text"># Direct child: form &gt; input (direct child only)</text:span></text:p>
      <text:p text:style-name="Preformatted_20_Text"><text:span text:style-name="Source_20_Text">driver.find_element(By.CSS_SELECTOR, "form &gt; input")</text:span></text:p>
      <text:p text:style-name="Preformatted_20_Text"/>
      <text:p text:style-name="Preformatted_20_Text"><text:span text:style-name="Source_20_Text"># Attribute contains: [class*='btn']</text:span></text:p>
      <text:p text:style-name="Preformatted_20_Text"><text:span text:style-name="Source_20_Text">driver.find_element(By.CSS_SELECTOR, "[class*='btn']")</text:span></text:p>
      <text:p text:style-name="Preformatted_20_Text"/>
      <text:p text:style-name="Preformatted_20_Text"><text:span text:style-name="Source_20_Text"># Attribute starts with: [id^='user']</text:span></text:p>
      <text:p text:style-name="Preformatted_20_Text"><text:span text:style-name="Source_20_Text">driver.find_element(By.CSS_SELECTOR, "[id^='user']")</text:span></text:p>
      <text:p text:style-name="Preformatted_20_Text"/>
      <text:p text:style-name="Preformatted_20_Text"><text:span text:style-name="Source_20_Text"># Attribute ends with: [id$='name']</text:span></text:p>
      <text:p text:style-name="Preformatted_20_Text"><text:span text:style-name="Source_20_Text">driver.find_element(By.CSS_SELECTOR, "[id$='name']")</text:span></text:p>
      <text:p text:style-name="Preformatted_20_Text"/>
      <text:p text:style-name="Preformatted_20_Text"><text:span text:style-name="Source_20_Text"># Nth child: tr:nth-child(2) (second row)</text:span></text:p>
      <text:p text:style-name="Preformatted_20_Text"><text:span text:style-name="Source_20_Text">driver.find_element(By.CSS_SELECTOR, "tr:nth-child(2)")</text:span></text:p>
      <text:p text:style-name="Preformatted_20_Text"/>
      <text:p text:style-name="Preformatted_20_Text"><text:span text:style-name="Source_20_Text"># First/Last: input:first-of-type, input:last-of-type</text:span></text:p>
      <text:p text:style-name="P15"><text:span text:style-name="Source_20_Text">driver.find_element(By.CSS_SELECTOR, "input:first-of-type")</text:span></text:p>
      <text:h text:style-name="Heading_20_3" text:outline-level="3">6. By XPath</text:h>
      <text:h text:style-name="Heading_20_4" text:outline-level="4">Basic XPath</text:h>
      <text:p text:style-name="Preformatted_20_Text"><text:span text:style-name="Source_20_Text"># Absolute (avoid): /html/body/div/form/input</text:span></text:p>
      <text:p text:style-name="Preformatted_20_Text"><text:span text:style-name="Source_20_Text"># Relative (preferred): //input[@id='username']</text:span></text:p>
      <text:p text:style-name="Preformatted_20_Text"><text:span text:style-name="Source_20_Text">driver.find_element(By.XPATH, "//input[@id='username']")</text:span></text:p>
      <text:p text:style-name="Preformatted_20_Text"/>
      <text:p text:style-name="Preformatted_20_Text"><text:span text:style-name="Source_20_Text"># By text: //button[text()='Submit']</text:span></text:p>
      <text:p text:style-name="Preformatted_20_Text"><text:span text:style-name="Source_20_Text">driver.find_element(By.XPATH, "//button[text()='Submit']")</text:span></text:p>
      <text:p text:style-name="Preformatted_20_Text"/>
      <text:p text:style-name="Preformatted_20_Text"><text:span text:style-name="Source_20_Text"># Contains text: //button[contains(text(), 'Sub')]</text:span></text:p>
      <text:p text:style-name="P15"><text:span text:style-name="Source_20_Text">driver.find_element(By.XPATH, "//button[contains(text(), 'Sub')]")</text:span></text:p>
      <text:h text:style-name="Heading_20_4" text:outline-level="4">Advanced XPath</text:h>
      <text:p text:style-name="Preformatted_20_Text"><text:span text:style-name="Source_20_Text"># Multiple attributes: //input[@type='text' and @name='username']</text:span></text:p>
      <text:p text:style-name="Preformatted_20_Text"><text:span text:style-name="Source_20_Text">driver.find_element(By.XPATH, "//input[@type='text' and @name='username']")</text:span></text:p>
      <text:p text:style-name="Preformatted_20_Text"/>
      <text:p text:style-name="Preformatted_20_Text"><text:span text:style-name="Source_20_Text"># Contains attribute: //div[contains(@class, 'error')]</text:span></text:p>
      <text:p text:style-name="Preformatted_20_Text"><text:span text:style-name="Source_20_Text">driver.find_element(By.XPATH, "//div[contains(@class, 'error')]")</text:span></text:p>
      <text:p text:style-name="Preformatted_20_Text"/>
      <text:p text:style-name="Preformatted_20_Text"><text:span text:style-name="Source_20_Text"># Parent: //input[@id='username']/parent::div</text:span></text:p>
      <text:p text:style-name="Preformatted_20_Text"><text:span text:style-name="Source_20_Text">driver.find_element(By.XPATH, "//input[@id='username']/parent::div")</text:span></text:p>
      <text:p text:style-name="Preformatted_20_Text"/>
      <text:p text:style-name="Preformatted_20_Text"><text:soft-page-break/><text:span text:style-name="Source_20_Text"># Following sibling: //label[@for='username']/following-sibling::input</text:span></text:p>
      <text:p text:style-name="Preformatted_20_Text"><text:span text:style-name="Source_20_Text">driver.find_element(By.XPATH, "//label[@for='username']/following-sibling::input")</text:span></text:p>
      <text:p text:style-name="Preformatted_20_Text"/>
      <text:p text:style-name="Preformatted_20_Text"><text:span text:style-name="Source_20_Text"># Position: //tr[2]/td[3] (2nd row, 3rd column)</text:span></text:p>
      <text:p text:style-name="P15"><text:span text:style-name="Source_20_Text">driver.find_element(By.XPATH, "//tr[2]/td[3]")</text:span></text:p>
      <text:h text:style-name="Heading_20_3" text:outline-level="3">7. By Link Text</text:h>
      <text:p text:style-name="Preformatted_20_Text"><text:span text:style-name="Source_20_Text"># Exact text match</text:span></text:p>
      <text:p text:style-name="Preformatted_20_Text"><text:span text:style-name="Source_20_Text">driver.find_element(By.LINK_TEXT, "Click Here")</text:span></text:p>
      <text:p text:style-name="Preformatted_20_Text"/>
      <text:p text:style-name="Preformatted_20_Text"><text:span text:style-name="Source_20_Text"># Partial text match</text:span></text:p>
      <text:p text:style-name="P15"><text:span text:style-name="Source_20_Text">driver.find_element(By.PARTIAL_LINK_TEXT, "Click")</text:span></text:p>
      <text:h text:style-name="Heading_20_2" text:outline-level="2">Common HTML Patterns &amp; Solutions</text:h>
      <text:h text:style-name="Heading_20_3" text:outline-level="3">Forms</text:h>
      <text:p text:style-name="Preformatted_20_Text"><text:span text:style-name="Source_20_Text"># Login form</text:span></text:p>
      <text:p text:style-name="Preformatted_20_Text"><text:span text:style-name="Source_20_Text">username = driver.find_element(By.ID, "username")</text:span></text:p>
      <text:p text:style-name="Preformatted_20_Text"><text:span text:style-name="Source_20_Text">password = driver.find_element(By.NAME, "password")</text:span></text:p>
      <text:p text:style-name="P15"><text:span text:style-name="Source_20_Text">submit_btn = driver.find_element(By.CSS_SELECTOR, "button[type='submit']")</text:span></text:p>
      <text:h text:style-name="Heading_20_3" text:outline-level="3">Tables</text:h>
      <text:p text:style-name="Preformatted_20_Text"><text:span text:style-name="Source_20_Text"># All table rows</text:span></text:p>
      <text:p text:style-name="Preformatted_20_Text"><text:span text:style-name="Source_20_Text">rows = driver.find_elements(By.CSS_SELECTOR, "table tr")</text:span></text:p>
      <text:p text:style-name="Preformatted_20_Text"/>
      <text:p text:style-name="Preformatted_20_Text"><text:span text:style-name="Source_20_Text"># Specific cell</text:span></text:p>
      <text:p text:style-name="Preformatted_20_Text"><text:span text:style-name="Source_20_Text">cell = driver.find_element(By.XPATH, "//table/tbody/tr[2]/td[3]")</text:span></text:p>
      <text:p text:style-name="Preformatted_20_Text"/>
      <text:p text:style-name="Preformatted_20_Text"><text:span text:style-name="Source_20_Text"># Header by text</text:span></text:p>
      <text:p text:style-name="P15"><text:span text:style-name="Source_20_Text">header = driver.find_element(By.XPATH, "//th[text()='Name']")</text:span></text:p>
      <text:h text:style-name="Heading_20_3" text:outline-level="3">Dynamic Content</text:h>
      <text:p text:style-name="Preformatted_20_Text"><text:span text:style-name="Source_20_Text"># Elements with dynamic IDs: id="user_12345"</text:span></text:p>
      <text:p text:style-name="Preformatted_20_Text"><text:span text:style-name="Source_20_Text">user = driver.find_element(By.CSS_SELECTOR, "[id^='user_']")</text:span></text:p>
      <text:p text:style-name="Preformatted_20_Text"/>
      <text:p text:style-name="Preformatted_20_Text"><text:span text:style-name="Source_20_Text"># Or with XPath</text:span></text:p>
      <text:p text:style-name="P15"><text:span text:style-name="Source_20_Text">user = driver.find_element(By.XPATH, "//div[starts-with(@id, 'user_')]")</text:span></text:p>
      <text:h text:style-name="Heading_20_3" text:outline-level="3">Buttons</text:h>
      <text:p text:style-name="Preformatted_20_Text"><text:span text:style-name="Source_20_Text"># Submit buttons</text:span></text:p>
      <text:p text:style-name="Preformatted_20_Text"><text:span text:style-name="Source_20_Text">submit = driver.find_element(By.CSS_SELECTOR, "input[type='submit']")</text:span></text:p>
      <text:p text:style-name="Preformatted_20_Text"><text:span text:style-name="Source_20_Text">button = driver.find_element(By.CSS_SELECTOR, "button[type='submit']")</text:span></text:p>
      <text:p text:style-name="Preformatted_20_Text"/>
      <text:p text:style-name="Preformatted_20_Text"><text:span text:style-name="Source_20_Text"># By text content</text:span></text:p>
      <text:p text:style-name="P15"><text:span text:style-name="Source_20_Text">save_btn = driver.find_element(By.XPATH, "//button[text()='Save']")</text:span></text:p>
      <text:h text:style-name="Heading_20_2" text:outline-level="2"><text:soft-page-break/>Best Practices &amp; Tips</text:h>
      <text:h text:style-name="Heading_20_3" text:outline-level="3">1. Element Locator Hierarchy</text:h>
      <text:p text:style-name="Preformatted_20_Text"><text:span text:style-name="Source_20_Text">def find_element_robust(driver, element_id):</text:span></text:p>
      <text:p text:style-name="Preformatted_20_Text"><text:span text:style-name="Source_20_Text"><text:s text:c="4"/>"""Try multiple strategies to find element"""</text:span></text:p>
      <text:p text:style-name="Preformatted_20_Text"><text:span text:style-name="Source_20_Text"><text:s text:c="4"/>strategies = [</text:span></text:p>
      <text:p text:style-name="Preformatted_20_Text"><text:span text:style-name="Source_20_Text"><text:s text:c="8"/>(By.ID, element_id),</text:span></text:p>
      <text:p text:style-name="Preformatted_20_Text"><text:span text:style-name="Source_20_Text"><text:s text:c="8"/>(By.NAME, element_id),</text:span></text:p>
      <text:p text:style-name="Preformatted_20_Text"><text:span text:style-name="Source_20_Text"><text:s text:c="8"/>(By.CSS_SELECTOR, f"[data-testid='{element_id}']"),</text:span></text:p>
      <text:p text:style-name="Preformatted_20_Text"><text:span text:style-name="Source_20_Text"><text:s text:c="8"/>(By.CSS_SELECTOR, f"#{element_id}"),</text:span></text:p>
      <text:p text:style-name="Preformatted_20_Text"><text:span text:style-name="Source_20_Text"><text:s text:c="8"/>(By.XPATH, f"//input[@id='{element_id}']")</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for by, value in strategies:</text:span></text:p>
      <text:p text:style-name="Preformatted_20_Text"><text:span text:style-name="Source_20_Text"><text:s text:c="8"/>try:</text:span></text:p>
      <text:p text:style-name="Preformatted_20_Text"><text:span text:style-name="Source_20_Text"><text:s text:c="12"/>return driver.find_element(by, value)</text:span></text:p>
      <text:p text:style-name="Preformatted_20_Text"><text:span text:style-name="Source_20_Text"><text:s text:c="8"/>except NoSuchElementException:</text:span></text:p>
      <text:p text:style-name="Preformatted_20_Text"><text:span text:style-name="Source_20_Text"><text:s text:c="12"/>continue</text:span></text:p>
      <text:p text:style-name="Preformatted_20_Text"><text:span text:style-name="Source_20_Text"><text:s text:c="4"/></text:span></text:p>
      <text:p text:style-name="P15"><text:span text:style-name="Source_20_Text"><text:s text:c="4"/>raise NoSuchElementException(f"Could not locate element: {element_id}")</text:span></text:p>
      <text:h text:style-name="Heading_20_3" text:outline-level="3">2. Wait for Elements (Preview of next topic)</text:h>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 Wait for element to be present</text:span></text:p>
      <text:p text:style-name="Preformatted_20_Text"><text:span text:style-name="Source_20_Text">wait = WebDriverWait(driver, 10)</text:span></text:p>
      <text:p text:style-name="P15"><text:span text:style-name="Source_20_Text">element = wait.until(EC.presence_of_element_located((By.ID, "username")))</text:span></text:p>
      <text:h text:style-name="Heading_20_3" text:outline-level="3">3. Custom Data Attributes (Recommended)</text:h>
      <text:p text:style-name="Preformatted_20_Text"><text:span text:style-name="Source_20_Text">&lt;!-- HTML with test-specific attributes --&gt;</text:span></text:p>
      <text:p text:style-name="Preformatted_20_Text"><text:span text:style-name="Source_20_Text">&lt;button data-testid="submit-button"&gt;Submit&lt;/button&gt;</text:span></text:p>
      <text:p text:style-name="P15"><text:span text:style-name="Source_20_Text">&lt;input data-testid="username-input"&gt;</text:span></text:p>
      <text:p text:style-name="Preformatted_20_Text"><text:span text:style-name="Source_20_Text"># Selenium code</text:span></text:p>
      <text:p text:style-name="Preformatted_20_Text"><text:span text:style-name="Source_20_Text">submit_btn = driver.find_element(By.CSS_SELECTOR, "[data-testid='submit-button']")</text:span></text:p>
      <text:p text:style-name="P15"><text:span text:style-name="Source_20_Text">username = driver.find_element(By.CSS_SELECTOR, "[data-testid='username-input']")</text:span></text:p>
      <text:h text:style-name="Heading_20_3" text:outline-level="3">4. Element Validation</text:h>
      <text:p text:style-name="Preformatted_20_Text"><text:span text:style-name="Source_20_Text">def is_element_present(driver, by, value):</text:span></text:p>
      <text:p text:style-name="Preformatted_20_Text"><text:span text:style-name="Source_20_Text"><text:s text:c="4"/>"""Check if element exists without throwing exception"""</text:span></text:p>
      <text:p text:style-name="Preformatted_20_Text"><text:span text:style-name="Source_20_Text"><text:s text:c="4"/>try:</text:span></text:p>
      <text:p text:style-name="Preformatted_20_Text"><text:span text:style-name="Source_20_Text"><text:s text:c="8"/>driver.find_element(by, value)</text:span></text:p>
      <text:p text:style-name="Preformatted_20_Text"><text:span text:style-name="Source_20_Text"><text:s text:c="8"/>return True</text:span></text:p>
      <text:p text:style-name="Preformatted_20_Text"><text:span text:style-name="Source_20_Text"><text:s text:c="4"/>except NoSuchElementException:</text:span></text:p>
      <text:p text:style-name="Preformatted_20_Text"><text:span text:style-name="Source_20_Text"><text:s text:c="8"/>return False</text:span></text:p>
      <text:p text:style-name="Preformatted_20_Text"/>
      <text:p text:style-name="Preformatted_20_Text"><text:span text:style-name="Source_20_Text"># Usage</text:span></text:p>
      <text:p text:style-name="Preformatted_20_Text"><text:span text:style-name="Source_20_Text">if is_element_present(driver, By.ID, "error-message"):</text:span></text:p>
      <text:p text:style-name="P15"><text:span text:style-name="Source_20_Text"><text:s text:c="4"/>print("Error message is displayed")</text:span></text:p>
      <text:h text:style-name="Heading_20_2" text:outline-level="2"><text:soft-page-break/>Troubleshooting Common Issues</text:h>
      <text:h text:style-name="Heading_20_3" text:outline-level="3">Issue: Element not found</text:h>
      <text:p text:style-name="Text_20_body"><text:span text:style-name="Strong_20_Emphasis">Solutions:</text:span></text:p>
      <text:list text:style-name="L20">
        <text:list-item>
          <text:p text:style-name="P45">Check if element is in iframe </text:p>
        </text:list-item>
        <text:list-item>
          <text:p text:style-name="P45">Wait for element to load (use WebDriverWait) </text:p>
        </text:list-item>
        <text:list-item>
          <text:p text:style-name="P45">Verify locator syntax </text:p>
        </text:list-item>
        <text:list-item>
          <text:p text:style-name="P46">Check if element is dynamically generated </text:p>
        </text:list-item>
      </text:list>
      <text:h text:style-name="Heading_20_3" text:outline-level="3">Issue: Multiple elements found</text:h>
      <text:p text:style-name="Text_20_body"><text:span text:style-name="Strong_20_Emphasis">Solutions:</text:span></text:p>
      <text:list text:style-name="L21">
        <text:list-item>
          <text:p text:style-name="P47">Use more specific locator </text:p>
        </text:list-item>
        <text:list-item>
          <text:p text:style-name="P47">Use <text:span text:style-name="Source_20_Text">find_elements()</text:span> and select by index </text:p>
        </text:list-item>
        <text:list-item>
          <text:p text:style-name="P48">Add additional attributes to locator </text:p>
        </text:list-item>
      </text:list>
      <text:h text:style-name="Heading_20_3" text:outline-level="3">Issue: Stale element</text:h>
      <text:p text:style-name="Text_20_body"><text:span text:style-name="Strong_20_Emphasis">Solutions:</text:span></text:p>
      <text:list text:style-name="L22">
        <text:list-item>
          <text:p text:style-name="P49">Re-find element after page changes </text:p>
        </text:list-item>
        <text:list-item>
          <text:p text:style-name="P50">Use fresh locators instead of storing elements </text:p>
        </text:list-item>
      </text:list>
      <text:h text:style-name="Heading_20_2" text:outline-level="2">Quick Reference Card</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eed</text:p>
            </table:table-cell>
            <table:table-cell table:style-name="Table2.A1" office:value-type="string">
              <text:p text:style-name="Table_20_Heading">CSS Selector</text:p>
            </table:table-cell>
            <table:table-cell table:style-name="Table2.A1" office:value-type="string">
              <text:p text:style-name="Table_20_Heading">XPath</text:p>
            </table:table-cell>
          </table:table-row>
        </table:table-header-rows>
        <table:table-row>
          <table:table-cell table:style-name="Table2.A1" office:value-type="string">
            <text:p text:style-name="Table_20_Contents">ID</text:p>
          </table:table-cell>
          <table:table-cell table:style-name="Table2.A1" office:value-type="string">
            <text:p text:style-name="Table_20_Contents"><text:span text:style-name="Source_20_Text">#myid</text:span></text:p>
          </table:table-cell>
          <table:table-cell table:style-name="Table2.A1" office:value-type="string">
            <text:p text:style-name="Table_20_Contents"><text:span text:style-name="Source_20_Text">//[@id='myid']</text:span></text:p>
          </table:table-cell>
        </table:table-row>
        <table:table-row>
          <table:table-cell table:style-name="Table2.A1" office:value-type="string">
            <text:p text:style-name="Table_20_Contents">Class</text:p>
          </table:table-cell>
          <table:table-cell table:style-name="Table2.A1" office:value-type="string">
            <text:p text:style-name="Table_20_Contents"><text:span text:style-name="Source_20_Text">.myclass</text:span></text:p>
          </table:table-cell>
          <table:table-cell table:style-name="Table2.A1" office:value-type="string">
            <text:p text:style-name="Table_20_Contents"><text:span text:style-name="Source_20_Text">//[@class='myclass']</text:span></text:p>
          </table:table-cell>
        </table:table-row>
        <table:table-row>
          <table:table-cell table:style-name="Table2.A1" office:value-type="string">
            <text:p text:style-name="Table_20_Contents">Attribute</text:p>
          </table:table-cell>
          <table:table-cell table:style-name="Table2.A1" office:value-type="string">
            <text:p text:style-name="Table_20_Contents"><text:span text:style-name="Source_20_Text">[name='value']</text:span></text:p>
          </table:table-cell>
          <table:table-cell table:style-name="Table2.A1" office:value-type="string">
            <text:p text:style-name="Table_20_Contents"><text:span text:style-name="Source_20_Text">//[@name='value']</text:span></text:p>
          </table:table-cell>
        </table:table-row>
        <table:table-row>
          <table:table-cell table:style-name="Table2.A1" office:value-type="string">
            <text:p text:style-name="Table_20_Contents">Text</text:p>
          </table:table-cell>
          <table:table-cell table:style-name="Table2.A1" office:value-type="string">
            <text:p text:style-name="Table_20_Contents">N/A</text:p>
          </table:table-cell>
          <table:table-cell table:style-name="Table2.A1" office:value-type="string">
            <text:p text:style-name="Table_20_Contents"><text:span text:style-name="Source_20_Text">//[text()='text']</text:span></text:p>
          </table:table-cell>
        </table:table-row>
        <table:table-row>
          <table:table-cell table:style-name="Table2.A1" office:value-type="string">
            <text:p text:style-name="Table_20_Contents">Contains</text:p>
          </table:table-cell>
          <table:table-cell table:style-name="Table2.A1" office:value-type="string">
            <text:p text:style-name="Table_20_Contents"><text:span text:style-name="Source_20_Text">[attr*='value']</text:span></text:p>
          </table:table-cell>
          <table:table-cell table:style-name="Table2.A1" office:value-type="string">
            <text:p text:style-name="Table_20_Contents"><text:span text:style-name="Source_20_Text">//[contains(@attr,'value')]</text:span></text:p>
          </table:table-cell>
        </table:table-row>
        <table:table-row>
          <table:table-cell table:style-name="Table2.A1" office:value-type="string">
            <text:p text:style-name="Table_20_Contents">Parent</text:p>
          </table:table-cell>
          <table:table-cell table:style-name="Table2.A1" office:value-type="string">
            <text:p text:style-name="Table_20_Contents">N/A</text:p>
          </table:table-cell>
          <table:table-cell table:style-name="Table2.A1" office:value-type="string">
            <text:p text:style-name="Table_20_Contents"><text:span text:style-name="Source_20_Text">//element/parent::div</text:span></text:p>
          </table:table-cell>
        </table:table-row>
        <table:table-row>
          <table:table-cell table:style-name="Table2.A1" office:value-type="string">
            <text:p text:style-name="Table_20_Contents">Child</text:p>
          </table:table-cell>
          <table:table-cell table:style-name="Table2.A1" office:value-type="string">
            <text:p text:style-name="Table_20_Contents"><text:span text:style-name="Source_20_Text">parent &gt; child</text:span></text:p>
          </table:table-cell>
          <table:table-cell table:style-name="Table2.A1" office:value-type="string">
            <text:p text:style-name="Table_20_Contents"><text:span text:style-name="Source_20_Text">//parent/child</text:span></text:p>
          </table:table-cell>
        </table:table-row>
      </table:table>
      <text:p text:style-name="P30"/>
      <text:h text:style-name="P34" text:outline-level="3">Key Takeaways from Element Locating:</text:h>
      <text:p text:style-name="P28"><text:span text:style-name="Strong_20_Emphasis">Locator Priority (Most to Least Reliable):</text:span></text:p>
      <text:list text:style-name="L23">
        <text:list-item>
          <text:p text:style-name="P51"><text:span text:style-name="Strong_20_Emphasis">ID</text:span> - Always use when available (most stable) </text:p>
        </text:list-item>
        <text:list-item>
          <text:p text:style-name="P51"><text:span text:style-name="Strong_20_Emphasis">Name</text:span> - Good for form elements </text:p>
        </text:list-item>
        <text:list-item>
          <text:p text:style-name="P51"><text:span text:style-name="Strong_20_Emphasis">CSS Selector</text:span> - Fast and flexible </text:p>
        </text:list-item>
        <text:list-item>
          <text:p text:style-name="P51"><text:span text:style-name="Strong_20_Emphasis">XPath</text:span> - Powerful but can be fragile </text:p>
        </text:list-item>
        <text:list-item>
          <text:p text:style-name="P51"><text:span text:style-name="Strong_20_Emphasis">Class Name</text:span> - Use cautiously (styling changes) </text:p>
        </text:list-item>
        <text:list-item>
          <text:p text:style-name="P52"><text:span text:style-name="Strong_20_Emphasis">Tag Name</text:span> - Too generic, rarely used alone </text:p>
        </text:list-item>
      </text:list>
      <text:p text:style-name="P28"><text:span text:style-name="Strong_20_Emphasis">Essential Methods:</text:span></text:p>
      <text:list text:style-name="L24">
        <text:list-item>
          <text:p text:style-name="P53"><text:soft-page-break/><text:span text:style-name="Source_20_Text">find_element(By.*, "value")</text:span> - Returns first matching element </text:p>
        </text:list-item>
        <text:list-item>
          <text:p text:style-name="P53"><text:span text:style-name="Source_20_Text">find_elements(By.*, "value")</text:span> - Returns list of all matching elements </text:p>
        </text:list-item>
        <text:list-item>
          <text:p text:style-name="P53"><text:span text:style-name="Source_20_Text">element.get_attribute("attribute_name")</text:span> - Get element attributes </text:p>
        </text:list-item>
        <text:list-item>
          <text:p text:style-name="P54"><text:span text:style-name="Source_20_Text">element.text</text:span> - Get visible text content </text:p>
        </text:list-item>
      </text:list>
      <text:p text:style-name="P28"><text:span text:style-name="Strong_20_Emphasis">Pro Tips:</text:span></text:p>
      <text:list text:style-name="L25">
        <text:list-item>
          <text:p text:style-name="P55"><text:span text:style-name="Strong_20_Emphasis">Use data-testid attributes</text:span> for automation-friendly locators </text:p>
        </text:list-item>
        <text:list-item>
          <text:p text:style-name="P55"><text:span text:style-name="Strong_20_Emphasis">Combine multiple strategies</text:span> for robust element finding </text:p>
        </text:list-item>
        <text:list-item>
          <text:p text:style-name="P55"><text:span text:style-name="Strong_20_Emphasis">CSS Selectors are faster</text:span> than XPath for most cases </text:p>
        </text:list-item>
        <text:list-item>
          <text:p text:style-name="P56"><text:span text:style-name="Strong_20_Emphasis">XPath is more powerful</text:span> for complex relationships </text:p>
        </text:list-item>
      </text:list>
      <text:h text:style-name="P25" text:outline-level="3">Practice Exercise:</text:h>
      <text:p text:style-name="P28">Try the element locating examples and:</text:p>
      <text:list text:style-name="L26">
        <text:list-item>
          <text:p text:style-name="P57">Identify elements using different locator strategies </text:p>
        </text:list-item>
        <text:list-item>
          <text:p text:style-name="P57">Compare the reliability of different approaches </text:p>
        </text:list-item>
        <text:list-item>
          <text:p text:style-name="P58">Practice both <text:span text:style-name="Source_20_Text">find_element()</text:span> and <text:span text:style-name="Source_20_Text">find_elements()</text:span> </text:p>
        </text:list-item>
      </text:list>
      <text:p text:style-name="P28">Ready for the next topic: <text:span text:style-name="Strong_20_Emphasis">"Interacting with Web Elements"</text:span>? This is where we learn to click buttons, fill forms, select dropdowns, and perform all the actions users do on web pages!</text:p>
      <text:h text:style-name="P59" text:outline-level="2">Phase 2, Topic 5: Interacting with Web Elements</text:h>
      <text:p text:style-name="Text_20_body">Now that you can find elements, let's learn how to interact with them! This covers all the actions users perform on web pages - clicking, typing, selecting, checking boxes, and more.</text:p>
      <text:p text:style-name="P28"># web_element_interactions.py</text:p>
      <text:p text:style-name="P28"># Complete guide to interacting with web elements in Selenium</text:p>
      <text:p text:style-name="P28"/>
      <text:p text:style-name="P28">from selenium import webdriver</text:p>
      <text:p text:style-name="P28">from selenium.webdriver.common.by import By</text:p>
      <text:p text:style-name="P28">from selenium.webdriver.common.keys import Keys</text:p>
      <text:p text:style-name="P28">from selenium.webdriver.support.ui import Select, WebDriverWait</text:p>
      <text:p text:style-name="P28">from selenium.webdriver.support import expected_conditions as EC</text:p>
      <text:p text:style-name="P28">from selenium.webdriver.chrome.service import Service</text:p>
      <text:p text:style-name="P28">from selenium.webdriver.chrome.options import Options</text:p>
      <text:p text:style-name="P28">from selenium.common.exceptions import NoSuchElementException, TimeoutException</text:p>
      <text:p text:style-name="P28">from webdriver_manager.chrome import ChromeDriverManager</text:p>
      <text:p text:style-name="P28">import time</text:p>
      <text:p text:style-name="P28"/>
      <text:p text:style-name="P28">def setup_driver():</text:p>
      <text:p text:style-name="P28"><text:soft-page-break/><text:s text:c="4"/>"""Setup Chrome driver with options"""</text:p>
      <text:p text:style-name="P28"><text:s text:c="4"/>options = Options()</text:p>
      <text:p text:style-name="P28"><text:s text:c="4"/>options.add_argument("--start-maximized")</text:p>
      <text:p text:style-name="P28"><text:s text:c="4"/>driver = webdriver.Chrome(</text:p>
      <text:p text:style-name="P28"><text:s text:c="8"/>service=Service(ChromeDriverManager().install()),</text:p>
      <text:p text:style-name="P28"><text:s text:c="8"/>options=options</text:p>
      <text:p text:style-name="P28"><text:s text:c="4"/>)</text:p>
      <text:p text:style-name="P28"><text:s text:c="4"/>return driver</text:p>
      <text:p text:style-name="P28"/>
      <text:p text:style-name="P28">def basic_text_input_interactions():</text:p>
      <text:p text:style-name="P28"><text:s text:c="4"/>"""Basic text input and form interactions"""</text:p>
      <text:p text:style-name="P28"><text:s text:c="4"/>print("📝 Basic Text Input Interactions")</text:p>
      <text:p text:style-name="P28"><text:s text:c="4"/></text:p>
      <text:p text:style-name="P28"><text:s text:c="4"/>driver = setup_driver()</text:p>
      <text:p text:style-name="P28"><text:s text:c="4"/></text:p>
      <text:p text:style-name="P28"><text:s text:c="4"/>try:</text:p>
      <text:p text:style-name="P28"><text:s text:c="8"/># Navigate to a form page</text:p>
      <text:p text:style-name="P28"><text:s text:c="8"/>driver.get("https://the-internet.herokuapp.com/login")</text:p>
      <text:p text:style-name="P28"><text:s text:c="8"/></text:p>
      <text:p text:style-name="P28"><text:s text:c="8"/># Find input elements</text:p>
      <text:p text:style-name="P28"><text:s text:c="8"/>username_field = driver.find_element(By.ID, "username")</text:p>
      <text:p text:style-name="P28"><text:s text:c="8"/>password_field = driver.find_element(By.ID, "password")</text:p>
      <text:p text:style-name="P28"><text:s text:c="8"/></text:p>
      <text:p text:style-name="P28"><text:s text:c="8"/># Basic text input</text:p>
      <text:p text:style-name="P28"><text:s text:c="8"/>username_field.send_keys("tomsmith")</text:p>
      <text:p text:style-name="P28"><text:s text:c="8"/>password_field.send_keys("SuperSecretPassword!")</text:p>
      <text:p text:style-name="P28"><text:s text:c="8"/></text:p>
      <text:p text:style-name="P28"><text:s text:c="8"/>print("✅ Text entered in form fields")</text:p>
      <text:p text:style-name="P28"><text:s text:c="8"/></text:p>
      <text:p text:style-name="P28"><text:s text:c="8"/># Clear field and re-enter</text:p>
      <text:p text:style-name="P28"><text:s text:c="8"/>username_field.clear()</text:p>
      <text:p text:style-name="P28"><text:s text:c="8"/>username_field.send_keys("admin")</text:p>
      <text:p text:style-name="P28"><text:soft-page-break/><text:s text:c="8"/></text:p>
      <text:p text:style-name="P28"><text:s text:c="8"/>print("✅ Field cleared and updated")</text:p>
      <text:p text:style-name="P28"><text:s text:c="8"/></text:p>
      <text:p text:style-name="P28"><text:s text:c="8"/># Get current value</text:p>
      <text:p text:style-name="P28"><text:s text:c="8"/>current_username = username_field.get_attribute("value")</text:p>
      <text:p text:style-name="P28"><text:s text:c="8"/>print(f"✅ Current username value: {current_username}")</text:p>
      <text:p text:style-name="P28"><text:s text:c="8"/></text:p>
      <text:p text:style-name="P28"><text:s text:c="8"/># Special keys</text:p>
      <text:p text:style-name="P28"><text:s text:c="8"/>username_field.send_keys(Keys.CONTROL, "a") <text:s/># Select all</text:p>
      <text:p text:style-name="P28"><text:s text:c="8"/>username_field.send_keys("newuser") <text:s/># Replace selected text</text:p>
      <text:p text:style-name="P28"><text:s text:c="8"/></text:p>
      <text:p text:style-name="P28"><text:s text:c="8"/>print("✅ Used special keys for text manipulation")</text:p>
      <text:p text:style-name="P28"><text:s text:c="8"/></text:p>
      <text:p text:style-name="P28"><text:s text:c="8"/>time.sleep(2)</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driver.quit()</text:p>
      <text:p text:style-name="P28"><text:s text:c="8"/>print("Browser closed\n")</text:p>
      <text:p text:style-name="P28"/>
      <text:p text:style-name="P28">def click_interactions():</text:p>
      <text:p text:style-name="P28"><text:s text:c="4"/>"""Different types of click interactions"""</text:p>
      <text:p text:style-name="P28"><text:s text:c="4"/>print("🖱️ Click Interactions")</text:p>
      <text:p text:style-name="P28"><text:s text:c="4"/></text:p>
      <text:p text:style-name="P28"><text:s text:c="4"/>driver = setup_driver()</text:p>
      <text:p text:style-name="P28"><text:s text:c="4"/></text:p>
      <text:p text:style-name="P28"><text:s text:c="4"/>try:</text:p>
      <text:p text:style-name="P28"><text:s text:c="8"/>driver.get("https://the-internet.herokuapp.com/login")</text:p>
      <text:p text:style-name="P28"><text:s text:c="8"/></text:p>
      <text:p text:style-name="P28"><text:s text:c="8"/># Fill form first</text:p>
      <text:p text:style-name="P28"><text:soft-page-break/><text:s text:c="8"/>driver.find_element(By.ID, "username").send_keys("tomsmith")</text:p>
      <text:p text:style-name="P28"><text:s text:c="8"/>driver.find_element(By.ID, "password").send_keys("SuperSecretPassword!")</text:p>
      <text:p text:style-name="P28"><text:s text:c="8"/></text:p>
      <text:p text:style-name="P28"><text:s text:c="8"/># Basic click</text:p>
      <text:p text:style-name="P28"><text:s text:c="8"/>login_button = driver.find_element(By.CSS_SELECTOR, "button[type='submit']")</text:p>
      <text:p text:style-name="P28"><text:s text:c="8"/>login_button.click()</text:p>
      <text:p text:style-name="P28"><text:s text:c="8"/></text:p>
      <text:p text:style-name="P28"><text:s text:c="8"/>print("✅ Basic click performed")</text:p>
      <text:p text:style-name="P28"><text:s text:c="8"/></text:p>
      <text:p text:style-name="P28"><text:s text:c="8"/># Wait for page to load and check result</text:p>
      <text:p text:style-name="P28"><text:s text:c="8"/>time.sleep(2)</text:p>
      <text:p text:style-name="P28"><text:s text:c="8"/></text:p>
      <text:p text:style-name="P28"><text:s text:c="8"/># Check if login was successful</text:p>
      <text:p text:style-name="P28"><text:s text:c="8"/>try:</text:p>
      <text:p text:style-name="P28"><text:s text:c="12"/>success_message = driver.find_element(By.CSS_SELECTOR, ".flash.success")</text:p>
      <text:p text:style-name="P28"><text:s text:c="12"/>print(f"✅ Login successful: {success_message.text}")</text:p>
      <text:p text:style-name="P28"><text:s text:c="12"/></text:p>
      <text:p text:style-name="P28"><text:s text:c="12"/># Click logout</text:p>
      <text:p text:style-name="P28"><text:s text:c="12"/>logout_link = driver.find_element(By.LINK_TEXT, "Logout")</text:p>
      <text:p text:style-name="P28"><text:s text:c="12"/>logout_link.click()</text:p>
      <text:p text:style-name="P28"><text:s text:c="12"/>print("✅ Logout clicked")</text:p>
      <text:p text:style-name="P28"><text:s text:c="12"/></text:p>
      <text:p text:style-name="P28"><text:s text:c="8"/>except NoSuchElementException:</text:p>
      <text:p text:style-name="P28"><text:s text:c="12"/>print("❌ Login may have failed")</text:p>
      <text:p text:style-name="P28"><text:s text:c="8"/></text:p>
      <text:p text:style-name="P28"><text:s text:c="8"/>time.sleep(2)</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driver.quit()</text:p>
      <text:p text:style-name="P28"><text:soft-page-break/><text:s text:c="8"/>print("Browser closed\n")</text:p>
      <text:p text:style-name="P28"/>
      <text:p text:style-name="P28">def checkbox_interactions():</text:p>
      <text:p text:style-name="P28"><text:s text:c="4"/>"""Working with checkboxes"""</text:p>
      <text:p text:style-name="P28"><text:s text:c="4"/>print("☑️ Checkbox Interactions")</text:p>
      <text:p text:style-name="P28"><text:s text:c="4"/></text:p>
      <text:p text:style-name="P28"><text:s text:c="4"/>driver = setup_driver()</text:p>
      <text:p text:style-name="P28"><text:s text:c="4"/></text:p>
      <text:p text:style-name="P28"><text:s text:c="4"/>try:</text:p>
      <text:p text:style-name="P28"><text:s text:c="8"/>driver.get("https://the-internet.herokuapp.com/checkboxes")</text:p>
      <text:p text:style-name="P28"><text:s text:c="8"/></text:p>
      <text:p text:style-name="P28"><text:s text:c="8"/># Find all checkboxes</text:p>
      <text:p text:style-name="P28"><text:s text:c="8"/>checkboxes = driver.find_elements(By.CSS_SELECTOR, "input[type='checkbox']")</text:p>
      <text:p text:style-name="P28"><text:s text:c="8"/></text:p>
      <text:p text:style-name="P28"><text:s text:c="8"/>print(f"✅ Found {len(checkboxes)} checkboxes")</text:p>
      <text:p text:style-name="P28"><text:s text:c="8"/></text:p>
      <text:p text:style-name="P28"><text:s text:c="8"/># Check status and interact with each</text:p>
      <text:p text:style-name="P28"><text:s text:c="8"/>for i, checkbox in enumerate(checkboxes, 1):</text:p>
      <text:p text:style-name="P28"><text:s text:c="12"/>is_checked = checkbox.is_selected()</text:p>
      <text:p text:style-name="P28"><text:s text:c="12"/>print(f" <text:s text:c="2"/>Checkbox {i}: {'Checked' if is_checked else 'Unchecked'}")</text:p>
      <text:p text:style-name="P28"><text:s text:c="12"/></text:p>
      <text:p text:style-name="P28"><text:s text:c="12"/># Toggle checkbox state</text:p>
      <text:p text:style-name="P28"><text:s text:c="12"/>if not is_checked:</text:p>
      <text:p text:style-name="P28"><text:s text:c="16"/>checkbox.click()</text:p>
      <text:p text:style-name="P28"><text:s text:c="16"/>print(f" <text:s text:c="2"/>✅ Checked checkbox {i}")</text:p>
      <text:p text:style-name="P28"><text:s text:c="12"/>else:</text:p>
      <text:p text:style-name="P28"><text:s text:c="16"/>checkbox.click()</text:p>
      <text:p text:style-name="P28"><text:s text:c="16"/>print(f" <text:s text:c="2"/>✅ Unchecked checkbox {i}")</text:p>
      <text:p text:style-name="P28"><text:s text:c="8"/></text:p>
      <text:p text:style-name="P28"><text:s text:c="8"/>time.sleep(2)</text:p>
      <text:p text:style-name="P28"><text:s text:c="8"/></text:p>
      <text:p text:style-name="P28"><text:s text:c="8"/># Verify final states</text:p>
      <text:p text:style-name="P28"><text:soft-page-break/><text:s text:c="8"/>print("\nFinal checkbox states:")</text:p>
      <text:p text:style-name="P28"><text:s text:c="8"/>for i, checkbox in enumerate(checkboxes, 1):</text:p>
      <text:p text:style-name="P28"><text:s text:c="12"/>is_checked = checkbox.is_selected()</text:p>
      <text:p text:style-name="P28"><text:s text:c="12"/>print(f" <text:s text:c="2"/>Checkbox {i}: {'Checked' if is_checked else 'Unchecked'}")</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driver.quit()</text:p>
      <text:p text:style-name="P28"><text:s text:c="8"/>print("Browser closed\n")</text:p>
      <text:p text:style-name="P28"/>
      <text:p text:style-name="P28">def dropdown_interactions():</text:p>
      <text:p text:style-name="P28"><text:s text:c="4"/>"""Working with dropdown/select elements"""</text:p>
      <text:p text:style-name="P28"><text:s text:c="4"/>print("📋 Dropdown/Select Interactions")</text:p>
      <text:p text:style-name="P28"><text:s text:c="4"/></text:p>
      <text:p text:style-name="P28"><text:s text:c="4"/>driver = setup_driver()</text:p>
      <text:p text:style-name="P28"><text:s text:c="4"/></text:p>
      <text:p text:style-name="P28"><text:s text:c="4"/>try:</text:p>
      <text:p text:style-name="P28"><text:s text:c="8"/>driver.get("https://the-internet.herokuapp.com/dropdown")</text:p>
      <text:p text:style-name="P28"><text:s text:c="8"/></text:p>
      <text:p text:style-name="P28"><text:s text:c="8"/># Find dropdown element</text:p>
      <text:p text:style-name="P28"><text:s text:c="8"/>dropdown_element = driver.find_element(By.ID, "dropdown")</text:p>
      <text:p text:style-name="P28"><text:s text:c="8"/></text:p>
      <text:p text:style-name="P28"><text:s text:c="8"/># Create Select object</text:p>
      <text:p text:style-name="P28"><text:s text:c="8"/>dropdown = Select(dropdown_element)</text:p>
      <text:p text:style-name="P28"><text:s text:c="8"/></text:p>
      <text:p text:style-name="P28"><text:s text:c="8"/># Get all options</text:p>
      <text:p text:style-name="P28"><text:s text:c="8"/>all_options = dropdown.options</text:p>
      <text:p text:style-name="P28"><text:s text:c="8"/>print(f"✅ Dropdown has {len(all_options)} options:")</text:p>
      <text:p text:style-name="P28"><text:s text:c="8"/>for option in all_options:</text:p>
      <text:p text:style-name="P28"><text:s text:c="12"/>print(f" <text:s text:c="2"/>- {option.text}")</text:p>
      <text:p text:style-name="P28"><text:soft-page-break/><text:s text:c="8"/></text:p>
      <text:p text:style-name="P28"><text:s text:c="8"/># Select by visible text</text:p>
      <text:p text:style-name="P28"><text:s text:c="8"/>dropdown.select_by_visible_text("Option 1")</text:p>
      <text:p text:style-name="P28"><text:s text:c="8"/>print("✅ Selected 'Option 1' by text")</text:p>
      <text:p text:style-name="P28"><text:s text:c="8"/></text:p>
      <text:p text:style-name="P28"><text:s text:c="8"/>time.sleep(1)</text:p>
      <text:p text:style-name="P28"><text:s text:c="8"/></text:p>
      <text:p text:style-name="P28"><text:s text:c="8"/># Select by value</text:p>
      <text:p text:style-name="P28"><text:s text:c="8"/>dropdown.select_by_value("2")</text:p>
      <text:p text:style-name="P28"><text:s text:c="8"/>print("✅ Selected 'Option 2' by value")</text:p>
      <text:p text:style-name="P28"><text:s text:c="8"/></text:p>
      <text:p text:style-name="P28"><text:s text:c="8"/>time.sleep(1)</text:p>
      <text:p text:style-name="P28"><text:s text:c="8"/></text:p>
      <text:p text:style-name="P28"><text:s text:c="8"/># Select by index (0-based)</text:p>
      <text:p text:style-name="P28"><text:s text:c="8"/>dropdown.select_by_index(1) <text:s/># Option 1</text:p>
      <text:p text:style-name="P28"><text:s text:c="8"/>print("✅ Selected 'Option 1' by index")</text:p>
      <text:p text:style-name="P28"><text:s text:c="8"/></text:p>
      <text:p text:style-name="P28"><text:s text:c="8"/># Get currently selected option</text:p>
      <text:p text:style-name="P28"><text:s text:c="8"/>selected_option = dropdown.first_selected_option</text:p>
      <text:p text:style-name="P28"><text:s text:c="8"/>print(f"✅ Currently selected: {selected_option.text}")</text:p>
      <text:p text:style-name="P28"><text:s text:c="8"/></text:p>
      <text:p text:style-name="P28"><text:s text:c="8"/># Check if it's a multi-select dropdown</text:p>
      <text:p text:style-name="P28"><text:s text:c="8"/>is_multiple = dropdown.is_multiple</text:p>
      <text:p text:style-name="P28"><text:s text:c="8"/>print(f"✅ Is multiple select: {is_multiple}")</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driver.quit()</text:p>
      <text:p text:style-name="P28"><text:s text:c="8"/>print("Browser closed\n")</text:p>
      <text:p text:style-name="P28"/>
      <text:p text:style-name="P28"><text:soft-page-break/>def radio_button_interactions():</text:p>
      <text:p text:style-name="P28"><text:s text:c="4"/>"""Working with radio buttons"""</text:p>
      <text:p text:style-name="P28"><text:s text:c="4"/>print("🔘 Radio Button Interactions")</text:p>
      <text:p text:style-name="P28"><text:s text:c="4"/></text:p>
      <text:p text:style-name="P28"><text:s text:c="4"/>driver = setup_driver()</text:p>
      <text:p text:style-name="P28"><text:s text:c="4"/></text:p>
      <text:p text:style-name="P28"><text:s text:c="4"/>try:</text:p>
      <text:p text:style-name="P28"><text:s text:c="8"/># Create a simple HTML page with radio buttons</text:p>
      <text:p text:style-name="P28"><text:s text:c="8"/>html_content = """</text:p>
      <text:p text:style-name="P28"><text:s text:c="8"/>&lt;html&gt;</text:p>
      <text:p text:style-name="P28"><text:s text:c="8"/>&lt;body&gt;</text:p>
      <text:p text:style-name="P28"><text:s text:c="12"/>&lt;h2&gt;Radio Button Test&lt;/h2&gt;</text:p>
      <text:p text:style-name="P28"><text:s text:c="12"/>&lt;form&gt;</text:p>
      <text:p text:style-name="P28"><text:s text:c="16"/>&lt;input type="radio" id="option1" name="choice" value="1"&gt;</text:p>
      <text:p text:style-name="P28"><text:s text:c="16"/>&lt;label for="option1"&gt;Option 1&lt;/label&gt;&lt;br&gt;</text:p>
      <text:p text:style-name="P28"><text:s text:c="16"/></text:p>
      <text:p text:style-name="P28"><text:s text:c="16"/>&lt;input type="radio" id="option2" name="choice" value="2"&gt;</text:p>
      <text:p text:style-name="P28"><text:s text:c="16"/>&lt;label for="option2"&gt;Option 2&lt;/label&gt;&lt;br&gt;</text:p>
      <text:p text:style-name="P28"><text:s text:c="16"/></text:p>
      <text:p text:style-name="P28"><text:s text:c="16"/>&lt;input type="radio" id="option3" name="choice" value="3" checked&gt;</text:p>
      <text:p text:style-name="P28"><text:s text:c="16"/>&lt;label for="option3"&gt;Option 3 (Pre-selected)&lt;/label&gt;&lt;br&gt;</text:p>
      <text:p text:style-name="P28"><text:s text:c="12"/>&lt;/form&gt;</text:p>
      <text:p text:style-name="P28"><text:s text:c="8"/>&lt;/body&gt;</text:p>
      <text:p text:style-name="P28"><text:s text:c="8"/>&lt;/html&gt;</text:p>
      <text:p text:style-name="P28"><text:s text:c="8"/>"""</text:p>
      <text:p text:style-name="P28"><text:s text:c="8"/></text:p>
      <text:p text:style-name="P28"><text:s text:c="8"/># Save to temporary file and open</text:p>
      <text:p text:style-name="P28"><text:s text:c="8"/>with open("temp_radio.html", "w") as f:</text:p>
      <text:p text:style-name="P28"><text:s text:c="12"/>f.write(html_content)</text:p>
      <text:p text:style-name="P28"><text:s text:c="8"/></text:p>
      <text:p text:style-name="P28"><text:s text:c="8"/>driver.get("file://" + os.path.abspath("temp_radio.html"))</text:p>
      <text:p text:style-name="P28"><text:s text:c="8"/></text:p>
      <text:p text:style-name="P28"><text:soft-page-break/><text:s text:c="8"/># Find all radio buttons</text:p>
      <text:p text:style-name="P28"><text:s text:c="8"/>radio_buttons = driver.find_elements(By.CSS_SELECTOR, "input[type='radio']")</text:p>
      <text:p text:style-name="P28"><text:s text:c="8"/></text:p>
      <text:p text:style-name="P28"><text:s text:c="8"/>print(f"✅ Found {len(radio_buttons)} radio buttons")</text:p>
      <text:p text:style-name="P28"><text:s text:c="8"/></text:p>
      <text:p text:style-name="P28"><text:s text:c="8"/># Check which one is selected initially</text:p>
      <text:p text:style-name="P28"><text:s text:c="8"/>for i, radio in enumerate(radio_buttons, 1):</text:p>
      <text:p text:style-name="P28"><text:s text:c="12"/>is_selected = radio.is_selected()</text:p>
      <text:p text:style-name="P28"><text:s text:c="12"/>value = radio.get_attribute("value")</text:p>
      <text:p text:style-name="P28"><text:s text:c="12"/>print(f" <text:s text:c="2"/>Radio {i} (value={value}): {'Selected' if is_selected else 'Not selected'}")</text:p>
      <text:p text:style-name="P28"><text:s text:c="8"/></text:p>
      <text:p text:style-name="P28"><text:s text:c="8"/># Select different radio button</text:p>
      <text:p text:style-name="P28"><text:s text:c="8"/>radio_buttons[0].click() <text:s/># Select first option</text:p>
      <text:p text:style-name="P28"><text:s text:c="8"/>print("✅ Selected first radio button")</text:p>
      <text:p text:style-name="P28"><text:s text:c="8"/></text:p>
      <text:p text:style-name="P28"><text:s text:c="8"/>time.sleep(1)</text:p>
      <text:p text:style-name="P28"><text:s text:c="8"/></text:p>
      <text:p text:style-name="P28"><text:s text:c="8"/># Verify selection changed</text:p>
      <text:p text:style-name="P28"><text:s text:c="8"/>for i, radio in enumerate(radio_buttons, 1):</text:p>
      <text:p text:style-name="P28"><text:s text:c="12"/>is_selected = radio.is_selected()</text:p>
      <text:p text:style-name="P28"><text:s text:c="12"/>value = radio.get_attribute("value")</text:p>
      <text:p text:style-name="P28"><text:s text:c="12"/>print(f" <text:s text:c="2"/>Radio {i} (value={value}): {'Selected' if is_selected else 'Not selected'}")</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try:</text:p>
      <text:p text:style-name="P28"><text:s text:c="12"/>import os</text:p>
      <text:p text:style-name="P28"><text:s text:c="12"/>os.remove("temp_radio.html")</text:p>
      <text:p text:style-name="P28"><text:s text:c="8"/>except:</text:p>
      <text:p text:style-name="P28"><text:s text:c="12"/>pass</text:p>
      <text:p text:style-name="P28"><text:soft-page-break/><text:s text:c="8"/>driver.quit()</text:p>
      <text:p text:style-name="P28"><text:s text:c="8"/>print("Browser closed\n")</text:p>
      <text:p text:style-name="P28"/>
      <text:p text:style-name="P28">def file_upload_interactions():</text:p>
      <text:p text:style-name="P28"><text:s text:c="4"/>"""File upload interactions"""</text:p>
      <text:p text:style-name="P28"><text:s text:c="4"/>print("📁 File Upload Interactions")</text:p>
      <text:p text:style-name="P28"><text:s text:c="4"/></text:p>
      <text:p text:style-name="P28"><text:s text:c="4"/>driver = setup_driver()</text:p>
      <text:p text:style-name="P28"><text:s text:c="4"/></text:p>
      <text:p text:style-name="P28"><text:s text:c="4"/>try:</text:p>
      <text:p text:style-name="P28"><text:s text:c="8"/>driver.get("https://the-internet.herokuapp.com/upload")</text:p>
      <text:p text:style-name="P28"><text:s text:c="8"/></text:p>
      <text:p text:style-name="P28"><text:s text:c="8"/># Find file input element</text:p>
      <text:p text:style-name="P28"><text:s text:c="8"/>file_input = driver.find_element(By.ID, "file-upload")</text:p>
      <text:p text:style-name="P28"><text:s text:c="8"/></text:p>
      <text:p text:style-name="P28"><text:s text:c="8"/># Create a temporary file to upload</text:p>
      <text:p text:style-name="P28"><text:s text:c="8"/>test_file_content = "This is a test file for Selenium upload demo."</text:p>
      <text:p text:style-name="P28"><text:s text:c="8"/>with open("test_upload.txt", "w") as f:</text:p>
      <text:p text:style-name="P28"><text:s text:c="12"/>f.write(test_file_content)</text:p>
      <text:p text:style-name="P28"><text:s text:c="8"/></text:p>
      <text:p text:style-name="P28"><text:s text:c="8"/># Get absolute path of the file</text:p>
      <text:p text:style-name="P28"><text:s text:c="8"/>import os</text:p>
      <text:p text:style-name="P28"><text:s text:c="8"/>file_path = os.path.abspath("test_upload.txt")</text:p>
      <text:p text:style-name="P28"><text:s text:c="8"/></text:p>
      <text:p text:style-name="P28"><text:s text:c="8"/># Upload file by sending file path to input element</text:p>
      <text:p text:style-name="P28"><text:s text:c="8"/>file_input.send_keys(file_path)</text:p>
      <text:p text:style-name="P28"><text:s text:c="8"/>print("✅ File path sent to upload input")</text:p>
      <text:p text:style-name="P28"><text:s text:c="8"/></text:p>
      <text:p text:style-name="P28"><text:s text:c="8"/># Click upload button</text:p>
      <text:p text:style-name="P28"><text:s text:c="8"/>upload_button = driver.find_element(By.ID, "file-submit")</text:p>
      <text:p text:style-name="P28"><text:s text:c="8"/>upload_button.click()</text:p>
      <text:p text:style-name="P28"><text:s text:c="8"/>print("✅ Upload button clicked")</text:p>
      <text:p text:style-name="P28"><text:soft-page-break/><text:s text:c="8"/></text:p>
      <text:p text:style-name="P28"><text:s text:c="8"/># Wait for upload to complete</text:p>
      <text:p text:style-name="P28"><text:s text:c="8"/>time.sleep(3)</text:p>
      <text:p text:style-name="P28"><text:s text:c="8"/></text:p>
      <text:p text:style-name="P28"><text:s text:c="8"/># Check if upload was successful</text:p>
      <text:p text:style-name="P28"><text:s text:c="8"/>try:</text:p>
      <text:p text:style-name="P28"><text:s text:c="12"/>uploaded_files = driver.find_element(By.ID, "uploaded-files")</text:p>
      <text:p text:style-name="P28"><text:s text:c="12"/>print(f"✅ Upload successful: {uploaded_files.text}")</text:p>
      <text:p text:style-name="P28"><text:s text:c="8"/>except NoSuchElementException:</text:p>
      <text:p text:style-name="P28"><text:s text:c="12"/>print("❌ Upload may have failed")</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try:</text:p>
      <text:p text:style-name="P28"><text:s text:c="12"/>import os</text:p>
      <text:p text:style-name="P28"><text:s text:c="12"/>os.remove("test_upload.txt")</text:p>
      <text:p text:style-name="P28"><text:s text:c="8"/>except:</text:p>
      <text:p text:style-name="P28"><text:s text:c="12"/>pass</text:p>
      <text:p text:style-name="P28"><text:s text:c="8"/>driver.quit()</text:p>
      <text:p text:style-name="P28"><text:s text:c="8"/>print("Browser closed\n")</text:p>
      <text:p text:style-name="P28"/>
      <text:p text:style-name="P28">def advanced_text_interactions():</text:p>
      <text:p text:style-name="P28"><text:s text:c="4"/>"""Advanced text input interactions"""</text:p>
      <text:p text:style-name="P28"><text:s text:c="4"/>print("⌨️ Advanced Text Interactions")</text:p>
      <text:p text:style-name="P28"><text:s text:c="4"/></text:p>
      <text:p text:style-name="P28"><text:s text:c="4"/>driver = setup_driver()</text:p>
      <text:p text:style-name="P28"><text:s text:c="4"/></text:p>
      <text:p text:style-name="P28"><text:s text:c="4"/>try:</text:p>
      <text:p text:style-name="P28"><text:s text:c="8"/>driver.get("https://the-internet.herokuapp.com/inputs")</text:p>
      <text:p text:style-name="P28"><text:s text:c="8"/></text:p>
      <text:p text:style-name="P28"><text:soft-page-break/><text:s text:c="8"/># Find input field</text:p>
      <text:p text:style-name="P28"><text:s text:c="8"/>number_input = driver.find_element(By.CSS_SELECTOR, "input[type='number']")</text:p>
      <text:p text:style-name="P28"><text:s text:c="8"/></text:p>
      <text:p text:style-name="P28"><text:s text:c="8"/># Type numbers</text:p>
      <text:p text:style-name="P28"><text:s text:c="8"/>number_input.send_keys("123")</text:p>
      <text:p text:style-name="P28"><text:s text:c="8"/>print("✅ Entered number: 123")</text:p>
      <text:p text:style-name="P28"><text:s text:c="8"/></text:p>
      <text:p text:style-name="P28"><text:s text:c="8"/>time.sleep(1)</text:p>
      <text:p text:style-name="P28"><text:s text:c="8"/></text:p>
      <text:p text:style-name="P28"><text:s text:c="8"/># Use arrow keys to increment/decrement</text:p>
      <text:p text:style-name="P28"><text:s text:c="8"/>number_input.send_keys(Keys.ARROW_UP)</text:p>
      <text:p text:style-name="P28"><text:s text:c="8"/>print("✅ Used UP arrow key")</text:p>
      <text:p text:style-name="P28"><text:s text:c="8"/></text:p>
      <text:p text:style-name="P28"><text:s text:c="8"/>time.sleep(1)</text:p>
      <text:p text:style-name="P28"><text:s text:c="8"/></text:p>
      <text:p text:style-name="P28"><text:s text:c="8"/>number_input.send_keys(Keys.ARROW_DOWN)</text:p>
      <text:p text:style-name="P28"><text:s text:c="8"/>print("✅ Used DOWN arrow key")</text:p>
      <text:p text:style-name="P28"><text:s text:c="8"/></text:p>
      <text:p text:style-name="P28"><text:s text:c="8"/># Clear and enter new value</text:p>
      <text:p text:style-name="P28"><text:s text:c="8"/>number_input.clear()</text:p>
      <text:p text:style-name="P28"><text:s text:c="8"/>number_input.send_keys("999")</text:p>
      <text:p text:style-name="P28"><text:s text:c="8"/></text:p>
      <text:p text:style-name="P28"><text:s text:c="8"/># Use keyboard shortcuts</text:p>
      <text:p text:style-name="P28"><text:s text:c="8"/>number_input.send_keys(Keys.CONTROL, "a") <text:s/># Select all</text:p>
      <text:p text:style-name="P28"><text:s text:c="8"/>number_input.send_keys("555") <text:s/># Replace with new value</text:p>
      <text:p text:style-name="P28"><text:s text:c="8"/></text:p>
      <text:p text:style-name="P28"><text:s text:c="8"/>print("✅ Used keyboard shortcuts")</text:p>
      <text:p text:style-name="P28"><text:s text:c="8"/></text:p>
      <text:p text:style-name="P28"><text:s text:c="8"/># Get final value</text:p>
      <text:p text:style-name="P28"><text:s text:c="8"/>final_value = number_input.get_attribute("value")</text:p>
      <text:p text:style-name="P28"><text:s text:c="8"/>print(f"✅ Final value: {final_value}")</text:p>
      <text:p text:style-name="P28"><text:s text:c="8"/></text:p>
      <text:p text:style-name="P28"><text:soft-page-break/><text:s text:c="8"/># Press Enter key</text:p>
      <text:p text:style-name="P28"><text:s text:c="8"/>number_input.send_keys(Keys.ENTER)</text:p>
      <text:p text:style-name="P28"><text:s text:c="8"/>print("✅ Pressed Enter key")</text:p>
      <text:p text:style-name="P28"><text:s text:c="8"/></text:p>
      <text:p text:style-name="P28"><text:s text:c="8"/>time.sleep(2)</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driver.quit()</text:p>
      <text:p text:style-name="P28"><text:s text:c="8"/>print("Browser closed\n")</text:p>
      <text:p text:style-name="P28"/>
      <text:p text:style-name="P28">def element_properties_and_states():</text:p>
      <text:p text:style-name="P28"><text:s text:c="4"/>"""Getting element properties and states"""</text:p>
      <text:p text:style-name="P28"><text:s text:c="4"/>print("🔍 Element Properties and States")</text:p>
      <text:p text:style-name="P28"><text:s text:c="4"/></text:p>
      <text:p text:style-name="P28"><text:s text:c="4"/>driver = setup_driver()</text:p>
      <text:p text:style-name="P28"><text:s text:c="4"/></text:p>
      <text:p text:style-name="P28"><text:s text:c="4"/>try:</text:p>
      <text:p text:style-name="P28"><text:s text:c="8"/>driver.get("https://the-internet.herokuapp.com/login")</text:p>
      <text:p text:style-name="P28"><text:s text:c="8"/></text:p>
      <text:p text:style-name="P28"><text:s text:c="8"/># Find elements</text:p>
      <text:p text:style-name="P28"><text:s text:c="8"/>username_field = driver.find_element(By.ID, "username")</text:p>
      <text:p text:style-name="P28"><text:s text:c="8"/>password_field = driver.find_element(By.ID, "password")</text:p>
      <text:p text:style-name="P28"><text:s text:c="8"/>login_button = driver.find_element(By.CSS_SELECTOR, "button[type='submit']")</text:p>
      <text:p text:style-name="P28"><text:s text:c="8"/></text:p>
      <text:p text:style-name="P28"><text:s text:c="8"/># Get element properties</text:p>
      <text:p text:style-name="P28"><text:s text:c="8"/>print("Element Properties:")</text:p>
      <text:p text:style-name="P28"><text:s text:c="8"/>print(f"✅ Username tag name: {username_field.tag_name}")</text:p>
      <text:p text:style-name="P28"><text:s text:c="8"/>print(f"✅ Username type: {username_field.get_attribute('type')}")</text:p>
      <text:p text:style-name="P28"><text:s text:c="8"/>print(f"✅ Username name: {username_field.get_attribute('name')}")</text:p>
      <text:p text:style-name="P28"><text:soft-page-break/><text:s text:c="8"/>print(f"✅ Username placeholder: {username_field.get_attribute('placeholder')}")</text:p>
      <text:p text:style-name="P28"><text:s text:c="8"/></text:p>
      <text:p text:style-name="P28"><text:s text:c="8"/># Get element states</text:p>
      <text:p text:style-name="P28"><text:s text:c="8"/>print("\nElement States:")</text:p>
      <text:p text:style-name="P28"><text:s text:c="8"/>print(f"✅ Username is displayed: {username_field.is_displayed()}")</text:p>
      <text:p text:style-name="P28"><text:s text:c="8"/>print(f"✅ Username is enabled: {username_field.is_enabled()}")</text:p>
      <text:p text:style-name="P28"><text:s text:c="8"/>print(f"✅ Button text: '{login_button.text}'")</text:p>
      <text:p text:style-name="P28"><text:s text:c="8"/></text:p>
      <text:p text:style-name="P28"><text:s text:c="8"/># Get CSS properties</text:p>
      <text:p text:style-name="P28"><text:s text:c="8"/>print("\nCSS Properties:")</text:p>
      <text:p text:style-name="P28"><text:s text:c="8"/>print(f"✅ Username font-size: {username_field.value_of_css_property('font-size')}")</text:p>
      <text:p text:style-name="P28"><text:s text:c="8"/>print(f"✅ Button background-color: {login_button.value_of_css_property('background-color')}")</text:p>
      <text:p text:style-name="P28"><text:s text:c="8"/></text:p>
      <text:p text:style-name="P28"><text:s text:c="8"/># Get element size and location</text:p>
      <text:p text:style-name="P28"><text:s text:c="8"/>print("\nElement Dimensions:")</text:p>
      <text:p text:style-name="P28"><text:s text:c="8"/>size = username_field.size</text:p>
      <text:p text:style-name="P28"><text:s text:c="8"/>location = username_field.location</text:p>
      <text:p text:style-name="P28"><text:s text:c="8"/>print(f"✅ Username size: {size['width']}x{size['height']}")</text:p>
      <text:p text:style-name="P28"><text:s text:c="8"/>print(f"✅ Username location: ({location['x']}, {location['y']})")</text:p>
      <text:p text:style-name="P28"><text:s text:c="8"/></text:p>
      <text:p text:style-name="P28"><text:s text:c="8"/># Fill form and check states</text:p>
      <text:p text:style-name="P28"><text:s text:c="8"/>username_field.send_keys("testuser")</text:p>
      <text:p text:style-name="P28"><text:s text:c="8"/></text:p>
      <text:p text:style-name="P28"><text:s text:c="8"/># Check if field has content</text:p>
      <text:p text:style-name="P28"><text:s text:c="8"/>has_content = len(username_field.get_attribute("value")) &gt; 0</text:p>
      <text:p text:style-name="P28"><text:s text:c="8"/>print(f"✅ Username has content: {has_content}")</text:p>
      <text:p text:style-name="P28"><text:s text:c="8"/></text:p>
      <text:p text:style-name="P28"><text:s text:c="4"/>except Exception as e:</text:p>
      <text:p text:style-name="P28"><text:s text:c="8"/>print(f"❌ Error: {e}")</text:p>
      <text:p text:style-name="P28"><text:s text:c="8"/></text:p>
      <text:p text:style-name="P28"><text:s text:c="4"/>finally:</text:p>
      <text:p text:style-name="P28"><text:soft-page-break/><text:s text:c="8"/>driver.quit()</text:p>
      <text:p text:style-name="P28"><text:s text:c="8"/>print("Browser closed\n")</text:p>
      <text:p text:style-name="P28"/>
      <text:p text:style-name="P28">def form_submission_example():</text:p>
      <text:p text:style-name="P28"><text:s text:c="4"/>"""Complete form submission example"""</text:p>
      <text:p text:style-name="P28"><text:s text:c="4"/>print("📋 Complete Form Submission Example")</text:p>
      <text:p text:style-name="P28"><text:s text:c="4"/></text:p>
      <text:p text:style-name="P28"><text:s text:c="4"/>driver = setup_driver()</text:p>
      <text:p text:style-name="P28"><text:s text:c="4"/></text:p>
      <text:p text:style-name="P28"><text:s text:c="4"/>try:</text:p>
      <text:p text:style-name="P28"><text:s text:c="8"/>driver.get("https://the-internet.herokuapp.com/login")</text:p>
      <text:p text:style-name="P28"><text:s text:c="8"/></text:p>
      <text:p text:style-name="P28"><text:s text:c="8"/># Fill the form</text:p>
      <text:p text:style-name="P28"><text:s text:c="8"/>username = driver.find_element(By.ID, "username")</text:p>
      <text:p text:style-name="P28"><text:s text:c="8"/>password = driver.find_element(By.ID, "password")</text:p>
      <text:p text:style-name="P28"><text:s text:c="8"/></text:p>
      <text:p text:style-name="P28"><text:s text:c="8"/>username.clear()</text:p>
      <text:p text:style-name="P28"><text:s text:c="8"/>username.send_keys("tomsmith")</text:p>
      <text:p text:style-name="P28"><text:s text:c="8"/></text:p>
      <text:p text:style-name="P28"><text:s text:c="8"/>password.clear()</text:p>
      <text:p text:style-name="P28"><text:s text:c="8"/>password.send_keys("SuperSecretPassword!")</text:p>
      <text:p text:style-name="P28"><text:s text:c="8"/></text:p>
      <text:p text:style-name="P28"><text:s text:c="8"/>print("✅ Form filled")</text:p>
      <text:p text:style-name="P28"><text:s text:c="8"/></text:p>
      <text:p text:style-name="P28"><text:s text:c="8"/># Submit form (multiple ways)</text:p>
      <text:p text:style-name="P28"><text:s text:c="8"/></text:p>
      <text:p text:style-name="P28"><text:s text:c="8"/># Method 1: Click submit button</text:p>
      <text:p text:style-name="P28"><text:s text:c="8"/># login_button = driver.find_element(By.CSS_SELECTOR, "button[type='submit']")</text:p>
      <text:p text:style-name="P28"><text:s text:c="8"/># login_button.click()</text:p>
      <text:p text:style-name="P28"><text:s text:c="8"/></text:p>
      <text:p text:style-name="P28"><text:s text:c="8"/># Method 2: Press Enter in a field</text:p>
      <text:p text:style-name="P28"><text:s text:c="8"/># password.send_keys(Keys.ENTER)</text:p>
      <text:p text:style-name="P28"><text:soft-page-break/><text:s text:c="8"/></text:p>
      <text:p text:style-name="P28"><text:s text:c="8"/># Method 3: Submit form directly</text:p>
      <text:p text:style-name="P28"><text:s text:c="8"/>form = driver.find_element(By.TAG_NAME, "form")</text:p>
      <text:p text:style-name="P28"><text:s text:c="8"/>form.submit()</text:p>
      <text:p text:style-name="P28"><text:s text:c="8"/></text:p>
      <text:p text:style-name="P28"><text:s text:c="8"/>print("✅ Form submitted")</text:p>
      <text:p text:style-name="P28"><text:s text:c="8"/></text:p>
      <text:p text:style-name="P28"><text:s text:c="8"/># Wait for response</text:p>
      <text:p text:style-name="P28"><text:s text:c="8"/>time.sleep(3)</text:p>
      <text:p text:style-name="P28"><text:s text:c="8"/></text:p>
      <text:p text:style-name="P28"><text:s text:c="8"/># Check result</text:p>
      <text:p text:style-name="P28"><text:s text:c="8"/>try:</text:p>
      <text:p text:style-name="P28"><text:s text:c="12"/>success_msg = driver.find_element(By.CSS_SELECTOR, ".flash.success")</text:p>
      <text:p text:style-name="P28"><text:s text:c="12"/>print(f"✅ Success: {success_msg.text}")</text:p>
      <text:p text:style-name="P28"><text:s text:c="8"/>except NoSuchElementException:</text:p>
      <text:p text:style-name="P28"><text:s text:c="12"/>try:</text:p>
      <text:p text:style-name="P28"><text:s text:c="16"/>error_msg = driver.find_element(By.CSS_SELECTOR, ".flash.error")</text:p>
      <text:p text:style-name="P28"><text:s text:c="16"/>print(f"❌ Error: {error_msg.text}")</text:p>
      <text:p text:style-name="P28"><text:s text:c="12"/>except NoSuchElementException:</text:p>
      <text:p text:style-name="P28"><text:s text:c="16"/>print("❌ No feedback message found")</text:p>
      <text:p text:style-name="P28"><text:s text:c="8"/></text:p>
      <text:p text:style-name="P28"><text:s text:c="4"/>except Exception as e:</text:p>
      <text:p text:style-name="P28"><text:s text:c="8"/>print(f"❌ Error: {e}")</text:p>
      <text:p text:style-name="P28"><text:s text:c="8"/></text:p>
      <text:p text:style-name="P28"><text:s text:c="4"/>finally:</text:p>
      <text:p text:style-name="P28"><text:s text:c="8"/>driver.quit()</text:p>
      <text:p text:style-name="P28"><text:s text:c="8"/>print("Browser closed\n")</text:p>
      <text:p text:style-name="P28"/>
      <text:p text:style-name="P28"># Main execution</text:p>
      <text:p text:style-name="P28">if __name__ == "__main__":</text:p>
      <text:p text:style-name="P28"><text:s text:c="4"/>print("=== Web Element Interactions Examples ===\n")</text:p>
      <text:p text:style-name="P28"><text:s text:c="4"/></text:p>
      <text:p text:style-name="P28"><text:soft-page-break/><text:s text:c="4"/>basic_text_input_interactions()</text:p>
      <text:p text:style-name="P28"><text:s text:c="4"/>click_interactions()</text:p>
      <text:p text:style-name="P28"><text:s text:c="4"/>checkbox_interactions()</text:p>
      <text:p text:style-name="P28"><text:s text:c="4"/>dropdown_interactions()</text:p>
      <text:p text:style-name="P28"><text:s text:c="4"/>radio_button_interactions()</text:p>
      <text:p text:style-name="P28"><text:s text:c="4"/>file_upload_interactions()</text:p>
      <text:p text:style-name="P28"><text:s text:c="4"/>advanced_text_interactions()</text:p>
      <text:p text:style-name="P28"><text:s text:c="4"/>element_properties_and_states()</text:p>
      <text:p text:style-name="P28"><text:s text:c="4"/>form_submission_example()</text:p>
      <text:p text:style-name="P28"><text:s text:c="4"/></text:p>
      <text:p text:style-name="P28"><text:s text:c="4"/>print(" All web element interaction examples completed!")</text:p>
      <text:p text:style-name="P28">Now let me create a quick reference guide for element interactions:</text:p>
      <text:h text:style-name="P60" text:outline-level="1">Element Interactions Quick Reference</text:h>
      <text:h text:style-name="Heading_20_2" text:outline-level="2">Basic Element Actions</text:h>
      <text:h text:style-name="Heading_20_3" text:outline-level="3">Text Input Fields</text:h>
      <text:p text:style-name="Preformatted_20_Text"><text:span text:style-name="Source_20_Text"># Basic text input</text:span></text:p>
      <text:p text:style-name="Preformatted_20_Text"><text:span text:style-name="Source_20_Text">element.send_keys("text to type")</text:span></text:p>
      <text:p text:style-name="Preformatted_20_Text"/>
      <text:p text:style-name="Preformatted_20_Text"><text:span text:style-name="Source_20_Text"># Clear field</text:span></text:p>
      <text:p text:style-name="Preformatted_20_Text"><text:span text:style-name="Source_20_Text">element.clear()</text:span></text:p>
      <text:p text:style-name="Preformatted_20_Text"/>
      <text:p text:style-name="Preformatted_20_Text"><text:span text:style-name="Source_20_Text"># Clear and enter new text</text:span></text:p>
      <text:p text:style-name="Preformatted_20_Text"><text:span text:style-name="Source_20_Text">element.clear()</text:span></text:p>
      <text:p text:style-name="Preformatted_20_Text"><text:span text:style-name="Source_20_Text">element.send_keys("new text")</text:span></text:p>
      <text:p text:style-name="Preformatted_20_Text"/>
      <text:p text:style-name="Preformatted_20_Text"><text:span text:style-name="Source_20_Text"># Get current value</text:span></text:p>
      <text:p text:style-name="Preformatted_20_Text"><text:span text:style-name="Source_20_Text">current_value = element.get_attribute("value")</text:span></text:p>
      <text:p text:style-name="Preformatted_20_Text"/>
      <text:p text:style-name="Preformatted_20_Text"><text:span text:style-name="Source_20_Text"># Special key combinations</text:span></text:p>
      <text:p text:style-name="Preformatted_20_Text"><text:span text:style-name="Source_20_Text">element.send_keys(Keys.CONTROL, "a") <text:s/># Select all (Ctrl+A)</text:span></text:p>
      <text:p text:style-name="Preformatted_20_Text"><text:span text:style-name="Source_20_Text">element.send_keys(Keys.CONTROL, "c") <text:s/># Copy (Ctrl+C)</text:span></text:p>
      <text:p text:style-name="P15"><text:span text:style-name="Source_20_Text">element.send_keys(Keys.CONTROL, "v") <text:s/># Paste (Ctrl+V)</text:span></text:p>
      <text:h text:style-name="Heading_20_3" text:outline-level="3">Clicking Elements</text:h>
      <text:p text:style-name="Preformatted_20_Text"><text:span text:style-name="Source_20_Text"># Basic click</text:span></text:p>
      <text:p text:style-name="Preformatted_20_Text"><text:span text:style-name="Source_20_Text">element.click()</text:span></text:p>
      <text:p text:style-name="Preformatted_20_Text"/>
      <text:p text:style-name="Preformatted_20_Text"><text:span text:style-name="Source_20_Text"># Check if element is clickable</text:span></text:p>
      <text:p text:style-name="Preformatted_20_Text"><text:span text:style-name="Source_20_Text">element.is_enabled() <text:s/># Returns True/False</text:span></text:p>
      <text:p text:style-name="Preformatted_20_Text"/>
      <text:p text:style-name="Preformatted_20_Text"><text:span text:style-name="Source_20_Text"># Submit forms</text:span></text:p>
      <text:p text:style-name="Preformatted_20_Text"><text:span text:style-name="Source_20_Text">form.submit() <text:s/># Alternative to clicking submit button</text:span></text:p>
      <text:p text:style-name="P15"><text:span text:style-name="Source_20_Text">field.send_keys(Keys.ENTER) <text:s/># Press Enter to submit</text:span></text:p>
      <text:h text:style-name="Heading_20_3" text:outline-level="3"><text:soft-page-break/>Checkboxes &amp; Radio Buttons</text:h>
      <text:p text:style-name="Preformatted_20_Text"><text:span text:style-name="Source_20_Text"># Check if selected</text:span></text:p>
      <text:p text:style-name="Preformatted_20_Text"><text:span text:style-name="Source_20_Text">is_checked = checkbox.is_selected()</text:span></text:p>
      <text:p text:style-name="Preformatted_20_Text"/>
      <text:p text:style-name="Preformatted_20_Text"><text:span text:style-name="Source_20_Text"># Toggle checkbox</text:span></text:p>
      <text:p text:style-name="Preformatted_20_Text"><text:span text:style-name="Source_20_Text">if not checkbox.is_selected():</text:span></text:p>
      <text:p text:style-name="Preformatted_20_Text"><text:span text:style-name="Source_20_Text"><text:s text:c="4"/>checkbox.click() <text:s/># Check it</text:span></text:p>
      <text:p text:style-name="Preformatted_20_Text"/>
      <text:p text:style-name="Preformatted_20_Text"><text:span text:style-name="Source_20_Text"># Radio buttons (clicking selects, can't unselect)</text:span></text:p>
      <text:p text:style-name="P15"><text:span text:style-name="Source_20_Text">radio_button.click()</text:span></text:p>
      <text:h text:style-name="Heading_20_3" text:outline-level="3">Dropdown/Select Elements</text:h>
      <text:p text:style-name="Preformatted_20_Text"><text:span text:style-name="Source_20_Text">from selenium.webdriver.support.ui import Select</text:span></text:p>
      <text:p text:style-name="Preformatted_20_Text"/>
      <text:p text:style-name="Preformatted_20_Text"><text:span text:style-name="Source_20_Text"># Create Select object</text:span></text:p>
      <text:p text:style-name="Preformatted_20_Text"><text:span text:style-name="Source_20_Text">dropdown = Select(driver.find_element(By.ID, "dropdown-id"))</text:span></text:p>
      <text:p text:style-name="Preformatted_20_Text"/>
      <text:p text:style-name="Preformatted_20_Text"><text:span text:style-name="Source_20_Text"># Select by visible text</text:span></text:p>
      <text:p text:style-name="Preformatted_20_Text"><text:span text:style-name="Source_20_Text">dropdown.select_by_visible_text("Option Text")</text:span></text:p>
      <text:p text:style-name="Preformatted_20_Text"/>
      <text:p text:style-name="Preformatted_20_Text"><text:span text:style-name="Source_20_Text"># Select by value attribute</text:span></text:p>
      <text:p text:style-name="Preformatted_20_Text"><text:span text:style-name="Source_20_Text">dropdown.select_by_value("option_value")</text:span></text:p>
      <text:p text:style-name="Preformatted_20_Text"/>
      <text:p text:style-name="Preformatted_20_Text"><text:span text:style-name="Source_20_Text"># Select by index (0-based)</text:span></text:p>
      <text:p text:style-name="Preformatted_20_Text"><text:span text:style-name="Source_20_Text">dropdown.select_by_index(2)</text:span></text:p>
      <text:p text:style-name="Preformatted_20_Text"/>
      <text:p text:style-name="Preformatted_20_Text"><text:span text:style-name="Source_20_Text"># Get all options</text:span></text:p>
      <text:p text:style-name="Preformatted_20_Text"><text:span text:style-name="Source_20_Text">all_options = dropdown.options</text:span></text:p>
      <text:p text:style-name="Preformatted_20_Text"><text:span text:style-name="Source_20_Text">for option in all_options:</text:span></text:p>
      <text:p text:style-name="Preformatted_20_Text"><text:span text:style-name="Source_20_Text"><text:s text:c="4"/>print(option.text)</text:span></text:p>
      <text:p text:style-name="Preformatted_20_Text"/>
      <text:p text:style-name="Preformatted_20_Text"><text:span text:style-name="Source_20_Text"># Get currently selected option</text:span></text:p>
      <text:p text:style-name="Preformatted_20_Text"><text:span text:style-name="Source_20_Text">selected = dropdown.first_selected_option</text:span></text:p>
      <text:p text:style-name="Preformatted_20_Text"><text:span text:style-name="Source_20_Text">print(selected.text)</text:span></text:p>
      <text:p text:style-name="Preformatted_20_Text"/>
      <text:p text:style-name="Preformatted_20_Text"><text:span text:style-name="Source_20_Text"># For multi-select dropdowns</text:span></text:p>
      <text:p text:style-name="Preformatted_20_Text"><text:span text:style-name="Source_20_Text">if dropdown.is_multiple:</text:span></text:p>
      <text:p text:style-name="Preformatted_20_Text"><text:span text:style-name="Source_20_Text"><text:s text:c="4"/>dropdown.select_by_visible_text("Option 1")</text:span></text:p>
      <text:p text:style-name="Preformatted_20_Text"><text:span text:style-name="Source_20_Text"><text:s text:c="4"/>dropdown.select_by_visible_text("Option 2")</text:span></text:p>
      <text:p text:style-name="Preformatted_20_Text"><text:span text:style-name="Source_20_Text"><text:s text:c="4"/></text:span></text:p>
      <text:p text:style-name="Preformatted_20_Text"><text:span text:style-name="Source_20_Text"><text:s text:c="4"/># Deselect</text:span></text:p>
      <text:p text:style-name="Preformatted_20_Text"><text:span text:style-name="Source_20_Text"><text:s text:c="4"/>dropdown.deselect_by_visible_text("Option 1")</text:span></text:p>
      <text:p text:style-name="P15"><text:span text:style-name="Source_20_Text"><text:s text:c="4"/>dropdown.deselect_all()</text:span></text:p>
      <text:h text:style-name="Heading_20_3" text:outline-level="3">File Upload</text:h>
      <text:p text:style-name="Preformatted_20_Text"><text:span text:style-name="Source_20_Text"># Find file input element</text:span></text:p>
      <text:p text:style-name="Preformatted_20_Text"><text:span text:style-name="Source_20_Text">file_input = driver.find_element(By.CSS_SELECTOR, "input[type='file']")</text:span></text:p>
      <text:p text:style-name="Preformatted_20_Text"/>
      <text:p text:style-name="Preformatted_20_Text"><text:span text:style-name="Source_20_Text"># Send file path (must be absolute path)</text:span></text:p>
      <text:p text:style-name="Preformatted_20_Text"><text:span text:style-name="Source_20_Text">import os</text:span></text:p>
      <text:p text:style-name="Preformatted_20_Text"><text:span text:style-name="Source_20_Text">file_path = os.path.abspath("path/to/file.txt")</text:span></text:p>
      <text:p text:style-name="Preformatted_20_Text"><text:span text:style-name="Source_20_Text">file_input.send_keys(file_path)</text:span></text:p>
      <text:p text:style-name="Preformatted_20_Text"/>
      <text:p text:style-name="Preformatted_20_Text"><text:span text:style-name="Source_20_Text"># Then click upload button if needed</text:span></text:p>
      <text:p text:style-name="Preformatted_20_Text"><text:span text:style-name="Source_20_Text">upload_btn = driver.find_element(By.ID, "upload-button")</text:span></text:p>
      <text:p text:style-name="P15"><text:span text:style-name="Source_20_Text">upload_btn.click()</text:span></text:p>
      <text:h text:style-name="Heading_20_2" text:outline-level="2"><text:soft-page-break/>Special Keys Reference</text:h>
      <text:h text:style-name="Heading_20_3" text:outline-level="3">Common Keys</text:h>
      <text:p text:style-name="Preformatted_20_Text"><text:span text:style-name="Source_20_Text">from selenium.webdriver.common.keys import Keys</text:span></text:p>
      <text:p text:style-name="Preformatted_20_Text"/>
      <text:p text:style-name="Preformatted_20_Text"><text:span text:style-name="Source_20_Text"># Navigation</text:span></text:p>
      <text:p text:style-name="Preformatted_20_Text"><text:span text:style-name="Source_20_Text">Keys.ENTER</text:span></text:p>
      <text:p text:style-name="Preformatted_20_Text"><text:span text:style-name="Source_20_Text">Keys.TAB</text:span></text:p>
      <text:p text:style-name="Preformatted_20_Text"><text:span text:style-name="Source_20_Text">Keys.ESCAPE</text:span></text:p>
      <text:p text:style-name="Preformatted_20_Text"><text:span text:style-name="Source_20_Text">Keys.SPACE</text:span></text:p>
      <text:p text:style-name="Preformatted_20_Text"><text:span text:style-name="Source_20_Text">Keys.BACK_SPACE</text:span></text:p>
      <text:p text:style-name="Preformatted_20_Text"><text:span text:style-name="Source_20_Text">Keys.DELETE</text:span></text:p>
      <text:p text:style-name="Preformatted_20_Text"/>
      <text:p text:style-name="Preformatted_20_Text"><text:span text:style-name="Source_20_Text"># Arrow keys</text:span></text:p>
      <text:p text:style-name="Preformatted_20_Text"><text:span text:style-name="Source_20_Text">Keys.ARROW_UP</text:span></text:p>
      <text:p text:style-name="Preformatted_20_Text"><text:span text:style-name="Source_20_Text">Keys.ARROW_DOWN</text:span></text:p>
      <text:p text:style-name="Preformatted_20_Text"><text:span text:style-name="Source_20_Text">Keys.ARROW_LEFT</text:span></text:p>
      <text:p text:style-name="Preformatted_20_Text"><text:span text:style-name="Source_20_Text">Keys.ARROW_RIGHT</text:span></text:p>
      <text:p text:style-name="Preformatted_20_Text"/>
      <text:p text:style-name="Preformatted_20_Text"><text:span text:style-name="Source_20_Text"># Page navigation</text:span></text:p>
      <text:p text:style-name="Preformatted_20_Text"><text:span text:style-name="Source_20_Text">Keys.HOME</text:span></text:p>
      <text:p text:style-name="Preformatted_20_Text"><text:span text:style-name="Source_20_Text">Keys.END</text:span></text:p>
      <text:p text:style-name="Preformatted_20_Text"><text:span text:style-name="Source_20_Text">Keys.PAGE_UP</text:span></text:p>
      <text:p text:style-name="Preformatted_20_Text"><text:span text:style-name="Source_20_Text">Keys.PAGE_DOWN</text:span></text:p>
      <text:p text:style-name="Preformatted_20_Text"/>
      <text:p text:style-name="Preformatted_20_Text"><text:span text:style-name="Source_20_Text"># Modifiers</text:span></text:p>
      <text:p text:style-name="Preformatted_20_Text"><text:span text:style-name="Source_20_Text">Keys.CONTROL</text:span></text:p>
      <text:p text:style-name="Preformatted_20_Text"><text:span text:style-name="Source_20_Text">Keys.ALT</text:span></text:p>
      <text:p text:style-name="Preformatted_20_Text"><text:span text:style-name="Source_20_Text">Keys.SHIFT</text:span></text:p>
      <text:p text:style-name="Preformatted_20_Text"/>
      <text:p text:style-name="Preformatted_20_Text"><text:span text:style-name="Source_20_Text"># Function keys</text:span></text:p>
      <text:p text:style-name="P15"><text:span text:style-name="Source_20_Text">Keys.F1, Keys.F2, ... Keys.F12</text:span></text:p>
      <text:h text:style-name="Heading_20_3" text:outline-level="3">Key Combinations</text:h>
      <text:p text:style-name="Preformatted_20_Text"><text:span text:style-name="Source_20_Text"># Ctrl combinations</text:span></text:p>
      <text:p text:style-name="Preformatted_20_Text"><text:span text:style-name="Source_20_Text">element.send_keys(Keys.CONTROL, "a") <text:s/># Select all</text:span></text:p>
      <text:p text:style-name="Preformatted_20_Text"><text:span text:style-name="Source_20_Text">element.send_keys(Keys.CONTROL, "c") <text:s/># Copy</text:span></text:p>
      <text:p text:style-name="Preformatted_20_Text"><text:span text:style-name="Source_20_Text">element.send_keys(Keys.CONTROL, "v") <text:s/># Paste</text:span></text:p>
      <text:p text:style-name="Preformatted_20_Text"><text:span text:style-name="Source_20_Text">element.send_keys(Keys.CONTROL, "z") <text:s/># Undo</text:span></text:p>
      <text:p text:style-name="Preformatted_20_Text"/>
      <text:p text:style-name="Preformatted_20_Text"><text:span text:style-name="Source_20_Text"># Multiple keys</text:span></text:p>
      <text:p text:style-name="Preformatted_20_Text"><text:span text:style-name="Source_20_Text">element.send_keys(Keys.CONTROL, Keys.SHIFT, "a") <text:s/># Ctrl+Shift+A</text:span></text:p>
      <text:p text:style-name="P15"><text:span text:style-name="Source_20_Text">element.send_keys(Keys.ALT, Keys.F4) <text:s/># Alt+F4</text:span></text:p>
      <text:h text:style-name="Heading_20_2" text:outline-level="2">Element Properties &amp; States</text:h>
      <text:h text:style-name="Heading_20_3" text:outline-level="3">Getting Element Information</text:h>
      <text:p text:style-name="Preformatted_20_Text"><text:span text:style-name="Source_20_Text"># Element properties</text:span></text:p>
      <text:p text:style-name="Preformatted_20_Text"><text:span text:style-name="Source_20_Text">element.tag_name <text:s text:c="9"/># HTML tag (div, input, button, etc.)</text:span></text:p>
      <text:p text:style-name="Preformatted_20_Text"><text:span text:style-name="Source_20_Text">element.text <text:s text:c="12"/># Visible text content</text:span></text:p>
      <text:p text:style-name="Preformatted_20_Text"><text:span text:style-name="Source_20_Text">element.get_attribute("id") <text:s text:c="5"/># Specific attribute value</text:span></text:p>
      <text:p text:style-name="Preformatted_20_Text"><text:span text:style-name="Source_20_Text">element.get_attribute("class") <text:s text:c="2"/># Class attribute</text:span></text:p>
      <text:p text:style-name="Preformatted_20_Text"><text:span text:style-name="Source_20_Text">element.get_attribute("value") <text:s text:c="2"/># Input value</text:span></text:p>
      <text:p text:style-name="Preformatted_20_Text"/>
      <text:p text:style-name="Preformatted_20_Text"><text:span text:style-name="Source_20_Text"># Element states</text:span></text:p>
      <text:p text:style-name="Preformatted_20_Text"><text:span text:style-name="Source_20_Text">element.is_displayed() <text:s text:c="3"/># Visible on page</text:span></text:p>
      <text:p text:style-name="Preformatted_20_Text"><text:span text:style-name="Source_20_Text">element.is_enabled() <text:s text:c="5"/># Interactive/clickable</text:span></text:p>
      <text:p text:style-name="Preformatted_20_Text"><text:soft-page-break/><text:span text:style-name="Source_20_Text">element.is_selected() <text:s text:c="4"/># Checked/selected (checkbox/radio)</text:span></text:p>
      <text:p text:style-name="Preformatted_20_Text"/>
      <text:p text:style-name="Preformatted_20_Text"><text:span text:style-name="Source_20_Text"># Element size and position</text:span></text:p>
      <text:p text:style-name="Preformatted_20_Text"><text:span text:style-name="Source_20_Text">element.size <text:s text:c="12"/># {"width": 100, "height": 50}</text:span></text:p>
      <text:p text:style-name="Preformatted_20_Text"><text:span text:style-name="Source_20_Text">element.location <text:s text:c="8"/># {"x": 10, "y": 20}</text:span></text:p>
      <text:p text:style-name="Preformatted_20_Text"><text:span text:style-name="Source_20_Text">element.location_once_scrolled_into_view <text:s/># Location after scrolling</text:span></text:p>
      <text:p text:style-name="Preformatted_20_Text"/>
      <text:p text:style-name="Preformatted_20_Text"><text:span text:style-name="Source_20_Text"># CSS properties</text:span></text:p>
      <text:p text:style-name="Preformatted_20_Text"><text:span text:style-name="Source_20_Text">element.value_of_css_property("color")</text:span></text:p>
      <text:p text:style-name="Preformatted_20_Text"><text:span text:style-name="Source_20_Text">element.value_of_css_property("font-size")</text:span></text:p>
      <text:p text:style-name="P15"><text:span text:style-name="Source_20_Text">element.value_of_css_property("background-color")</text:span></text:p>
      <text:h text:style-name="Heading_20_3" text:outline-level="3">Element Screenshots</text:h>
      <text:p text:style-name="Preformatted_20_Text"><text:span text:style-name="Source_20_Text"># Take screenshot of specific element</text:span></text:p>
      <text:p text:style-name="Preformatted_20_Text"><text:span text:style-name="Source_20_Text">element.screenshot("element_screenshot.png")</text:span></text:p>
      <text:p text:style-name="Preformatted_20_Text"/>
      <text:p text:style-name="Preformatted_20_Text"><text:span text:style-name="Source_20_Text"># Get screenshot as binary data</text:span></text:p>
      <text:p text:style-name="P15"><text:span text:style-name="Source_20_Text">screenshot_data = element.screenshot_as_png</text:span></text:p>
      <text:h text:style-name="Heading_20_2" text:outline-level="2">Form Handling Patterns</text:h>
      <text:h text:style-name="Heading_20_3" text:outline-level="3">Complete Form Example</text:h>
      <text:p text:style-name="Preformatted_20_Text"><text:span text:style-name="Source_20_Text">def fill_login_form(driver, username, password):</text:span></text:p>
      <text:p text:style-name="Preformatted_20_Text"><text:span text:style-name="Source_20_Text"><text:s text:c="4"/>"""Reusable form filling function"""</text:span></text:p>
      <text:p text:style-name="Preformatted_20_Text"><text:span text:style-name="Source_20_Text"><text:s text:c="4"/></text:span></text:p>
      <text:p text:style-name="Preformatted_20_Text"><text:span text:style-name="Source_20_Text"><text:s text:c="4"/># Find elements</text:span></text:p>
      <text:p text:style-name="Preformatted_20_Text"><text:span text:style-name="Source_20_Text"><text:s text:c="4"/>username_field = driver.find_element(By.ID, "username")</text:span></text:p>
      <text:p text:style-name="Preformatted_20_Text"><text:span text:style-name="Source_20_Text"><text:s text:c="4"/>password_field = driver.find_element(By.ID, "password")</text:span></text:p>
      <text:p text:style-name="Preformatted_20_Text"><text:span text:style-name="Source_20_Text"><text:s text:c="4"/>submit_button = driver.find_element(By.CSS_SELECTOR, "button[type='submit']")</text:span></text:p>
      <text:p text:style-name="Preformatted_20_Text"><text:span text:style-name="Source_20_Text"><text:s text:c="4"/></text:span></text:p>
      <text:p text:style-name="Preformatted_20_Text"><text:span text:style-name="Source_20_Text"><text:s text:c="4"/># Clear and fill</text:span></text:p>
      <text:p text:style-name="Preformatted_20_Text"><text:span text:style-name="Source_20_Text"><text:s text:c="4"/>username_field.clear()</text:span></text:p>
      <text:p text:style-name="Preformatted_20_Text"><text:span text:style-name="Source_20_Text"><text:s text:c="4"/>username_field.send_keys(username)</text:span></text:p>
      <text:p text:style-name="Preformatted_20_Text"><text:span text:style-name="Source_20_Text"><text:s text:c="4"/></text:span></text:p>
      <text:p text:style-name="Preformatted_20_Text"><text:span text:style-name="Source_20_Text"><text:s text:c="4"/>password_field.clear()</text:span></text:p>
      <text:p text:style-name="Preformatted_20_Text"><text:span text:style-name="Source_20_Text"><text:s text:c="4"/>password_field.send_keys(password)</text:span></text:p>
      <text:p text:style-name="Preformatted_20_Text"><text:span text:style-name="Source_20_Text"><text:s text:c="4"/></text:span></text:p>
      <text:p text:style-name="Preformatted_20_Text"><text:span text:style-name="Source_20_Text"><text:s text:c="4"/># Submit</text:span></text:p>
      <text:p text:style-name="Preformatted_20_Text"><text:span text:style-name="Source_20_Text"><text:s text:c="4"/>submit_button.click()</text:span></text:p>
      <text:p text:style-name="Preformatted_20_Text"><text:span text:style-name="Source_20_Text"><text:s text:c="4"/></text:span></text:p>
      <text:p text:style-name="Preformatted_20_Text"><text:span text:style-name="Source_20_Text"><text:s text:c="4"/># Or alternative submission methods:</text:span></text:p>
      <text:p text:style-name="Preformatted_20_Text"><text:span text:style-name="Source_20_Text"><text:s text:c="4"/># password_field.send_keys(Keys.ENTER)</text:span></text:p>
      <text:p text:style-name="Preformatted_20_Text"><text:span text:style-name="Source_20_Text"><text:s text:c="4"/># form = driver.find_element(By.TAG_NAME, "form")</text:span></text:p>
      <text:p text:style-name="Preformatted_20_Text"><text:span text:style-name="Source_20_Text"><text:s text:c="4"/># form.submit()</text:span></text:p>
      <text:p text:style-name="Preformatted_20_Text"/>
      <text:p text:style-name="Preformatted_20_Text"><text:span text:style-name="Source_20_Text"># Usage</text:span></text:p>
      <text:p text:style-name="P15"><text:span text:style-name="Source_20_Text">fill_login_form(driver, "testuser", "testpass")</text:span></text:p>
      <text:h text:style-name="Heading_20_3" text:outline-level="3">Form Validation</text:h>
      <text:p text:style-name="Preformatted_20_Text"><text:span text:style-name="Source_20_Text">def validate_form_submission(driver):</text:span></text:p>
      <text:p text:style-name="Preformatted_20_Text"><text:span text:style-name="Source_20_Text"><text:s text:c="4"/>"""Check if form submission was successful"""</text:span></text:p>
      <text:p text:style-name="Preformatted_20_Text"><text:span text:style-name="Source_20_Text"><text:s text:c="4"/>try:</text:span></text:p>
      <text:p text:style-name="Preformatted_20_Text"><text:span text:style-name="Source_20_Text"><text:s text:c="8"/># Look for success message</text:span></text:p>
      <text:p text:style-name="Preformatted_20_Text"><text:span text:style-name="Source_20_Text"><text:s text:c="8"/>success = driver.find_element(By.CSS_SELECTOR, ".success, .alert-success")</text:span></text:p>
      <text:p text:style-name="Preformatted_20_Text"><text:span text:style-name="Source_20_Text"><text:s text:c="8"/>return True, success.text</text:span></text:p>
      <text:p text:style-name="Preformatted_20_Text"><text:soft-page-break/><text:span text:style-name="Source_20_Text"><text:s text:c="4"/>except NoSuchElementException:</text:span></text:p>
      <text:p text:style-name="Preformatted_20_Text"><text:span text:style-name="Source_20_Text"><text:s text:c="8"/>try:</text:span></text:p>
      <text:p text:style-name="Preformatted_20_Text"><text:span text:style-name="Source_20_Text"><text:s text:c="12"/># Look for error message</text:span></text:p>
      <text:p text:style-name="Preformatted_20_Text"><text:span text:style-name="Source_20_Text"><text:s text:c="12"/>error = driver.find_element(By.CSS_SELECTOR, ".error, .alert-error")</text:span></text:p>
      <text:p text:style-name="Preformatted_20_Text"><text:span text:style-name="Source_20_Text"><text:s text:c="12"/>return False, error.text</text:span></text:p>
      <text:p text:style-name="Preformatted_20_Text"><text:span text:style-name="Source_20_Text"><text:s text:c="8"/>except NoSuchElementException:</text:span></text:p>
      <text:p text:style-name="Preformatted_20_Text"><text:span text:style-name="Source_20_Text"><text:s text:c="12"/>return None, "No feedback message found"</text:span></text:p>
      <text:p text:style-name="Preformatted_20_Text"/>
      <text:p text:style-name="Preformatted_20_Text"><text:span text:style-name="Source_20_Text"># Usage</text:span></text:p>
      <text:p text:style-name="Preformatted_20_Text"><text:span text:style-name="Source_20_Text">success, message = validate_form_submission(driver)</text:span></text:p>
      <text:p text:style-name="Preformatted_20_Text"><text:span text:style-name="Source_20_Text">if success:</text:span></text:p>
      <text:p text:style-name="Preformatted_20_Text"><text:span text:style-name="Source_20_Text"><text:s text:c="4"/>print(f"✅ Success: {message}")</text:span></text:p>
      <text:p text:style-name="Preformatted_20_Text"><text:span text:style-name="Source_20_Text">elif success is False:</text:span></text:p>
      <text:p text:style-name="Preformatted_20_Text"><text:span text:style-name="Source_20_Text"><text:s text:c="4"/>print(f"❌ Error: {message}")</text:span></text:p>
      <text:p text:style-name="Preformatted_20_Text"><text:span text:style-name="Source_20_Text">else:</text:span></text:p>
      <text:p text:style-name="P15"><text:span text:style-name="Source_20_Text"><text:s text:c="4"/>print(f"⚠️ {message}")</text:span></text:p>
      <text:h text:style-name="Heading_20_2" text:outline-level="2">Common Interaction Patterns</text:h>
      <text:h text:style-name="Heading_20_3" text:outline-level="3">Wait Before Interaction</text:h>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 Wait for element to be clickable</text:span></text:p>
      <text:p text:style-name="Preformatted_20_Text"><text:span text:style-name="Source_20_Text">wait = WebDriverWait(driver, 10)</text:span></text:p>
      <text:p text:style-name="Preformatted_20_Text"><text:span text:style-name="Source_20_Text">element = wait.until(EC.element_to_be_clickable((By.ID, "button-id")))</text:span></text:p>
      <text:p text:style-name="Preformatted_20_Text"><text:span text:style-name="Source_20_Text">element.click()</text:span></text:p>
      <text:p text:style-name="Preformatted_20_Text"/>
      <text:p text:style-name="Preformatted_20_Text"><text:span text:style-name="Source_20_Text"># Wait for element to be visible</text:span></text:p>
      <text:p text:style-name="Preformatted_20_Text"><text:span text:style-name="Source_20_Text">element = wait.until(EC.visibility_of_element_located((By.ID, "element-id")))</text:span></text:p>
      <text:p text:style-name="P15"><text:span text:style-name="Source_20_Text">element.send_keys("text")</text:span></text:p>
      <text:h text:style-name="Heading_20_3" text:outline-level="3">Safe Element Interaction</text:h>
      <text:p text:style-name="Preformatted_20_Text"><text:span text:style-name="Source_20_Text">def safe_click(driver, by, value, timeout=10):</text:span></text:p>
      <text:p text:style-name="Preformatted_20_Text"><text:span text:style-name="Source_20_Text"><text:s text:c="4"/>"""Safely click element with wait"""</text:span></text:p>
      <text:p text:style-name="Preformatted_20_Text"><text:span text:style-name="Source_20_Text"><text:s text:c="4"/>try:</text:span></text:p>
      <text:p text:style-name="Preformatted_20_Text"><text:span text:style-name="Source_20_Text"><text:s text:c="8"/>wait = WebDriverWait(driver, timeout)</text:span></text:p>
      <text:p text:style-name="Preformatted_20_Text"><text:span text:style-name="Source_20_Text"><text:s text:c="8"/>element = wait.until(EC.element_to_be_clickable((by, value)))</text:span></text:p>
      <text:p text:style-name="Preformatted_20_Text"><text:span text:style-name="Source_20_Text"><text:s text:c="8"/>element.click()</text:span></text:p>
      <text:p text:style-name="Preformatted_20_Text"><text:span text:style-name="Source_20_Text"><text:s text:c="8"/>return True</text:span></text:p>
      <text:p text:style-name="Preformatted_20_Text"><text:span text:style-name="Source_20_Text"><text:s text:c="4"/>except TimeoutException:</text:span></text:p>
      <text:p text:style-name="Preformatted_20_Text"><text:span text:style-name="Source_20_Text"><text:s text:c="8"/>print(f"Element not clickable: {by}={value}")</text:span></text:p>
      <text:p text:style-name="Preformatted_20_Text"><text:span text:style-name="Source_20_Text"><text:s text:c="8"/>return False</text:span></text:p>
      <text:p text:style-name="Preformatted_20_Text"/>
      <text:p text:style-name="Preformatted_20_Text"><text:span text:style-name="Source_20_Text">def safe_send_keys(driver, by, value, text, timeout=10):</text:span></text:p>
      <text:p text:style-name="Preformatted_20_Text"><text:span text:style-name="Source_20_Text"><text:s text:c="4"/>"""Safely send keys with wait"""</text:span></text:p>
      <text:p text:style-name="Preformatted_20_Text"><text:span text:style-name="Source_20_Text"><text:s text:c="4"/>try:</text:span></text:p>
      <text:p text:style-name="Preformatted_20_Text"><text:span text:style-name="Source_20_Text"><text:s text:c="8"/>wait = WebDriverWait(driver, timeout)</text:span></text:p>
      <text:p text:style-name="Preformatted_20_Text"><text:span text:style-name="Source_20_Text"><text:s text:c="8"/>element = wait.until(EC.presence_of_element_located((by, value)))</text:span></text:p>
      <text:p text:style-name="Preformatted_20_Text"><text:span text:style-name="Source_20_Text"><text:s text:c="8"/>element.clear()</text:span></text:p>
      <text:p text:style-name="Preformatted_20_Text"><text:span text:style-name="Source_20_Text"><text:s text:c="8"/>element.send_keys(text)</text:span></text:p>
      <text:p text:style-name="Preformatted_20_Text"><text:span text:style-name="Source_20_Text"><text:s text:c="8"/>return True</text:span></text:p>
      <text:p text:style-name="Preformatted_20_Text"><text:span text:style-name="Source_20_Text"><text:s text:c="4"/>except TimeoutException:</text:span></text:p>
      <text:p text:style-name="Preformatted_20_Text"><text:span text:style-name="Source_20_Text"><text:s text:c="8"/>print(f"Element not found: {by}={value}")</text:span></text:p>
      <text:p text:style-name="P15"><text:span text:style-name="Source_20_Text"><text:s text:c="8"/>return False</text:span></text:p>
      <text:h text:style-name="Heading_20_3" text:outline-level="3"><text:soft-page-break/>Chain Actions</text:h>
      <text:p text:style-name="Preformatted_20_Text"><text:span text:style-name="Source_20_Text"># Multiple actions in sequence</text:span></text:p>
      <text:p text:style-name="Preformatted_20_Text"><text:span text:style-name="Source_20_Text">def complete_registration(driver, user_data):</text:span></text:p>
      <text:p text:style-name="Preformatted_20_Text"><text:span text:style-name="Source_20_Text"><text:s text:c="4"/>"""Complete user registration form"""</text:span></text:p>
      <text:p text:style-name="Preformatted_20_Text"><text:span text:style-name="Source_20_Text"><text:s text:c="4"/></text:span></text:p>
      <text:p text:style-name="Preformatted_20_Text"><text:span text:style-name="Source_20_Text"><text:s text:c="4"/># Personal info</text:span></text:p>
      <text:p text:style-name="Preformatted_20_Text"><text:span text:style-name="Source_20_Text"><text:s text:c="4"/>driver.find_element(By.ID, "firstname").send_keys(user_data["first_name"])</text:span></text:p>
      <text:p text:style-name="Preformatted_20_Text"><text:span text:style-name="Source_20_Text"><text:s text:c="4"/>driver.find_element(By.ID, "lastname").send_keys(user_data["last_name"])</text:span></text:p>
      <text:p text:style-name="Preformatted_20_Text"><text:span text:style-name="Source_20_Text"><text:s text:c="4"/>driver.find_element(By.ID, "email").send_keys(user_data["email"])</text:span></text:p>
      <text:p text:style-name="Preformatted_20_Text"><text:span text:style-name="Source_20_Text"><text:s text:c="4"/></text:span></text:p>
      <text:p text:style-name="Preformatted_20_Text"><text:span text:style-name="Source_20_Text"><text:s text:c="4"/># Dropdown selection</text:span></text:p>
      <text:p text:style-name="Preformatted_20_Text"><text:span text:style-name="Source_20_Text"><text:s text:c="4"/>country_dropdown = Select(driver.find_element(By.ID, "country"))</text:span></text:p>
      <text:p text:style-name="Preformatted_20_Text"><text:span text:style-name="Source_20_Text"><text:s text:c="4"/>country_dropdown.select_by_visible_text(user_data["country"])</text:span></text:p>
      <text:p text:style-name="Preformatted_20_Text"><text:span text:style-name="Source_20_Text"><text:s text:c="4"/></text:span></text:p>
      <text:p text:style-name="Preformatted_20_Text"><text:span text:style-name="Source_20_Text"><text:s text:c="4"/># Checkbox agreement</text:span></text:p>
      <text:p text:style-name="Preformatted_20_Text"><text:span text:style-name="Source_20_Text"><text:s text:c="4"/>terms_checkbox = driver.find_element(By.ID, "terms")</text:span></text:p>
      <text:p text:style-name="Preformatted_20_Text"><text:span text:style-name="Source_20_Text"><text:s text:c="4"/>if not terms_checkbox.is_selected():</text:span></text:p>
      <text:p text:style-name="Preformatted_20_Text"><text:span text:style-name="Source_20_Text"><text:s text:c="8"/>terms_checkbox.click()</text:span></text:p>
      <text:p text:style-name="Preformatted_20_Text"><text:span text:style-name="Source_20_Text"><text:s text:c="4"/></text:span></text:p>
      <text:p text:style-name="Preformatted_20_Text"><text:span text:style-name="Source_20_Text"><text:s text:c="4"/># Submit</text:span></text:p>
      <text:p text:style-name="P15"><text:span text:style-name="Source_20_Text"><text:s text:c="4"/>driver.find_element(By.ID, "submit").click()</text:span></text:p>
      <text:h text:style-name="Heading_20_2" text:outline-level="2">Troubleshooting Common Issues</text:h>
      <text:h text:style-name="Heading_20_3" text:outline-level="3">Issue: Element not interactable</text:h>
      <text:p text:style-name="Text_20_body"><text:span text:style-name="Strong_20_Emphasis">Solution</text:span>: Wait for element or scroll into view</text:p>
      <text:p text:style-name="Preformatted_20_Text"><text:span text:style-name="Source_20_Text"># Scroll element into view</text:span></text:p>
      <text:p text:style-name="Preformatted_20_Text"><text:span text:style-name="Source_20_Text">driver.execute_script("arguments[0].scrollIntoView();", element)</text:span></text:p>
      <text:p text:style-name="P15"><text:span text:style-name="Source_20_Text">element.click()</text:span></text:p>
      <text:h text:style-name="Heading_20_3" text:outline-level="3">Issue: Stale element reference</text:h>
      <text:p text:style-name="Text_20_body"><text:span text:style-name="Strong_20_Emphasis">Solution</text:span>: Re-find element after page changes</text:p>
      <text:p text:style-name="Preformatted_20_Text"><text:span text:style-name="Source_20_Text"># Don't store elements across page changes</text:span></text:p>
      <text:p text:style-name="Preformatted_20_Text"><text:span text:style-name="Source_20_Text"># BAD:</text:span></text:p>
      <text:p text:style-name="Preformatted_20_Text"><text:span text:style-name="Source_20_Text"># element = driver.find_element(By.ID, "button")</text:span></text:p>
      <text:p text:style-name="Preformatted_20_Text"><text:span text:style-name="Source_20_Text"># driver.refresh()</text:span></text:p>
      <text:p text:style-name="Preformatted_20_Text"><text:span text:style-name="Source_20_Text"># element.click() <text:s/># Will fail - stale reference</text:span></text:p>
      <text:p text:style-name="Preformatted_20_Text"/>
      <text:p text:style-name="Preformatted_20_Text"><text:span text:style-name="Source_20_Text"># GOOD:</text:span></text:p>
      <text:p text:style-name="Preformatted_20_Text"><text:span text:style-name="Source_20_Text">driver.refresh()</text:span></text:p>
      <text:p text:style-name="Preformatted_20_Text"><text:span text:style-name="Source_20_Text">element = driver.find_element(By.ID, "button") <text:s/># Re-find element</text:span></text:p>
      <text:p text:style-name="P15"><text:span text:style-name="Source_20_Text">element.click()</text:span></text:p>
      <text:h text:style-name="Heading_20_3" text:outline-level="3">Issue: Element covered by another element</text:h>
      <text:p text:style-name="Text_20_body"><text:span text:style-name="Strong_20_Emphasis">Solution</text:span>: Use JavaScript click or scroll</text:p>
      <text:p text:style-name="Preformatted_20_Text"><text:span text:style-name="Source_20_Text"># JavaScript click (bypasses overlays)</text:span></text:p>
      <text:p text:style-name="Preformatted_20_Text"><text:span text:style-name="Source_20_Text">driver.execute_script("arguments[0].click();", element)</text:span></text:p>
      <text:p text:style-name="Preformatted_20_Text"/>
      <text:p text:style-name="Preformatted_20_Text"><text:span text:style-name="Source_20_Text"># Or scroll element into view first</text:span></text:p>
      <text:p text:style-name="Preformatted_20_Text"><text:span text:style-name="Source_20_Text">driver.execute_script("arguments[0].scrollIntoView(true);", element)</text:span></text:p>
      <text:p text:style-name="P15"><text:span text:style-name="Source_20_Text">element.click()</text:span></text:p>
      <text:h text:style-name="P25" text:outline-level="3"><text:soft-page-break/>Key Takeaways from Web Element Interactions:</text:h>
      <text:p text:style-name="Text_20_body"><text:span text:style-name="Strong_20_Emphasis">Essential Methods:</text:span></text:p>
      <text:list text:style-name="L27">
        <text:list-item>
          <text:p text:style-name="P61"><text:span text:style-name="Source_20_Text">element.send_keys("text")</text:span> - Type text into input fields </text:p>
        </text:list-item>
        <text:list-item>
          <text:p text:style-name="P61"><text:span text:style-name="Source_20_Text">element.click()</text:span> - Click buttons, links, checkboxes </text:p>
        </text:list-item>
        <text:list-item>
          <text:p text:style-name="P61"><text:span text:style-name="Source_20_Text">element.clear()</text:span> - Clear input fields </text:p>
        </text:list-item>
        <text:list-item>
          <text:p text:style-name="P61"><text:span text:style-name="Source_20_Text">element.submit()</text:span> - Submit forms </text:p>
        </text:list-item>
        <text:list-item>
          <text:p text:style-name="P62"><text:span text:style-name="Source_20_Text">Select(element)</text:span> - Handle dropdown/select elements </text:p>
        </text:list-item>
      </text:list>
      <text:p text:style-name="Text_20_body"><text:span text:style-name="Strong_20_Emphasis">Element States:</text:span></text:p>
      <text:list text:style-name="L28">
        <text:list-item>
          <text:p text:style-name="P63"><text:span text:style-name="Source_20_Text">element.is_displayed()</text:span> - Check if visible </text:p>
        </text:list-item>
        <text:list-item>
          <text:p text:style-name="P63"><text:span text:style-name="Source_20_Text">element.is_enabled()</text:span> - Check if interactive </text:p>
        </text:list-item>
        <text:list-item>
          <text:p text:style-name="P63"><text:span text:style-name="Source_20_Text">element.is_selected()</text:span> - Check if checked/selected </text:p>
        </text:list-item>
        <text:list-item>
          <text:p text:style-name="P64"><text:span text:style-name="Source_20_Text">element.get_attribute("value")</text:span> - Get input values </text:p>
        </text:list-item>
      </text:list>
      <text:p text:style-name="Text_20_body"><text:span text:style-name="Strong_20_Emphasis">Special Keys:</text:span></text:p>
      <text:list text:style-name="L29">
        <text:list-item>
          <text:p text:style-name="P65">Use <text:span text:style-name="Source_20_Text">Keys.ENTER</text:span>, <text:span text:style-name="Source_20_Text">Keys.TAB</text:span>, <text:span text:style-name="Source_20_Text">Keys.CONTROL</text:span> for keyboard actions </text:p>
        </text:list-item>
        <text:list-item>
          <text:p text:style-name="P66">Combine keys: <text:span text:style-name="Source_20_Text">element.send_keys(Keys.CONTROL, "a")</text:span> for Ctrl+A </text:p>
        </text:list-item>
      </text:list>
      <text:p text:style-name="Text_20_body"><text:span text:style-name="Strong_20_Emphasis">Form Handling Best Practices:</text:span></text:p>
      <text:list text:style-name="L30">
        <text:list-item>
          <text:p text:style-name="P67"><text:span text:style-name="Strong_20_Emphasis">Always clear fields</text:span> before entering new text </text:p>
        </text:list-item>
        <text:list-item>
          <text:p text:style-name="P67"><text:span text:style-name="Strong_20_Emphasis">Use Select class</text:span> for dropdowns instead of clicking </text:p>
        </text:list-item>
        <text:list-item>
          <text:p text:style-name="P67"><text:span text:style-name="Strong_20_Emphasis">Check element states</text:span> before interacting </text:p>
        </text:list-item>
        <text:list-item>
          <text:p text:style-name="P68"><text:span text:style-name="Strong_20_Emphasis">Handle both success and error scenarios</text:span> </text:p>
        </text:list-item>
      </text:list>
      <text:h text:style-name="Heading_20_3" text:outline-level="3">Practice Exercise:</text:h>
      <text:p text:style-name="Text_20_body">Try the interaction examples and:</text:p>
      <text:list text:style-name="L31">
        <text:list-item>
          <text:p text:style-name="P69">Fill out different types of forms </text:p>
        </text:list-item>
        <text:list-item>
          <text:p text:style-name="P69">Practice with checkboxes, radio buttons, and dropdowns </text:p>
        </text:list-item>
        <text:list-item>
          <text:p text:style-name="P69">Upload files and handle form submissions </text:p>
        </text:list-item>
        <text:list-item>
          <text:p text:style-name="P70">Check element properties and states </text:p>
        </text:list-item>
      </text:list>
      <text:p text:style-name="Text_20_body">Ready for the final topic in Phase 2: <text:span text:style-name="Strong_20_Emphasis">"Browser Navigation"</text:span>? We'll learn to navigate between pages, handle multiple windows/tabs, and work with frames and iframes!</text:p>
      <text:h text:style-name="P60" text:outline-level="1">Phase 2.6: Browser Navigation in Selenium Python</text:h>
      <text:h text:style-name="Heading_20_2" text:outline-level="2">Overview</text:h>
      <text:p text:style-name="Text_20_body">Browser Navigation in Selenium refers to controlling browser actions like moving forward/backward through browser history, refreshing pages, managing multiple windows/tabs, and handling frames. This is essential for automating complex web application workflows.</text:p>
      <text:h text:style-name="Heading_20_2" text:outline-level="2"><text:soft-page-break/>1. Basic Browser Navigation Commands</text:h>
      <text:h text:style-name="Heading_20_3" text:outline-level="3">Forward, Back, and Refresh Operations</text:h>
      <text:p text:style-name="Preformatted_20_Text"><text:span text:style-name="Source_20_Text">from selenium import webdriver</text:span></text:p>
      <text:p text:style-name="Preformatted_20_Text"><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text:span text:style-name="Source_20_Text">import time</text:span></text:p>
      <text:p text:style-name="Preformatted_20_Text"/>
      <text:p text:style-name="Preformatted_20_Text"><text:span text:style-name="Source_20_Text"># Setup WebDriver</text:span></text:p>
      <text:p text:style-name="Preformatted_20_Text"><text:span text:style-name="Source_20_Text">driver = webdriver.Chrome(service=Service(ChromeDriverManager().install()))</text:span></text:p>
      <text:p text:style-name="Preformatted_20_Text"/>
      <text:p text:style-name="Preformatted_20_Text"><text:span text:style-name="Source_20_Text">try:</text:span></text:p>
      <text:p text:style-name="Preformatted_20_Text"><text:span text:style-name="Source_20_Text"><text:s text:c="4"/># Navigate to first page</text:span></text:p>
      <text:p text:style-name="Preformatted_20_Text"><text:span text:style-name="Source_20_Text"><text:s text:c="4"/>driver.get("https://www.google.com")</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Navigate to second page</text:span></text:p>
      <text:p text:style-name="Preformatted_20_Text"><text:span text:style-name="Source_20_Text"><text:s text:c="4"/>driver.get("https://www.github.com")</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Go back to previous page</text:span></text:p>
      <text:p text:style-name="Preformatted_20_Text"><text:span text:style-name="Source_20_Text"><text:s text:c="4"/>driver.back()</text:span></text:p>
      <text:p text:style-name="Preformatted_20_Text"><text:span text:style-name="Source_20_Text"><text:s text:c="4"/>print(f"Current URL after back: {driver.current_url}")</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Go forward to next page</text:span></text:p>
      <text:p text:style-name="Preformatted_20_Text"><text:span text:style-name="Source_20_Text"><text:s text:c="4"/>driver.forward()</text:span></text:p>
      <text:p text:style-name="Preformatted_20_Text"><text:span text:style-name="Source_20_Text"><text:s text:c="4"/>print(f"Current URL after forward: {driver.current_url}")</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Refresh current page</text:span></text:p>
      <text:p text:style-name="Preformatted_20_Text"><text:span text:style-name="Source_20_Text"><text:s text:c="4"/>driver.refresh()</text:span></text:p>
      <text:p text:style-name="Preformatted_20_Text"><text:span text:style-name="Source_20_Text"><text:s text:c="4"/>print("Page refreshed")</text:span></text:p>
      <text:p text:style-name="Preformatted_20_Text"><text:span text:style-name="Source_20_Text"><text:s text:c="4"/></text:span></text:p>
      <text:p text:style-name="Preformatted_20_Text"><text:span text:style-name="Source_20_Text">finally:</text:span></text:p>
      <text:p text:style-name="P15"><text:span text:style-name="Source_20_Text"><text:s text:c="4"/>driver.quit()</text:span></text:p>
      <text:h text:style-name="Heading_20_3" text:outline-level="3">Navigation Methods Summary</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Method</text:p>
            </table:table-cell>
            <table:table-cell table:style-name="Table3.A1" office:value-type="string">
              <text:p text:style-name="Table_20_Heading">Purpose</text:p>
            </table:table-cell>
            <table:table-cell table:style-name="Table3.A1" office:value-type="string">
              <text:p text:style-name="Table_20_Heading">Example</text:p>
            </table:table-cell>
          </table:table-row>
        </table:table-header-rows>
        <table:table-row>
          <table:table-cell table:style-name="Table3.A1" office:value-type="string">
            <text:p text:style-name="Table_20_Contents"><text:span text:style-name="Source_20_Text">driver.get(url)</text:span></text:p>
          </table:table-cell>
          <table:table-cell table:style-name="Table3.A1" office:value-type="string">
            <text:p text:style-name="Table_20_Contents">Navigate to a specific URL</text:p>
          </table:table-cell>
          <table:table-cell table:style-name="Table3.A1" office:value-type="string">
            <text:p text:style-name="Table_20_Contents"><text:span text:style-name="Source_20_Text">driver.get("https://example.com")</text:span></text:p>
          </table:table-cell>
        </table:table-row>
        <table:table-row>
          <table:table-cell table:style-name="Table3.A1" office:value-type="string">
            <text:p text:style-name="Table_20_Contents"><text:span text:style-name="Source_20_Text">driver.back()</text:span></text:p>
          </table:table-cell>
          <table:table-cell table:style-name="Table3.A1" office:value-type="string">
            <text:p text:style-name="Table_20_Contents">Go back one page in history</text:p>
          </table:table-cell>
          <table:table-cell table:style-name="Table3.A1" office:value-type="string">
            <text:p text:style-name="Table_20_Contents"><text:span text:style-name="Source_20_Text">driver.back()</text:span></text:p>
          </table:table-cell>
        </table:table-row>
        <table:table-row>
          <table:table-cell table:style-name="Table3.A1" office:value-type="string">
            <text:p text:style-name="Table_20_Contents"><text:span text:style-name="Source_20_Text">driver.forward()</text:span></text:p>
          </table:table-cell>
          <table:table-cell table:style-name="Table3.A1" office:value-type="string">
            <text:p text:style-name="Table_20_Contents">Go forward one page in history</text:p>
          </table:table-cell>
          <table:table-cell table:style-name="Table3.A1" office:value-type="string">
            <text:p text:style-name="Table_20_Contents"><text:span text:style-name="Source_20_Text">driver.forward()</text:span></text:p>
          </table:table-cell>
        </table:table-row>
        <table:table-row>
          <table:table-cell table:style-name="Table3.A1" office:value-type="string">
            <text:p text:style-name="Table_20_Contents"><text:span text:style-name="Source_20_Text">driver.refresh()</text:span></text:p>
          </table:table-cell>
          <table:table-cell table:style-name="Table3.A1" office:value-type="string">
            <text:p text:style-name="Table_20_Contents">Reload current page</text:p>
          </table:table-cell>
          <table:table-cell table:style-name="Table3.A1" office:value-type="string">
            <text:p text:style-name="Table_20_Contents"><text:span text:style-name="Source_20_Text">driver.refresh()</text:span></text:p>
          </table:table-cell>
        </table:table-row>
        <table:table-row>
          <table:table-cell table:style-name="Table3.A1" office:value-type="string">
            <text:p text:style-name="Table_20_Contents"><text:span text:style-name="Source_20_Text">driver.current_url</text:span></text:p>
          </table:table-cell>
          <table:table-cell table:style-name="Table3.A1" office:value-type="string">
            <text:p text:style-name="Table_20_Contents">Get current page URL</text:p>
          </table:table-cell>
          <table:table-cell table:style-name="Table3.A1" office:value-type="string">
            <text:p text:style-name="Table_20_Contents"><text:span text:style-name="Source_20_Text">url = driver.current_url</text:span></text:p>
          </table:table-cell>
        </table:table-row>
        <table:table-row>
          <table:table-cell table:style-name="Table3.A1" office:value-type="string">
            <text:p text:style-name="Table_20_Contents"><text:span text:style-name="Source_20_Text">driver.title</text:span></text:p>
          </table:table-cell>
          <table:table-cell table:style-name="Table3.A1" office:value-type="string">
            <text:p text:style-name="Table_20_Contents">Get current page title</text:p>
          </table:table-cell>
          <table:table-cell table:style-name="Table3.A1" office:value-type="string">
            <text:p text:style-name="Table_20_Contents"><text:span text:style-name="Source_20_Text">title = driver.title</text:span></text:p>
          </table:table-cell>
        </table:table-row>
      </table:table>
      <text:h text:style-name="Heading_20_2" text:outline-level="2">2. Window Handling</text:h>
      <text:h text:style-name="Heading_20_3" text:outline-level="3">Managing Multiple Windows/Tabs</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oft-page-break/><text:span text:style-name="Source_20_Text">from selenium.webdriver.chrome.service import Service</text:span></text:p>
      <text:p text:style-name="Preformatted_20_Text"><text:span text:style-name="Source_20_Text">from webdriver_manager.chrome import ChromeDriverManager</text:span></text:p>
      <text:p text:style-name="Preformatted_20_Text"><text:span text:style-name="Source_20_Text">import time</text:span></text:p>
      <text:p text:style-name="Preformatted_20_Text"/>
      <text:p text:style-name="Preformatted_20_Text"><text:span text:style-name="Source_20_Text">driver = webdriver.Chrome(service=Service(ChromeDriverManager().install()))</text:span></text:p>
      <text:p text:style-name="Preformatted_20_Text"/>
      <text:p text:style-name="Preformatted_20_Text"><text:span text:style-name="Source_20_Text">try:</text:span></text:p>
      <text:p text:style-name="Preformatted_20_Text"><text:span text:style-name="Source_20_Text"><text:s text:c="4"/># Open main page</text:span></text:p>
      <text:p text:style-name="Preformatted_20_Text"><text:span text:style-name="Source_20_Text"><text:s text:c="4"/>driver.get("https://www.selenium.dev/selenium/web/window_switching.html")</text:span></text:p>
      <text:p text:style-name="Preformatted_20_Text"><text:span text:style-name="Source_20_Text"><text:s text:c="4"/></text:span></text:p>
      <text:p text:style-name="Preformatted_20_Text"><text:span text:style-name="Source_20_Text"><text:s text:c="4"/># Get current window handle</text:span></text:p>
      <text:p text:style-name="Preformatted_20_Text"><text:span text:style-name="Source_20_Text"><text:s text:c="4"/>main_window = driver.current_window_handle</text:span></text:p>
      <text:p text:style-name="Preformatted_20_Text"><text:span text:style-name="Source_20_Text"><text:s text:c="4"/>print(f"Main window handle: {main_window}")</text:span></text:p>
      <text:p text:style-name="Preformatted_20_Text"><text:span text:style-name="Source_20_Text"><text:s text:c="4"/></text:span></text:p>
      <text:p text:style-name="Preformatted_20_Text"><text:span text:style-name="Source_20_Text"><text:s text:c="4"/># Get all window handles</text:span></text:p>
      <text:p text:style-name="Preformatted_20_Text"><text:span text:style-name="Source_20_Text"><text:s text:c="4"/>all_windows = driver.window_handles</text:span></text:p>
      <text:p text:style-name="Preformatted_20_Text"><text:span text:style-name="Source_20_Text"><text:s text:c="4"/>print(f"Total windows: {len(all_windows)}")</text:span></text:p>
      <text:p text:style-name="Preformatted_20_Text"><text:span text:style-name="Source_20_Text"><text:s text:c="4"/></text:span></text:p>
      <text:p text:style-name="Preformatted_20_Text"><text:span text:style-name="Source_20_Text"><text:s text:c="4"/># Click link that opens new window</text:span></text:p>
      <text:p text:style-name="Preformatted_20_Text"><text:span text:style-name="Source_20_Text"><text:s text:c="4"/>driver.find_element(By.LINK_TEXT, "Open new window").click()</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Get updated window handles</text:span></text:p>
      <text:p text:style-name="Preformatted_20_Text"><text:span text:style-name="Source_20_Text"><text:s text:c="4"/>all_windows = driver.window_handles</text:span></text:p>
      <text:p text:style-name="Preformatted_20_Text"><text:span text:style-name="Source_20_Text"><text:s text:c="4"/>print(f"Total windows after opening new: {len(all_windows)}")</text:span></text:p>
      <text:p text:style-name="Preformatted_20_Text"><text:span text:style-name="Source_20_Text"><text:s text:c="4"/></text:span></text:p>
      <text:p text:style-name="Preformatted_20_Text"><text:span text:style-name="Source_20_Text"><text:s text:c="4"/># Switch to new window</text:span></text:p>
      <text:p text:style-name="Preformatted_20_Text"><text:span text:style-name="Source_20_Text"><text:s text:c="4"/>for window in all_windows:</text:span></text:p>
      <text:p text:style-name="Preformatted_20_Text"><text:span text:style-name="Source_20_Text"><text:s text:c="8"/>if window != main_window:</text:span></text:p>
      <text:p text:style-name="Preformatted_20_Text"><text:span text:style-name="Source_20_Text"><text:s text:c="12"/>driver.switch_to.window(window)</text:span></text:p>
      <text:p text:style-name="Preformatted_20_Text"><text:span text:style-name="Source_20_Text"><text:s text:c="12"/>print(f"Switched to new window. Title: {driver.title}")</text:span></text:p>
      <text:p text:style-name="Preformatted_20_Text"><text:span text:style-name="Source_20_Text"><text:s text:c="12"/>break</text:span></text:p>
      <text:p text:style-name="Preformatted_20_Text"><text:span text:style-name="Source_20_Text"><text:s text:c="4"/></text:span></text:p>
      <text:p text:style-name="Preformatted_20_Text"><text:span text:style-name="Source_20_Text"><text:s text:c="4"/># Perform actions in new window</text:span></text:p>
      <text:p text:style-name="Preformatted_20_Text"><text:span text:style-name="Source_20_Text"><text:s text:c="4"/>time.sleep(2)</text:span></text:p>
      <text:p text:style-name="Preformatted_20_Text"><text:span text:style-name="Source_20_Text"><text:s text:c="4"/></text:span></text:p>
      <text:p text:style-name="Preformatted_20_Text"><text:span text:style-name="Source_20_Text"><text:s text:c="4"/># Close current window</text:span></text:p>
      <text:p text:style-name="Preformatted_20_Text"><text:span text:style-name="Source_20_Text"><text:s text:c="4"/>driver.close()</text:span></text:p>
      <text:p text:style-name="Preformatted_20_Text"><text:span text:style-name="Source_20_Text"><text:s text:c="4"/></text:span></text:p>
      <text:p text:style-name="Preformatted_20_Text"><text:span text:style-name="Source_20_Text"><text:s text:c="4"/># Switch back to main window</text:span></text:p>
      <text:p text:style-name="Preformatted_20_Text"><text:span text:style-name="Source_20_Text"><text:s text:c="4"/>driver.switch_to.window(main_window)</text:span></text:p>
      <text:p text:style-name="Preformatted_20_Text"><text:span text:style-name="Source_20_Text"><text:s text:c="4"/>print(f"Back to main window. Title: {driver.title}")</text:span></text:p>
      <text:p text:style-name="Preformatted_20_Text"><text:span text:style-name="Source_20_Text"><text:s text:c="4"/></text:span></text:p>
      <text:p text:style-name="Preformatted_20_Text"><text:span text:style-name="Source_20_Text">finally:</text:span></text:p>
      <text:p text:style-name="P15"><text:span text:style-name="Source_20_Text"><text:s text:c="4"/>driver.quit()</text:span></text:p>
      <text:h text:style-name="Heading_20_3" text:outline-level="3">Practical Window Handling Function</text:h>
      <text:p text:style-name="Preformatted_20_Text"><text:span text:style-name="Source_20_Text">def switch_to_new_window(driver, timeout=10):</text:span></text:p>
      <text:p text:style-name="Preformatted_20_Text"><text:span text:style-name="Source_20_Text"><text:s text:c="4"/>"""</text:span></text:p>
      <text:p text:style-name="Preformatted_20_Text"><text:span text:style-name="Source_20_Text"><text:s text:c="4"/>Switch to newly opened window</text:span></text:p>
      <text:p text:style-name="Preformatted_20_Text"><text:span text:style-name="Source_20_Text"><text:s text:c="4"/>"""</text:span></text:p>
      <text:p text:style-name="Preformatted_20_Text"><text:span text:style-name="Source_20_Text"><text:s text:c="4"/>original_windows = driver.window_handles</text:span></text:p>
      <text:p text:style-name="Preformatted_20_Text"><text:span text:style-name="Source_20_Text"><text:s text:c="4"/></text:span></text:p>
      <text:p text:style-name="Preformatted_20_Text"><text:span text:style-name="Source_20_Text"><text:s text:c="4"/># Wait for new window to open</text:span></text:p>
      <text:p text:style-name="Preformatted_20_Text"><text:span text:style-name="Source_20_Text"><text:s text:c="4"/>start_time = time.time()</text:span></text:p>
      <text:p text:style-name="Preformatted_20_Text"><text:span text:style-name="Source_20_Text"><text:s text:c="4"/>while len(driver.window_handles) &lt;= len(original_windows):</text:span></text:p>
      <text:p text:style-name="Preformatted_20_Text"><text:span text:style-name="Source_20_Text"><text:s text:c="8"/>if time.time() - start_time &gt; timeout:</text:span></text:p>
      <text:p text:style-name="Preformatted_20_Text"><text:span text:style-name="Source_20_Text"><text:s text:c="12"/>raise TimeoutError("New window did not open within timeout")</text:span></text:p>
      <text:p text:style-name="Preformatted_20_Text"><text:span text:style-name="Source_20_Text"><text:s text:c="8"/>time.sleep(0.5)</text:span></text:p>
      <text:p text:style-name="Preformatted_20_Text"><text:span text:style-name="Source_20_Text"><text:s text:c="4"/></text:span></text:p>
      <text:p text:style-name="Preformatted_20_Text"><text:span text:style-name="Source_20_Text"><text:s text:c="4"/># Switch to new window</text:span></text:p>
      <text:p text:style-name="Preformatted_20_Text"><text:span text:style-name="Source_20_Text"><text:s text:c="4"/>new_windows = driver.window_handles</text:span></text:p>
      <text:p text:style-name="Preformatted_20_Text"><text:soft-page-break/><text:span text:style-name="Source_20_Text"><text:s text:c="4"/>for window in new_windows:</text:span></text:p>
      <text:p text:style-name="Preformatted_20_Text"><text:span text:style-name="Source_20_Text"><text:s text:c="8"/>if window not in original_windows:</text:span></text:p>
      <text:p text:style-name="Preformatted_20_Text"><text:span text:style-name="Source_20_Text"><text:s text:c="12"/>driver.switch_to.window(window)</text:span></text:p>
      <text:p text:style-name="Preformatted_20_Text"><text:span text:style-name="Source_20_Text"><text:s text:c="12"/>return window</text:span></text:p>
      <text:p text:style-name="Preformatted_20_Text"><text:span text:style-name="Source_20_Text"><text:s text:c="4"/></text:span></text:p>
      <text:p text:style-name="Preformatted_20_Text"><text:span text:style-name="Source_20_Text"><text:s text:c="4"/>return None</text:span></text:p>
      <text:p text:style-name="Preformatted_20_Text"/>
      <text:p text:style-name="Preformatted_20_Text"><text:span text:style-name="Source_20_Text"># Usage example</text:span></text:p>
      <text:p text:style-name="Preformatted_20_Text"><text:span text:style-name="Source_20_Text">driver.find_element(By.LINK_TEXT, "Open in new tab").click()</text:span></text:p>
      <text:p text:style-name="Preformatted_20_Text"><text:span text:style-name="Source_20_Text">new_window_handle = switch_to_new_window(driver)</text:span></text:p>
      <text:p text:style-name="P15"><text:span text:style-name="Source_20_Text">print(f"Switched to new window: {driver.title}")</text:span></text:p>
      <text:h text:style-name="Heading_20_2" text:outline-level="2">3. Frame and iFrame Handling</text:h>
      <text:h text:style-name="Heading_20_3" text:outline-level="3">Switching Between Frames</text:h>
      <text:p text:style-name="Preformatted_20_Text"><text:span text:style-name="Source_20_Text">from selenium import webdriver</text:span></text:p>
      <text:p text:style-name="Preformatted_20_Text"><text:span text:style-name="Source_20_Text">from selenium.webdriver.common.by import By</text:span></text:p>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driver = webdriver.Chrome(service=Service(ChromeDriverManager().install()))</text:span></text:p>
      <text:p text:style-name="Preformatted_20_Text"/>
      <text:p text:style-name="Preformatted_20_Text"><text:span text:style-name="Source_20_Text">try:</text:span></text:p>
      <text:p text:style-name="Preformatted_20_Text"><text:span text:style-name="Source_20_Text"><text:s text:c="4"/>driver.get("https://www.selenium.dev/selenium/web/iframes.html")</text:span></text:p>
      <text:p text:style-name="Preformatted_20_Text"><text:span text:style-name="Source_20_Text"><text:s text:c="4"/></text:span></text:p>
      <text:p text:style-name="Preformatted_20_Text"><text:span text:style-name="Source_20_Text"><text:s text:c="4"/># Method 1: Switch by frame index</text:span></text:p>
      <text:p text:style-name="Preformatted_20_Text"><text:span text:style-name="Source_20_Text"><text:s text:c="4"/>driver.switch_to.frame(0) <text:s/># Switch to first frame</text:span></text:p>
      <text:p text:style-name="Preformatted_20_Text"><text:span text:style-name="Source_20_Text"><text:s text:c="4"/></text:span></text:p>
      <text:p text:style-name="Preformatted_20_Text"><text:span text:style-name="Source_20_Text"><text:s text:c="4"/># Method 2: Switch by frame name or id</text:span></text:p>
      <text:p text:style-name="Preformatted_20_Text"><text:span text:style-name="Source_20_Text"><text:s text:c="4"/>driver.switch_to.default_content() <text:s/># Go back to main content</text:span></text:p>
      <text:p text:style-name="Preformatted_20_Text"><text:span text:style-name="Source_20_Text"><text:s text:c="4"/>driver.switch_to.frame("frame1") <text:s/># Switch by name/id</text:span></text:p>
      <text:p text:style-name="Preformatted_20_Text"><text:span text:style-name="Source_20_Text"><text:s text:c="4"/></text:span></text:p>
      <text:p text:style-name="Preformatted_20_Text"><text:span text:style-name="Source_20_Text"><text:s text:c="4"/># Method 3: Switch by WebElement</text:span></text:p>
      <text:p text:style-name="Preformatted_20_Text"><text:span text:style-name="Source_20_Text"><text:s text:c="4"/>driver.switch_to.default_content()</text:span></text:p>
      <text:p text:style-name="Preformatted_20_Text"><text:span text:style-name="Source_20_Text"><text:s text:c="4"/>frame_element = driver.find_element(By.TAG_NAME, "iframe")</text:span></text:p>
      <text:p text:style-name="Preformatted_20_Text"><text:span text:style-name="Source_20_Text"><text:s text:c="4"/>driver.switch_to.frame(frame_element)</text:span></text:p>
      <text:p text:style-name="Preformatted_20_Text"><text:span text:style-name="Source_20_Text"><text:s text:c="4"/></text:span></text:p>
      <text:p text:style-name="Preformatted_20_Text"><text:span text:style-name="Source_20_Text"><text:s text:c="4"/># Perform actions inside frame</text:span></text:p>
      <text:p text:style-name="Preformatted_20_Text"><text:span text:style-name="Source_20_Text"><text:s text:c="4"/>element_in_frame = driver.find_element(By.ID, "some-id")</text:span></text:p>
      <text:p text:style-name="Preformatted_20_Text"><text:span text:style-name="Source_20_Text"><text:s text:c="4"/>element_in_frame.click()</text:span></text:p>
      <text:p text:style-name="Preformatted_20_Text"><text:span text:style-name="Source_20_Text"><text:s text:c="4"/></text:span></text:p>
      <text:p text:style-name="Preformatted_20_Text"><text:span text:style-name="Source_20_Text"><text:s text:c="4"/># Always switch back to default content when done</text:span></text:p>
      <text:p text:style-name="Preformatted_20_Text"><text:span text:style-name="Source_20_Text"><text:s text:c="4"/>driver.switch_to.default_content()</text:span></text:p>
      <text:p text:style-name="Preformatted_20_Text"><text:span text:style-name="Source_20_Text"><text:s text:c="4"/></text:span></text:p>
      <text:p text:style-name="Preformatted_20_Text"><text:span text:style-name="Source_20_Text">finally:</text:span></text:p>
      <text:p text:style-name="P15"><text:span text:style-name="Source_20_Text"><text:s text:c="4"/>driver.quit()</text:span></text:p>
      <text:h text:style-name="Heading_20_3" text:outline-level="3">Nested Frames Handling</text:h>
      <text:p text:style-name="Preformatted_20_Text"><text:span text:style-name="Source_20_Text">def handle_nested_frames(driver):</text:span></text:p>
      <text:p text:style-name="Preformatted_20_Text"><text:span text:style-name="Source_20_Text"><text:s text:c="4"/>"""</text:span></text:p>
      <text:p text:style-name="Preformatted_20_Text"><text:span text:style-name="Source_20_Text"><text:s text:c="4"/>Handle nested frames (frame within frame)</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Switch to parent frame</text:span></text:p>
      <text:p text:style-name="Preformatted_20_Text"><text:span text:style-name="Source_20_Text"><text:s text:c="8"/>driver.switch_to.frame("parentFrame")</text:span></text:p>
      <text:p text:style-name="Preformatted_20_Text"><text:span text:style-name="Source_20_Text"><text:s text:c="8"/>print("Switched to parent frame")</text:span></text:p>
      <text:p text:style-name="Preformatted_20_Text"><text:span text:style-name="Source_20_Text"><text:s text:c="8"/></text:span></text:p>
      <text:p text:style-name="Preformatted_20_Text"><text:span text:style-name="Source_20_Text"><text:s text:c="8"/># Switch to child frame within parent frame</text:span></text:p>
      <text:p text:style-name="Preformatted_20_Text"><text:span text:style-name="Source_20_Text"><text:s text:c="8"/>driver.switch_to.frame("childFrame")</text:span></text:p>
      <text:p text:style-name="Preformatted_20_Text"><text:soft-page-break/><text:span text:style-name="Source_20_Text"><text:s text:c="8"/>print("Switched to child frame")</text:span></text:p>
      <text:p text:style-name="Preformatted_20_Text"><text:span text:style-name="Source_20_Text"><text:s text:c="8"/></text:span></text:p>
      <text:p text:style-name="Preformatted_20_Text"><text:span text:style-name="Source_20_Text"><text:s text:c="8"/># Perform actions in child frame</text:span></text:p>
      <text:p text:style-name="Preformatted_20_Text"><text:span text:style-name="Source_20_Text"><text:s text:c="8"/>element = driver.find_element(By.ID, "child-element")</text:span></text:p>
      <text:p text:style-name="Preformatted_20_Text"><text:span text:style-name="Source_20_Text"><text:s text:c="8"/>element.click()</text:span></text:p>
      <text:p text:style-name="Preformatted_20_Text"><text:span text:style-name="Source_20_Text"><text:s text:c="8"/></text:span></text:p>
      <text:p text:style-name="Preformatted_20_Text"><text:span text:style-name="Source_20_Text"><text:s text:c="8"/># Go back to parent frame</text:span></text:p>
      <text:p text:style-name="Preformatted_20_Text"><text:span text:style-name="Source_20_Text"><text:s text:c="8"/>driver.switch_to.parent_frame() <text:s/># Goes to immediate parent</text:span></text:p>
      <text:p text:style-name="Preformatted_20_Text"><text:span text:style-name="Source_20_Text"><text:s text:c="8"/>print("Back to parent frame")</text:span></text:p>
      <text:p text:style-name="Preformatted_20_Text"><text:span text:style-name="Source_20_Text"><text:s text:c="8"/></text:span></text:p>
      <text:p text:style-name="Preformatted_20_Text"><text:span text:style-name="Source_20_Text"><text:s text:c="8"/># Go back to main content</text:span></text:p>
      <text:p text:style-name="Preformatted_20_Text"><text:span text:style-name="Source_20_Text"><text:s text:c="8"/>driver.switch_to.default_content()</text:span></text:p>
      <text:p text:style-name="Preformatted_20_Text"><text:span text:style-name="Source_20_Text"><text:s text:c="8"/>print("Back to main content")</text:span></text:p>
      <text:p text:style-name="Preformatted_20_Text"><text:span text:style-name="Source_20_Text"><text:s text:c="8"/></text:span></text:p>
      <text:p text:style-name="Preformatted_20_Text"><text:span text:style-name="Source_20_Text"><text:s text:c="4"/>except Exception as e:</text:span></text:p>
      <text:p text:style-name="Preformatted_20_Text"><text:span text:style-name="Source_20_Text"><text:s text:c="8"/>print(f"Error handling frames: {e}")</text:span></text:p>
      <text:p text:style-name="P15"><text:span text:style-name="Source_20_Text"><text:s text:c="8"/>driver.switch_to.default_content() <text:s/># Always reset on error</text:span></text:p>
      <text:h text:style-name="Heading_20_2" text:outline-level="2">4. Advanced Navigation Patterns</text:h>
      <text:h text:style-name="Heading_20_3" text:outline-level="3">Page Navigation with Validation</text:h>
      <text:p text:style-name="Preformatted_20_Text"><text:span text:style-name="Source_20_Text">from selenium.webdriver.support.ui import WebDriverWait</text:span></text:p>
      <text:p text:style-name="Preformatted_20_Text"><text:span text:style-name="Source_20_Text">from selenium.webdriver.support import expected_conditions as EC</text:span></text:p>
      <text:p text:style-name="Preformatted_20_Text"/>
      <text:p text:style-name="Preformatted_20_Text"><text:span text:style-name="Source_20_Text">class NavigationHelper:</text:span></text:p>
      <text:p text:style-name="Preformatted_20_Text"><text:span text:style-name="Source_20_Text"><text:s text:c="4"/>def __init__(self, driver):</text:span></text:p>
      <text:p text:style-name="Preformatted_20_Text"><text:span text:style-name="Source_20_Text"><text:s text:c="8"/>self.driver = driver</text:span></text:p>
      <text:p text:style-name="Preformatted_20_Text"><text:span text:style-name="Source_20_Text"><text:s text:c="8"/>self.wait = WebDriverWait(driver, 10)</text:span></text:p>
      <text:p text:style-name="Preformatted_20_Text"><text:span text:style-name="Source_20_Text"><text:s text:c="4"/></text:span></text:p>
      <text:p text:style-name="Preformatted_20_Text"><text:span text:style-name="Source_20_Text"><text:s text:c="4"/>def navigate_and_verify(self, url, expected_title_contains=None):</text:span></text:p>
      <text:p text:style-name="Preformatted_20_Text"><text:span text:style-name="Source_20_Text"><text:s text:c="8"/>"""</text:span></text:p>
      <text:p text:style-name="Preformatted_20_Text"><text:span text:style-name="Source_20_Text"><text:s text:c="8"/>Navigate to URL and verify successful navigation</text:span></text:p>
      <text:p text:style-name="Preformatted_20_Text"><text:span text:style-name="Source_20_Text"><text:s text:c="8"/>"""</text:span></text:p>
      <text:p text:style-name="Preformatted_20_Text"><text:span text:style-name="Source_20_Text"><text:s text:c="8"/>try:</text:span></text:p>
      <text:p text:style-name="Preformatted_20_Text"><text:span text:style-name="Source_20_Text"><text:s text:c="12"/>self.driver.get(url)</text:span></text:p>
      <text:p text:style-name="Preformatted_20_Text"><text:span text:style-name="Source_20_Text"><text:s text:c="12"/></text:span></text:p>
      <text:p text:style-name="Preformatted_20_Text"><text:span text:style-name="Source_20_Text"><text:s text:c="12"/>if expected_title_contains:</text:span></text:p>
      <text:p text:style-name="Preformatted_20_Text"><text:span text:style-name="Source_20_Text"><text:s text:c="16"/>self.wait.until(</text:span></text:p>
      <text:p text:style-name="Preformatted_20_Text"><text:span text:style-name="Source_20_Text"><text:s text:c="20"/>EC.title_contains(expected_title_contains)</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print(f"Successfully navigated to: {self.driver.current_url}")</text:span></text:p>
      <text:p text:style-name="Preformatted_20_Text"><text:span text:style-name="Source_20_Text"><text:s text:c="12"/>print(f"Page title: {self.driver.title}")</text:span></text:p>
      <text:p text:style-name="Preformatted_20_Text"><text:span text:style-name="Source_20_Text"><text:s text:c="12"/>return True</text:span></text:p>
      <text:p text:style-name="Preformatted_20_Text"><text:span text:style-name="Source_20_Text"><text:s text:c="12"/></text:span></text:p>
      <text:p text:style-name="Preformatted_20_Text"><text:span text:style-name="Source_20_Text"><text:s text:c="8"/>except Exception as e:</text:span></text:p>
      <text:p text:style-name="Preformatted_20_Text"><text:span text:style-name="Source_20_Text"><text:s text:c="12"/>print(f"Navigation failed: {e}")</text:span></text:p>
      <text:p text:style-name="Preformatted_20_Text"><text:span text:style-name="Source_20_Text"><text:s text:c="12"/>return False</text:span></text:p>
      <text:p text:style-name="Preformatted_20_Text"><text:span text:style-name="Source_20_Text"><text:s text:c="4"/></text:span></text:p>
      <text:p text:style-name="Preformatted_20_Text"><text:span text:style-name="Source_20_Text"><text:s text:c="4"/>def safe_back_navigation(self):</text:span></text:p>
      <text:p text:style-name="Preformatted_20_Text"><text:span text:style-name="Source_20_Text"><text:s text:c="8"/>"""</text:span></text:p>
      <text:p text:style-name="Preformatted_20_Text"><text:span text:style-name="Source_20_Text"><text:s text:c="8"/>Safely navigate back with verification</text:span></text:p>
      <text:p text:style-name="Preformatted_20_Text"><text:span text:style-name="Source_20_Text"><text:s text:c="8"/>"""</text:span></text:p>
      <text:p text:style-name="Preformatted_20_Text"><text:span text:style-name="Source_20_Text"><text:s text:c="8"/>current_url = self.driver.current_url</text:span></text:p>
      <text:p text:style-name="Preformatted_20_Text"><text:span text:style-name="Source_20_Text"><text:s text:c="8"/>self.driver.back()</text:span></text:p>
      <text:p text:style-name="Preformatted_20_Text"><text:span text:style-name="Source_20_Text"><text:s text:c="8"/></text:span></text:p>
      <text:p text:style-name="Preformatted_20_Text"><text:span text:style-name="Source_20_Text"><text:s text:c="8"/># Wait for navigation to complete</text:span></text:p>
      <text:p text:style-name="Preformatted_20_Text"><text:span text:style-name="Source_20_Text"><text:s text:c="8"/>self.wait.until(lambda driver: driver.current_url != current_url)</text:span></text:p>
      <text:p text:style-name="Preformatted_20_Text"><text:span text:style-name="Source_20_Text"><text:s text:c="8"/>print(f"Navigated back to: {self.driver.current_url}")</text:span></text:p>
      <text:p text:style-name="Preformatted_20_Text"><text:span text:style-name="Source_20_Text"><text:s text:c="4"/></text:span></text:p>
      <text:p text:style-name="Preformatted_20_Text"><text:span text:style-name="Source_20_Text"><text:s text:c="4"/>def get_browser_info(self):</text:span></text:p>
      <text:p text:style-name="Preformatted_20_Text"><text:soft-page-break/><text:span text:style-name="Source_20_Text"><text:s text:c="8"/>"""</text:span></text:p>
      <text:p text:style-name="Preformatted_20_Text"><text:span text:style-name="Source_20_Text"><text:s text:c="8"/>Get current browser and page information</text:span></text:p>
      <text:p text:style-name="Preformatted_20_Text"><text:span text:style-name="Source_20_Text"><text:s text:c="8"/>"""</text:span></text:p>
      <text:p text:style-name="Preformatted_20_Text"><text:span text:style-name="Source_20_Text"><text:s text:c="8"/>return {</text:span></text:p>
      <text:p text:style-name="Preformatted_20_Text"><text:span text:style-name="Source_20_Text"><text:s text:c="12"/>'url': self.driver.current_url,</text:span></text:p>
      <text:p text:style-name="Preformatted_20_Text"><text:span text:style-name="Source_20_Text"><text:s text:c="12"/>'title': self.driver.title,</text:span></text:p>
      <text:p text:style-name="Preformatted_20_Text"><text:span text:style-name="Source_20_Text"><text:s text:c="12"/>'window_handles': len(self.driver.window_handles),</text:span></text:p>
      <text:p text:style-name="Preformatted_20_Text"><text:span text:style-name="Source_20_Text"><text:s text:c="12"/>'current_window': self.driver.current_window_handle</text:span></text:p>
      <text:p text:style-name="Preformatted_20_Text"><text:span text:style-name="Source_20_Text"><text:s text:c="8"/>}</text:span></text:p>
      <text:p text:style-name="Preformatted_20_Text"/>
      <text:p text:style-name="Preformatted_20_Text"><text:span text:style-name="Source_20_Text"># Usage</text:span></text:p>
      <text:p text:style-name="Preformatted_20_Text"><text:span text:style-name="Source_20_Text">nav_helper = NavigationHelper(driver)</text:span></text:p>
      <text:p text:style-name="Preformatted_20_Text"><text:span text:style-name="Source_20_Text">nav_helper.navigate_and_verify("https://example.com", "Example")</text:span></text:p>
      <text:p text:style-name="Preformatted_20_Text"><text:span text:style-name="Source_20_Text">info = nav_helper.get_browser_info()</text:span></text:p>
      <text:p text:style-name="P15"><text:span text:style-name="Source_20_Text">print(f"Browser info: {info}")</text:span></text:p>
      <text:h text:style-name="Heading_20_2" text:outline-level="2">5. Common Navigation Scenarios</text:h>
      <text:h text:style-name="Heading_20_3" text:outline-level="3">Scenario 1: Multi-tab Shopping Workflow</text:h>
      <text:p text:style-name="Preformatted_20_Text"><text:span text:style-name="Source_20_Text">def multi_tab_shopping_example():</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 Open main shopping site</text:span></text:p>
      <text:p text:style-name="Preformatted_20_Text"><text:span text:style-name="Source_20_Text"><text:s text:c="8"/>driver.get("https://example-shop.com")</text:span></text:p>
      <text:p text:style-name="Preformatted_20_Text"><text:span text:style-name="Source_20_Text"><text:s text:c="8"/>main_window = driver.current_window_handle</text:span></text:p>
      <text:p text:style-name="Preformatted_20_Text"><text:span text:style-name="Source_20_Text"><text:s text:c="8"/></text:span></text:p>
      <text:p text:style-name="Preformatted_20_Text"><text:span text:style-name="Source_20_Text"><text:s text:c="8"/># Open multiple product pages in new tabs</text:span></text:p>
      <text:p text:style-name="Preformatted_20_Text"><text:span text:style-name="Source_20_Text"><text:s text:c="8"/>products = driver.find_elements(By.CLASS_NAME, "product-link")</text:span></text:p>
      <text:p text:style-name="Preformatted_20_Text"><text:span text:style-name="Source_20_Text"><text:s text:c="8"/></text:span></text:p>
      <text:p text:style-name="Preformatted_20_Text"><text:span text:style-name="Source_20_Text"><text:s text:c="8"/>for i, product in enumerate(products[:3]): <text:s/># Open first 3 products</text:span></text:p>
      <text:p text:style-name="Preformatted_20_Text"><text:span text:style-name="Source_20_Text"><text:s text:c="12"/># Right-click to open in new tab (using Actions class)</text:span></text:p>
      <text:p text:style-name="Preformatted_20_Text"><text:span text:style-name="Source_20_Text"><text:s text:c="12"/>from selenium.webdriver.common.action_chains import ActionChains</text:span></text:p>
      <text:p text:style-name="Preformatted_20_Text"><text:span text:style-name="Source_20_Text"><text:s text:c="12"/>from selenium.webdriver.common.keys import Keys</text:span></text:p>
      <text:p text:style-name="Preformatted_20_Text"><text:span text:style-name="Source_20_Text"><text:s text:c="12"/></text:span></text:p>
      <text:p text:style-name="Preformatted_20_Text"><text:span text:style-name="Source_20_Text"><text:s text:c="12"/>ActionChains(driver).key_down(Keys.CONTROL).click(product).key_up(Keys.CONTROL).perform()</text:span></text:p>
      <text:p text:style-name="Preformatted_20_Text"><text:span text:style-name="Source_20_Text"><text:s text:c="12"/>time.sleep(1)</text:span></text:p>
      <text:p text:style-name="Preformatted_20_Text"><text:span text:style-name="Source_20_Text"><text:s text:c="8"/></text:span></text:p>
      <text:p text:style-name="Preformatted_20_Text"><text:span text:style-name="Source_20_Text"><text:s text:c="8"/># Switch between tabs and compare products</text:span></text:p>
      <text:p text:style-name="Preformatted_20_Text"><text:span text:style-name="Source_20_Text"><text:s text:c="8"/>all_windows = driver.window_handles</text:span></text:p>
      <text:p text:style-name="Preformatted_20_Text"><text:span text:style-name="Source_20_Text"><text:s text:c="8"/></text:span></text:p>
      <text:p text:style-name="Preformatted_20_Text"><text:span text:style-name="Source_20_Text"><text:s text:c="8"/>for window in all_windows[1:]: <text:s/># Skip main window</text:span></text:p>
      <text:p text:style-name="Preformatted_20_Text"><text:span text:style-name="Source_20_Text"><text:s text:c="12"/>driver.switch_to.window(window)</text:span></text:p>
      <text:p text:style-name="Preformatted_20_Text"><text:span text:style-name="Source_20_Text"><text:s text:c="12"/>print(f"Product: {driver.title}")</text:span></text:p>
      <text:p text:style-name="Preformatted_20_Text"><text:span text:style-name="Source_20_Text"><text:s text:c="12"/></text:span></text:p>
      <text:p text:style-name="Preformatted_20_Text"><text:span text:style-name="Source_20_Text"><text:s text:c="12"/># Get product details</text:span></text:p>
      <text:p text:style-name="Preformatted_20_Text"><text:span text:style-name="Source_20_Text"><text:s text:c="12"/>try:</text:span></text:p>
      <text:p text:style-name="Preformatted_20_Text"><text:span text:style-name="Source_20_Text"><text:s text:c="16"/>price = driver.find_element(By.CLASS_NAME, "price").text</text:span></text:p>
      <text:p text:style-name="Preformatted_20_Text"><text:span text:style-name="Source_20_Text"><text:s text:c="16"/>print(f"Price: {price}")</text:span></text:p>
      <text:p text:style-name="Preformatted_20_Text"><text:span text:style-name="Source_20_Text"><text:s text:c="12"/>except:</text:span></text:p>
      <text:p text:style-name="Preformatted_20_Text"><text:span text:style-name="Source_20_Text"><text:s text:c="16"/>print("Price not found")</text:span></text:p>
      <text:p text:style-name="Preformatted_20_Text"><text:span text:style-name="Source_20_Text"><text:s text:c="8"/></text:span></text:p>
      <text:p text:style-name="Preformatted_20_Text"><text:span text:style-name="Source_20_Text"><text:s text:c="8"/># Return to main window</text:span></text:p>
      <text:p text:style-name="Preformatted_20_Text"><text:span text:style-name="Source_20_Text"><text:s text:c="8"/>driver.switch_to.window(main_window)</text:span></text:p>
      <text:p text:style-name="Preformatted_20_Text"><text:span text:style-name="Source_20_Text"><text:s text:c="8"/></text:span></text:p>
      <text:p text:style-name="Preformatted_20_Text"><text:span text:style-name="Source_20_Text"><text:s text:c="4"/>finally:</text:span></text:p>
      <text:p text:style-name="P15"><text:span text:style-name="Source_20_Text"><text:s text:c="8"/>driver.quit()</text:span></text:p>
      <text:h text:style-name="Heading_20_3" text:outline-level="3"><text:soft-page-break/>Scenario 2: Frame-based Form Filling</text:h>
      <text:p text:style-name="Preformatted_20_Text"><text:span text:style-name="Source_20_Text">def handle_frame_form():</text:span></text:p>
      <text:p text:style-name="Preformatted_20_Text"><text:span text:style-name="Source_20_Text"><text:s text:c="4"/>driver = webdriver.Chrome(service=Service(ChromeDriverManager().install()))</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get("https://example-with-frames.com")</text:span></text:p>
      <text:p text:style-name="Preformatted_20_Text"><text:span text:style-name="Source_20_Text"><text:s text:c="8"/></text:span></text:p>
      <text:p text:style-name="Preformatted_20_Text"><text:span text:style-name="Source_20_Text"><text:s text:c="8"/># Switch to form frame</text:span></text:p>
      <text:p text:style-name="Preformatted_20_Text"><text:span text:style-name="Source_20_Text"><text:s text:c="8"/>wait = WebDriverWait(driver, 10)</text:span></text:p>
      <text:p text:style-name="Preformatted_20_Text"><text:span text:style-name="Source_20_Text"><text:s text:c="8"/>frame = wait.until(EC.presence_of_element_located((By.ID, "form-frame")))</text:span></text:p>
      <text:p text:style-name="Preformatted_20_Text"><text:span text:style-name="Source_20_Text"><text:s text:c="8"/>driver.switch_to.frame(frame)</text:span></text:p>
      <text:p text:style-name="Preformatted_20_Text"><text:span text:style-name="Source_20_Text"><text:s text:c="8"/></text:span></text:p>
      <text:p text:style-name="Preformatted_20_Text"><text:span text:style-name="Source_20_Text"><text:s text:c="8"/># Fill form inside frame</text:span></text:p>
      <text:p text:style-name="Preformatted_20_Text"><text:span text:style-name="Source_20_Text"><text:s text:c="8"/>wait.until(EC.presence_of_element_located((By.ID, "username"))).send_keys("testuser")</text:span></text:p>
      <text:p text:style-name="Preformatted_20_Text"><text:span text:style-name="Source_20_Text"><text:s text:c="8"/>driver.find_element(By.ID, "password").send_keys("testpass")</text:span></text:p>
      <text:p text:style-name="Preformatted_20_Text"><text:span text:style-name="Source_20_Text"><text:s text:c="8"/>driver.find_element(By.ID, "submit").click()</text:span></text:p>
      <text:p text:style-name="Preformatted_20_Text"><text:span text:style-name="Source_20_Text"><text:s text:c="8"/></text:span></text:p>
      <text:p text:style-name="Preformatted_20_Text"><text:span text:style-name="Source_20_Text"><text:s text:c="8"/># Switch back to main content</text:span></text:p>
      <text:p text:style-name="Preformatted_20_Text"><text:span text:style-name="Source_20_Text"><text:s text:c="8"/>driver.switch_to.default_content()</text:span></text:p>
      <text:p text:style-name="Preformatted_20_Text"><text:span text:style-name="Source_20_Text"><text:s text:c="8"/></text:span></text:p>
      <text:p text:style-name="Preformatted_20_Text"><text:span text:style-name="Source_20_Text"><text:s text:c="8"/># Verify success message in main page</text:span></text:p>
      <text:p text:style-name="Preformatted_20_Text"><text:span text:style-name="Source_20_Text"><text:s text:c="8"/>success_msg = wait.until(EC.presence_of_element_located((By.CLASS_NAME, "success")))</text:span></text:p>
      <text:p text:style-name="Preformatted_20_Text"><text:span text:style-name="Source_20_Text"><text:s text:c="8"/>print(f"Success: {success_msg.text}")</text:span></text:p>
      <text:p text:style-name="Preformatted_20_Text"><text:span text:style-name="Source_20_Text"><text:s text:c="8"/></text:span></text:p>
      <text:p text:style-name="Preformatted_20_Text"><text:span text:style-name="Source_20_Text"><text:s text:c="4"/>finally:</text:span></text:p>
      <text:p text:style-name="P15"><text:span text:style-name="Source_20_Text"><text:s text:c="8"/>driver.quit()</text:span></text:p>
      <text:h text:style-name="Heading_20_2" text:outline-level="2">6. Best Practices for Browser Navigation</text:h>
      <text:h text:style-name="Heading_20_3" text:outline-level="3">1. Always Clean Up</text:h>
      <text:p text:style-name="Preformatted_20_Text"><text:span text:style-name="Source_20_Text"># Always use try-finally or context managers</text:span></text:p>
      <text:p text:style-name="Preformatted_20_Text"><text:span text:style-name="Source_20_Text">try:</text:span></text:p>
      <text:p text:style-name="Preformatted_20_Text"><text:span text:style-name="Source_20_Text"><text:s text:c="4"/># Your navigation code</text:span></text:p>
      <text:p text:style-name="Preformatted_20_Text"><text:span text:style-name="Source_20_Text"><text:s text:c="4"/>pass</text:span></text:p>
      <text:p text:style-name="Preformatted_20_Text"><text:span text:style-name="Source_20_Text">finally:</text:span></text:p>
      <text:p text:style-name="P15"><text:span text:style-name="Source_20_Text"><text:s text:c="4"/>driver.quit() <text:s/># Always close browser</text:span></text:p>
      <text:h text:style-name="Heading_20_3" text:outline-level="3">2. Handle Window Switching Safely</text:h>
      <text:p text:style-name="Preformatted_20_Text"><text:span text:style-name="Source_20_Text">def safe_window_switch(driver, target_window):</text:span></text:p>
      <text:p text:style-name="Preformatted_20_Text"><text:span text:style-name="Source_20_Text"><text:s text:c="4"/>"""</text:span></text:p>
      <text:p text:style-name="Preformatted_20_Text"><text:span text:style-name="Source_20_Text"><text:s text:c="4"/>Safely switch windows with error handling</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if target_window in driver.window_handles:</text:span></text:p>
      <text:p text:style-name="Preformatted_20_Text"><text:span text:style-name="Source_20_Text"><text:s text:c="12"/>driver.switch_to.window(target_window)</text:span></text:p>
      <text:p text:style-name="Preformatted_20_Text"><text:span text:style-name="Source_20_Text"><text:s text:c="12"/>return True</text:span></text:p>
      <text:p text:style-name="Preformatted_20_Text"><text:span text:style-name="Source_20_Text"><text:s text:c="8"/>else:</text:span></text:p>
      <text:p text:style-name="Preformatted_20_Text"><text:span text:style-name="Source_20_Text"><text:s text:c="12"/>print(f"Window handle {target_window} no longer exists")</text:span></text:p>
      <text:p text:style-name="Preformatted_20_Text"><text:span text:style-name="Source_20_Text"><text:s text:c="12"/>return False</text:span></text:p>
      <text:p text:style-name="Preformatted_20_Text"><text:span text:style-name="Source_20_Text"><text:s text:c="4"/>except Exception as e:</text:span></text:p>
      <text:p text:style-name="Preformatted_20_Text"><text:span text:style-name="Source_20_Text"><text:s text:c="8"/>print(f"Error switching windows: {e}")</text:span></text:p>
      <text:p text:style-name="P15"><text:span text:style-name="Source_20_Text"><text:s text:c="8"/>return False</text:span></text:p>
      <text:h text:style-name="Heading_20_3" text:outline-level="3"><text:soft-page-break/>3. Frame Switching with Reset</text:h>
      <text:p text:style-name="Preformatted_20_Text"><text:span text:style-name="Source_20_Text">def safe_frame_operation(driver, frame_locator, operation_func):</text:span></text:p>
      <text:p text:style-name="Preformatted_20_Text"><text:span text:style-name="Source_20_Text"><text:s text:c="4"/>"""</text:span></text:p>
      <text:p text:style-name="Preformatted_20_Text"><text:span text:style-name="Source_20_Text"><text:s text:c="4"/>Safely perform operations in frames with automatic reset</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driver.switch_to.frame(frame_locator)</text:span></text:p>
      <text:p text:style-name="Preformatted_20_Text"><text:span text:style-name="Source_20_Text"><text:s text:c="8"/>operation_func(driver)</text:span></text:p>
      <text:p text:style-name="Preformatted_20_Text"><text:span text:style-name="Source_20_Text"><text:s text:c="4"/>except Exception as e:</text:span></text:p>
      <text:p text:style-name="Preformatted_20_Text"><text:span text:style-name="Source_20_Text"><text:s text:c="8"/>print(f"Frame operation failed: {e}")</text:span></text:p>
      <text:p text:style-name="Preformatted_20_Text"><text:span text:style-name="Source_20_Text"><text:s text:c="4"/>finally:</text:span></text:p>
      <text:p text:style-name="P15"><text:span text:style-name="Source_20_Text"><text:s text:c="8"/>driver.switch_to.default_content() <text:s/># Always reset</text:span></text:p>
      <text:h text:style-name="Heading_20_2" text:outline-level="2">7. Common Issues and Solutions</text:h>
      <text:h text:style-name="Heading_20_3" text:outline-level="3">Issue 1: Stale Window Handles</text:h>
      <text:p text:style-name="Preformatted_20_Text"><text:span text:style-name="Source_20_Text"># Problem: Window handle becomes invalid</text:span></text:p>
      <text:p text:style-name="Preformatted_20_Text"><text:span text:style-name="Source_20_Text"># Solution: Always get fresh window handles</text:span></text:p>
      <text:p text:style-name="Preformatted_20_Text"><text:span text:style-name="Source_20_Text">def get_current_windows(driver):</text:span></text:p>
      <text:p text:style-name="Preformatted_20_Text"><text:span text:style-name="Source_20_Text"><text:s text:c="4"/>return driver.window_handles</text:span></text:p>
      <text:p text:style-name="Preformatted_20_Text"/>
      <text:p text:style-name="Preformatted_20_Text"><text:span text:style-name="Source_20_Text"># Use fresh handles each time</text:span></text:p>
      <text:p text:style-name="Preformatted_20_Text"><text:span text:style-name="Source_20_Text">current_windows = get_current_windows(driver)</text:span></text:p>
      <text:p text:style-name="Preformatted_20_Text"><text:span text:style-name="Source_20_Text">for window in current_windows:</text:span></text:p>
      <text:p text:style-name="Preformatted_20_Text"><text:span text:style-name="Source_20_Text"><text:s text:c="4"/>driver.switch_to.window(window)</text:span></text:p>
      <text:p text:style-name="P15"><text:span text:style-name="Source_20_Text"><text:s text:c="4"/># Perform operations</text:span></text:p>
      <text:h text:style-name="Heading_20_3" text:outline-level="3">Issue 2: Frame Detection</text:h>
      <text:p text:style-name="Preformatted_20_Text"><text:span text:style-name="Source_20_Text">def is_frame_available(driver, frame_locator):</text:span></text:p>
      <text:p text:style-name="Preformatted_20_Text"><text:span text:style-name="Source_20_Text"><text:s text:c="4"/>"""</text:span></text:p>
      <text:p text:style-name="Preformatted_20_Text"><text:span text:style-name="Source_20_Text"><text:s text:c="4"/>Check if frame is available before switching</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WebDriverWait(driver, 5).until(</text:span></text:p>
      <text:p text:style-name="Preformatted_20_Text"><text:span text:style-name="Source_20_Text"><text:s text:c="12"/>EC.frame_to_be_available_and_switch_to_it(frame_locator)</text:span></text:p>
      <text:p text:style-name="Preformatted_20_Text"><text:span text:style-name="Source_20_Text"><text:s text:c="8"/>)</text:span></text:p>
      <text:p text:style-name="Preformatted_20_Text"><text:span text:style-name="Source_20_Text"><text:s text:c="8"/>driver.switch_to.default_content() <text:s/># Reset after check</text:span></text:p>
      <text:p text:style-name="Preformatted_20_Text"><text:span text:style-name="Source_20_Text"><text:s text:c="8"/>return True</text:span></text:p>
      <text:p text:style-name="Preformatted_20_Text"><text:span text:style-name="Source_20_Text"><text:s text:c="4"/>except:</text:span></text:p>
      <text:p text:style-name="P15"><text:span text:style-name="Source_20_Text"><text:s text:c="8"/>return False</text:span></text:p>
      <text:h text:style-name="Heading_20_3" text:outline-level="3">Issue 3: Navigation Timing</text:h>
      <text:p text:style-name="Preformatted_20_Text"><text:span text:style-name="Source_20_Text">def wait_for_page_load(driver, timeout=10):</text:span></text:p>
      <text:p text:style-name="Preformatted_20_Text"><text:span text:style-name="Source_20_Text"><text:s text:c="4"/>"""</text:span></text:p>
      <text:p text:style-name="Preformatted_20_Text"><text:span text:style-name="Source_20_Text"><text:s text:c="4"/>Wait for page to fully load</text:span></text:p>
      <text:p text:style-name="Preformatted_20_Text"><text:span text:style-name="Source_20_Text"><text:s text:c="4"/>"""</text:span></text:p>
      <text:p text:style-name="Preformatted_20_Text"><text:span text:style-name="Source_20_Text"><text:s text:c="4"/>try:</text:span></text:p>
      <text:p text:style-name="Preformatted_20_Text"><text:span text:style-name="Source_20_Text"><text:s text:c="8"/>WebDriverWait(driver, timeout).until(</text:span></text:p>
      <text:p text:style-name="Preformatted_20_Text"><text:span text:style-name="Source_20_Text"><text:s text:c="12"/>lambda driver: driver.execute_script("return document.readyState") == "complete"</text:span></text:p>
      <text:p text:style-name="Preformatted_20_Text"><text:span text:style-name="Source_20_Text"><text:s text:c="8"/>)</text:span></text:p>
      <text:p text:style-name="Preformatted_20_Text"><text:span text:style-name="Source_20_Text"><text:s text:c="8"/>return True</text:span></text:p>
      <text:p text:style-name="Preformatted_20_Text"><text:span text:style-name="Source_20_Text"><text:s text:c="4"/>except:</text:span></text:p>
      <text:p text:style-name="Preformatted_20_Text"><text:span text:style-name="Source_20_Text"><text:s text:c="8"/>return False</text:span></text:p>
      <text:p text:style-name="Preformatted_20_Text"/>
      <text:p text:style-name="Preformatted_20_Text"><text:span text:style-name="Source_20_Text"># Usage</text:span></text:p>
      <text:p text:style-name="Preformatted_20_Text"><text:soft-page-break/><text:span text:style-name="Source_20_Text">driver.get("https://example.com")</text:span></text:p>
      <text:p text:style-name="P15"><text:span text:style-name="Source_20_Text">wait_for_page_load(driver)</text:span></text:p>
      <text:h text:style-name="Heading_20_2" text:outline-level="2">Summary</text:h>
      <text:p text:style-name="Text_20_body">Browser Navigation in Selenium covers:</text:p>
      <text:list text:style-name="L32">
        <text:list-item>
          <text:p text:style-name="P71"><text:span text:style-name="Strong_20_Emphasis">Basic Navigation</text:span>: Forward, back, refresh operations </text:p>
        </text:list-item>
        <text:list-item>
          <text:p text:style-name="P71"><text:span text:style-name="Strong_20_Emphasis">Window Management</text:span>: Handling multiple windows/tabs </text:p>
        </text:list-item>
        <text:list-item>
          <text:p text:style-name="P71"><text:span text:style-name="Strong_20_Emphasis">Frame Handling</text:span>: Switching between frames and iframes </text:p>
        </text:list-item>
        <text:list-item>
          <text:p text:style-name="P71"><text:span text:style-name="Strong_20_Emphasis">Advanced Patterns</text:span>: Complex navigation workflows </text:p>
        </text:list-item>
        <text:list-item>
          <text:p text:style-name="P72"><text:span text:style-name="Strong_20_Emphasis">Best Practices</text:span>: Error handling and cleanup </text:p>
        </text:list-item>
      </text:list>
      <text:p text:style-name="Text_20_body">Master these concepts to handle complex web application navigation scenarios effectively in your automation scripts.</text:p>
      <text:p text:style-name="Text_20_body">I've completed the comprehensive guide for <text:span text:style-name="Strong_20_Emphasis">Phase 2.6: Browser Navigation</text:span> from your Selenium roadmap. This covers all the essential navigation concepts including:</text:p>
      <text:list text:style-name="L33">
        <text:list-item>
          <text:p text:style-name="P73">Basic browser commands (forward, back, refresh) </text:p>
        </text:list-item>
        <text:list-item>
          <text:p text:style-name="P73">Window and tab handling with practical examples </text:p>
        </text:list-item>
        <text:list-item>
          <text:p text:style-name="P73">Frame and iframe management </text:p>
        </text:list-item>
        <text:list-item>
          <text:p text:style-name="P73">Advanced navigation patterns </text:p>
        </text:list-item>
        <text:list-item>
          <text:p text:style-name="P74">Best practices and common issues </text:p>
        </text:list-item>
      </text:list>
      <text:p text:style-name="Text_20_body">The guide includes hands-on code examples that you can practice with, covering real-world scenarios like multi-tab workflows and frame-based form handling.</text:p>
      <text:p text:style-name="Text_20_body">Are you ready to move on to the next topic? The next topic in your roadmap would be <text:span text:style-name="Strong_20_Emphasis">Phase 3.1: Waits (Implicit vs Explicit Wait)</text:span>. Let me know when you'd like me to cover that topic!</text:p>
      <text:p text:style-name="Text_20_body"/>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18:57:41.186404924</meta:creation-date>
    <dc:date>2025-05-27T19:36:47.887390834</dc:date>
    <meta:editing-duration>PT18M20S</meta:editing-duration>
    <meta:editing-cycles>1</meta:editing-cycles>
    <meta:document-statistic meta:table-count="3" meta:image-count="0" meta:object-count="0" meta:page-count="62" meta:paragraph-count="2220" meta:word-count="7217" meta:character-count="76843" meta:non-whitespace-character-count="61229"/>
    <meta:generator>LibreOffice/24.8.5.2$Linux_X86_64 LibreOffice_project/480$Build-2</meta:generator>
  </office:meta>
</office:document-meta>
</file>